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16cm"/>
    </style:style>
    <style:style style:name="co3" style:family="table-column">
      <style:table-column-properties fo:break-before="auto" style:column-width="6.426cm"/>
    </style:style>
    <style:style style:name="co4" style:family="table-column">
      <style:table-column-properties fo:break-before="auto" style:column-width="4.117cm"/>
    </style:style>
    <style:style style:name="co5" style:family="table-column">
      <style:table-column-properties fo:break-before="auto" style:column-width="3.7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/>
    <style:style style:name="ce2" style:family="table-cell" style:parent-style-name="Default" style:data-style-name="N73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taggable_ta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tag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string" calcext:value-type="string">
            <text:p>Einzelnachhilfe in Mathematik</text:p>
          </table:table-cell>
          <table:table-cell office:value-type="string" calcext:value-type="string">
            <text:p>einzelnachhilfe in mathemati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string" calcext:value-type="string">
            <text:p>Essenslieferung</text:p>
          </table:table-cell>
          <table:table-cell office:value-type="string" calcext:value-type="string">
            <text:p>essenslief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string" calcext:value-type="string">
            <text:p>Hundeausführdienst</text:p>
          </table:table-cell>
          <table:table-cell office:value-type="string" calcext:value-type="string">
            <text:p>hundeausführdien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string" calcext:value-type="string">
            <text:p>Kinderbetreuung</text:p>
          </table:table-cell>
          <table:table-cell office:value-type="string" calcext:value-type="string">
            <text:p>kinderbetreu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string" calcext:value-type="string">
            <text:p>Gartenhilfe</text:p>
          </table:table-cell>
          <table:table-cell office:value-type="string" calcext:value-type="string">
            <text:p>gartenhilf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string" calcext:value-type="string">
            <text:p>Hausreparaturen</text:p>
          </table:table-cell>
          <table:table-cell office:value-type="string" calcext:value-type="string">
            <text:p>hausrepar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string" calcext:value-type="string">
            <text:p>Lebenslaufschreiben</text:p>
          </table:table-cell>
          <table:table-cell office:value-type="string" calcext:value-type="string">
            <text:p>lebenslaufschreib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string" calcext:value-type="string">
            <text:p>Lebensmitteleinkauf</text:p>
          </table:table-cell>
          <table:table-cell office:value-type="string" calcext:value-type="string">
            <text:p>lebensmitteleinkau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string" calcext:value-type="string">
            <text:p>Technischer Support</text:p>
          </table:table-cell>
          <table:table-cell office:value-type="string" calcext:value-type="string">
            <text:p>technischer suppo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string" calcext:value-type="string">
            <text:p>Rechtsberatung</text:p>
          </table:table-cell>
          <table:table-cell office:value-type="string" calcext:value-type="string">
            <text:p>rechts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string" calcext:value-type="string">
            <text:p>Fitnesscoaching</text:p>
          </table:table-cell>
          <table:table-cell office:value-type="string" calcext:value-type="string">
            <text:p>fitness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string" calcext:value-type="string">
            <text:p>Kunstunterricht</text:p>
          </table:table-cell>
          <table:table-cell office:value-type="string" calcext:value-type="string">
            <text:p>kunst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Finanzplanung</text:p>
          </table:table-cell>
          <table:table-cell office:value-type="string" calcext:value-type="string">
            <text:p>finanzplan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string" calcext:value-type="string">
            <text:p>Hausreinigung</text:p>
          </table:table-cell>
          <table:table-cell office:value-type="string" calcext:value-type="string">
            <text:p>haus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string" calcext:value-type="string">
            <text:p>Musikunterricht</text:p>
          </table:table-cell>
          <table:table-cell office:value-type="string" calcext:value-type="string">
            <text:p>musik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string" calcext:value-type="string">
            <text:p>Mithilfe im Tierheim</text:p>
          </table:table-cell>
          <table:table-cell office:value-type="string" calcext:value-type="string">
            <text:p>mithilfe im tierhei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string" calcext:value-type="string">
            <text:p>Besorgungen erledigen</text:p>
          </table:table-cell>
          <table:table-cell office:value-type="string" calcext:value-type="string">
            <text:p>besorgungen erledi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string" calcext:value-type="string">
            <text:p>Lebenslaufüberprüfung</text:p>
          </table:table-cell>
          <table:table-cell office:value-type="string" calcext:value-type="string">
            <text:p>lebenslaufüberprüf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string" calcext:value-type="string">
            <text:p>Online-Technikhilfe</text:p>
          </table:table-cell>
          <table:table-cell office:value-type="string" calcext:value-type="string">
            <text:p>online-technikhilf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string" calcext:value-type="string">
            <text:p>Überprüfung von Rechtsdokumenten</text:p>
          </table:table-cell>
          <table:table-cell office:value-type="string" calcext:value-type="string">
            <text:p>überprüfung von rechtsdokumen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string" calcext:value-type="string">
            <text:p>Virtuelle Fitnesstrainings</text:p>
          </table:table-cell>
          <table:table-cell office:value-type="string" calcext:value-type="string">
            <text:p>virtuelle fitnesstraining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string" calcext:value-type="string">
            <text:p>Bastelworkshops</text:p>
          </table:table-cell>
          <table:table-cell office:value-type="string" calcext:value-type="string">
            <text:p>bastel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string" calcext:value-type="string">
            <text:p>Hilfe bei der Steuererklärung</text:p>
          </table:table-cell>
          <table:table-cell office:value-type="string" calcext:value-type="string">
            <text:p>hilfe bei der steuererklä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string" calcext:value-type="string">
            <text:p>Geschichtenerzählen für Kinder</text:p>
          </table:table-cell>
          <table:table-cell office:value-type="string" calcext:value-type="string">
            <text:p>geschichtenerzählen für kind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string" calcext:value-type="string">
            <text:p>Begleitung für Senioren</text:p>
          </table:table-cell>
          <table:table-cell office:value-type="string" calcext:value-type="string">
            <text:p>begleitung für senio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string" calcext:value-type="string">
            <text:p>Sprachübungen</text:p>
          </table:table-cell>
          <table:table-cell office:value-type="string" calcext:value-type="string">
            <text:p>sprachüb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string" calcext:value-type="string">
            <text:p>Autopflege</text:p>
          </table:table-cell>
          <table:table-cell office:value-type="string" calcext:value-type="string">
            <text:p>autopfle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string" calcext:value-type="string">
            <text:p>Social-Media-Management</text:p>
          </table:table-cell>
          <table:table-cell office:value-type="string" calcext:value-type="string">
            <text:p>social-media-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string" calcext:value-type="string">
            <text:p>Fotoshooting</text:p>
          </table:table-cell>
          <table:table-cell office:value-type="string" calcext:value-type="string">
            <text:p>fotoshoo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string" calcext:value-type="string">
            <text:p>Karriereberatung</text:p>
          </table:table-cell>
          <table:table-cell office:value-type="string" calcext:value-type="string">
            <text:p>karriere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string" calcext:value-type="string">
            <text:p>Fitness-Verantwortungspartner</text:p>
          </table:table-cell>
          <table:table-cell office:value-type="string" calcext:value-type="string">
            <text:p>fitness-verantwortungspart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string" calcext:value-type="string">
            <text:p>Technologie-Workshops für Senioren</text:p>
          </table:table-cell>
          <table:table-cell office:value-type="string" calcext:value-type="string">
            <text:p>technologie-workshops für senio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string" calcext:value-type="string">
            <text:p>Rechtsberatung</text:p>
          </table:table-cell>
          <table:table-cell office:value-type="string" calcext:value-type="string">
            <text:p>rechts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string" calcext:value-type="string">
            <text:p>Virtuelle Lerngruppen</text:p>
          </table:table-cell>
          <table:table-cell office:value-type="string" calcext:value-type="string">
            <text:p>virtuelle lerngrup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Kinderbetreuung</text:p>
          </table:table-cell>
          <table:table-cell office:value-type="string" calcext:value-type="string">
            <text:p>kinderbetreu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string" calcext:value-type="string">
            <text:p>Lebenslaufformatierung</text:p>
          </table:table-cell>
          <table:table-cell office:value-type="string" calcext:value-type="string">
            <text:p>lebenslaufformati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string" calcext:value-type="string">
            <text:p>Essensplanung</text:p>
          </table:table-cell>
          <table:table-cell office:value-type="string" calcext:value-type="string">
            <text:p>essensplan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string" calcext:value-type="string">
            <text:p>Workshops für nachhaltiges Leben</text:p>
          </table:table-cell>
          <table:table-cell office:value-type="string" calcext:value-type="string">
            <text:p>workshops für nachhaltiges leb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string" calcext:value-type="string">
            <text:p>Hausaufgabenhilfe</text:p>
          </table:table-cell>
          <table:table-cell office:value-type="string" calcext:value-type="string">
            <text:p>hausaufgabenhilf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string" calcext:value-type="string">
            <text:p>DIY-Heimwerkerberatung</text:p>
          </table:table-cell>
          <table:table-cell office:value-type="string" calcext:value-type="string">
            <text:p>diy-heimwerker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string" calcext:value-type="string">
            <text:p>Online-Sprachunterricht</text:p>
          </table:table-cell>
          <table:table-cell office:value-type="string" calcext:value-type="string">
            <text:p>online-sprach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string" calcext:value-type="string">
            <text:p>Rechtsberatungsklinik</text:p>
          </table:table-cell>
          <table:table-cell office:value-type="string" calcext:value-type="string">
            <text:p>rechtsberatungsklini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4.76" calcext:value-type="date">
            <text:p>2023-09-07 22:09:24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string" calcext:value-type="string">
            <text:p>Virtuelle Kunstausstellung</text:p>
          </table:table-cell>
          <table:table-cell office:value-type="string" calcext:value-type="string">
            <text:p>virtuelle kunstaus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string" calcext:value-type="string">
            <text:p>Herstellung von selbstgemachten Geschenken</text:p>
          </table:table-cell>
          <table:table-cell office:value-type="string" calcext:value-type="string">
            <text:p>herstellung von selbstgemachten geschen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string" calcext:value-type="string">
            <text:p>Bewerbungsgesprächstraining</text:p>
          </table:table-cell>
          <table:table-cell office:value-type="string" calcext:value-type="string">
            <text:p>bewerbungsgesprächs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string" calcext:value-type="string">
            <text:p>Online-Fitnessher ausforderungen</text:p>
          </table:table-cell>
          <table:table-cell office:value-type="string" calcext:value-type="string">
            <text:p>online-fitnessher ausforder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string" calcext:value-type="string">
            <text:p>Technik-Workshops für Eltern</text:p>
          </table:table-cell>
          <table:table-cell office:value-type="string" calcext:value-type="string">
            <text:p>technik-workshops für elt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string" calcext:value-type="string">
            <text:p>Rechtsberatungshotline</text:p>
          </table:table-cell>
          <table:table-cell office:value-type="string" calcext:value-type="string">
            <text:p>rechtsberatungshotl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string" calcext:value-type="string">
            <text:p>Schreibworkshops</text:p>
          </table:table-cell>
          <table:table-cell office:value-type="string" calcext:value-type="string">
            <text:p>schreib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string" calcext:value-type="string">
            <text:p>Notfall-Kinderbetreuung</text:p>
          </table:table-cell>
          <table:table-cell office:value-type="string" calcext:value-type="string">
            <text:p>notfall-kinderbetreu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string" calcext:value-type="string">
            <text:p>Musikserenade</text:p>
          </table:table-cell>
          <table:table-cell office:value-type="string" calcext:value-type="string">
            <text:p>musikserena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string" calcext:value-type="string">
            <text:p>Heimsicherheitsbewertung</text:p>
          </table:table-cell>
          <table:table-cell office:value-type="string" calcext:value-type="string">
            <text:p>heimsicherheitsbewer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string" calcext:value-type="string">
            <text:p>Persönlicher Einkauf</text:p>
          </table:table-cell>
          <table:table-cell office:value-type="string" calcext:value-type="string">
            <text:p>persönlicher einkau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string" calcext:value-type="string">
            <text:p>Workshops zur digitalen Bildung</text:p>
          </table:table-cell>
          <table:table-cell office:value-type="string" calcext:value-type="string">
            <text:p>workshops zur digitalen bil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string" calcext:value-type="string">
            <text:p>Training für Notfallvorbereitung</text:p>
          </table:table-cell>
          <table:table-cell office:value-type="string" calcext:value-type="string">
            <text:p>training für notfallvorberei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string" calcext:value-type="string">
            <text:p>Virtueller Buchclub</text:p>
          </table:table-cell>
          <table:table-cell office:value-type="string" calcext:value-type="string">
            <text:p>virtueller buchclu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string" calcext:value-type="string">
            <text:p>Besuche von Begleittieren</text:p>
          </table:table-cell>
          <table:table-cell office:value-type="string" calcext:value-type="string">
            <text:p>besuche von begleitt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string" calcext:value-type="string">
            <text:p>Leitung von Outdoor-Abenteuern</text:p>
          </table:table-cell>
          <table:table-cell office:value-type="string" calcext:value-type="string">
            <text:p>leitung von outdoor-abenteu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string" calcext:value-type="string">
            <text:p>Familienforschung</text:p>
          </table:table-cell>
          <table:table-cell office:value-type="string" calcext:value-type="string">
            <text:p>familienforsch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string" calcext:value-type="string">
            <text:p>Lieferung von selbstgemachter Suppe</text:p>
          </table:table-cell>
          <table:table-cell office:value-type="string" calcext:value-type="string">
            <text:p>lieferung von selbstgemachter supp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string" calcext:value-type="string">
            <text:p>Virtuelle Musikstunden</text:p>
          </table:table-cell>
          <table:table-cell office:value-type="string" calcext:value-type="string">
            <text:p>virtuelle musikstun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string" calcext:value-type="string">
            <text:p>Natursäuberungsveranstaltungen</text:p>
          </table:table-cell>
          <table:table-cell office:value-type="string" calcext:value-type="string">
            <text:p>natursäuberungsveranstalt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string" calcext:value-type="string">
            <text:p>Selbstgemachte Grußkarten</text:p>
          </table:table-cell>
          <table:table-cell office:value-type="string" calcext:value-type="string">
            <text:p>selbstgemachte grußkar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string" calcext:value-type="string">
            <text:p>Sprachaustausch</text:p>
          </table:table-cell>
          <table:table-cell office:value-type="string" calcext:value-type="string">
            <text:p>sprachaustau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string" calcext:value-type="string">
            <text:p>Online-Workshops zur psychischen Gesundheit</text:p>
          </table:table-cell>
          <table:table-cell office:value-type="string" calcext:value-type="string">
            <text:p>online-workshops zur psychischen gesundh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string" calcext:value-type="string">
            <text:p>Technikreparatur-Kliniken</text:p>
          </table:table-cell>
          <table:table-cell office:value-type="string" calcext:value-type="string">
            <text:p>technikreparatur-klini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string" calcext:value-type="string">
            <text:p>Pflege des Gemeinschaftsgartens</text:p>
          </table:table-cell>
          <table:table-cell office:value-type="string" calcext:value-type="string">
            <text:p>pflege des gemeinschaftsgarte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string" calcext:value-type="string">
            <text:p>Kunsttherapiesitzungen</text:p>
          </table:table-cell>
          <table:table-cell office:value-type="string" calcext:value-type="string">
            <text:p>kunsttherapiesitz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string" calcext:value-type="string">
            <text:p>Briefe an Soldaten schreiben</text:p>
          </table:table-cell>
          <table:table-cell office:value-type="string" calcext:value-type="string">
            <text:p>briefe an soldaten schreib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string" calcext:value-type="string">
            <text:p>Online-Kochkurse</text:p>
          </table:table-cell>
          <table:table-cell office:value-type="string" calcext:value-type="string">
            <text:p>online-koch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string" calcext:value-type="string">
            <text:p>Lebenslaufdesign</text:p>
          </table:table-cell>
          <table:table-cell office:value-type="string" calcext:value-type="string">
            <text:p>lebenslaufdesig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string" calcext:value-type="string">
            <text:p>Touren zur lokalen Geschichte</text:p>
          </table:table-cell>
          <table:table-cell office:value-type="string" calcext:value-type="string">
            <text:p>touren zur lokalen geschich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string" calcext:value-type="string">
            <text:p>Online-Musikjams</text:p>
          </table:table-cell>
          <table:table-cell office:value-type="string" calcext:value-type="string">
            <text:p>online-musikja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string" calcext:value-type="string">
            <text:p>Yoga-Workshops im Freien</text:p>
          </table:table-cell>
          <table:table-cell office:value-type="string" calcext:value-type="string">
            <text:p>yoga-workshops im fre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string" calcext:value-type="string">
            <text:p>Geschichtenzeit für Kinder</text:p>
          </table:table-cell>
          <table:table-cell office:value-type="string" calcext:value-type="string">
            <text:p>geschichtenzeit für kind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string" calcext:value-type="string">
            <text:p>Kleidersammlungen</text:p>
          </table:table-cell>
          <table:table-cell office:value-type="string" calcext:value-type="string">
            <text:p>kleidersamml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string" calcext:value-type="string">
            <text:p>Virtuelle Coding-Workshops</text:p>
          </table:table-cell>
          <table:table-cell office:value-type="string" calcext:value-type="string">
            <text:p>virtuelle coding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string" calcext:value-type="string">
            <text:p>Initiativen zur Gemeinschaftssäuberung</text:p>
          </table:table-cell>
          <table:table-cell office:value-type="string" calcext:value-type="string">
            <text:p>initiativen zur gemeinschaftssäub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string" calcext:value-type="string">
            <text:p>Selbstgebackene Leckereien</text:p>
          </table:table-cell>
          <table:table-cell office:value-type="string" calcext:value-type="string">
            <text:p>selbstgebackene leckere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string" calcext:value-type="string">
            <text:p>Lebenslauf-Workshop für Jugendliche</text:p>
          </table:table-cell>
          <table:table-cell office:value-type="string" calcext:value-type="string">
            <text:p>lebenslauf-workshop für jugendli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string" calcext:value-type="string">
            <text:p>Freiwilliger Fahrer</text:p>
          </table:table-cell>
          <table:table-cell office:value-type="string" calcext:value-type="string">
            <text:p>freiwilliger fahr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string" calcext:value-type="string">
            <text:p>Origami-Workshops</text:p>
          </table:table-cell>
          <table:table-cell office:value-type="string" calcext:value-type="string">
            <text:p>origami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string" calcext:value-type="string">
            <text:p>Unterstützung bei digitaler Bildung für Senioren</text:p>
          </table:table-cell>
          <table:table-cell office:value-type="string" calcext:value-type="string">
            <text:p>unterstützung bei digitaler bildung für senio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string" calcext:value-type="string">
            <text:p>Wiederherstellung lokaler Lebensräume</text:p>
          </table:table-cell>
          <table:table-cell office:value-type="string" calcext:value-type="string">
            <text:p>wiederherstellung lokaler lebensräu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string" calcext:value-type="string">
            <text:p>Erstellung von Musik-Playlists</text:p>
          </table:table-cell>
          <table:table-cell office:value-type="string" calcext:value-type="string">
            <text:p>erstellung von musik-playlis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string" calcext:value-type="string">
            <text:p>Online-Elternworkshops</text:p>
          </table:table-cell>
          <table:table-cell office:value-type="string" calcext:value-type="string">
            <text:p>online-eltern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string" calcext:value-type="string">
            <text:p>Gemeinschaftlicher Rezeptaustausch</text:p>
          </table:table-cell>
          <table:table-cell office:value-type="string" calcext:value-type="string">
            <text:p>gemeinschaftlicher rezeptaustau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string" calcext:value-type="string">
            <text:p>Veranstaltungen zur Haustieradoption</text:p>
          </table:table-cell>
          <table:table-cell office:value-type="string" calcext:value-type="string">
            <text:p>veranstaltungen zur haustieradop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string" calcext:value-type="string">
            <text:p>Selbstgemachte Energieaudits für Zuhause</text:p>
          </table:table-cell>
          <table:table-cell office:value-type="string" calcext:value-type="string">
            <text:p>selbstgemachte energieaudits für zuhau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string" calcext:value-type="string">
            <text:p>Leitung von Unterstützungsgruppen</text:p>
          </table:table-cell>
          <table:table-cell office:value-type="string" calcext:value-type="string">
            <text:p>leitung von unterstützungsgrup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string" calcext:value-type="string">
            <text:p>Gesundheits- und Umweltbildungs-Workshops</text:p>
          </table:table-cell>
          <table:table-cell office:value-type="string" calcext:value-type="string">
            <text:p>gesundheits- und umweltbildungs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string" calcext:value-type="string">
            <text:p>Nachbarschaftswachtkoordinator</text:p>
          </table:table-cell>
          <table:table-cell office:value-type="string" calcext:value-type="string">
            <text:p>nachbarschaftswachtkoordinat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string" calcext:value-type="string">
            <text:p>Hilfe bei der Katastrophenhilfe</text:p>
          </table:table-cell>
          <table:table-cell office:value-type="string" calcext:value-type="string">
            <text:p>hilfe bei der katastrophenhilf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string" calcext:value-type="string">
            <text:p>Verleih von Fitnessgeräten</text:p>
          </table:table-cell>
          <table:table-cell office:value-type="string" calcext:value-type="string">
            <text:p>verleih von fitnessgerä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string" calcext:value-type="string">
            <text:p>Notfall-Erste-Hilfe-Training</text:p>
          </table:table-cell>
          <table:table-cell office:value-type="string" calcext:value-type="string">
            <text:p>notfall-erste-hilfe-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string" calcext:value-type="string">
            <text:p>Personalisierte Musik-Playlists</text:p>
          </table:table-cell>
          <table:table-cell office:value-type="string" calcext:value-type="string">
            <text:p>personalisierte musik-playlis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string" calcext:value-type="string">
            <text:p>Erstellung von Gemeinschaftskochbüchern</text:p>
          </table:table-cell>
          <table:table-cell office:value-type="string" calcext:value-type="string">
            <text:p>erstellung von gemeinschaftskochbüch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string" calcext:value-type="string">
            <text:p>Sprachunterricht für Kinder</text:p>
          </table:table-cell>
          <table:table-cell office:value-type="string" calcext:value-type="string">
            <text:p>sprachunterricht für kind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string" calcext:value-type="string">
            <text:p>Hilfe bei der Einrichtung von technischen Geräten</text:p>
          </table:table-cell>
          <table:table-cell office:value-type="string" calcext:value-type="string">
            <text:p>hilfe bei der einrichtung von technischen gerä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string" calcext:value-type="string">
            <text:p>Workshops zur Energieeinsparung zu Hause</text:p>
          </table:table-cell>
          <table:table-cell office:value-type="string" calcext:value-type="string">
            <text:p>workshops zur energieeinsparung zu hau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string" calcext:value-type="string">
            <text:p>Karriere-Mentoring</text:p>
          </table:table-cell>
          <table:table-cell office:value-type="string" calcext:value-type="string">
            <text:p>karriere-mento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string" calcext:value-type="string">
            <text:p>Lieferung von selbstgemachten Mahlzeiten</text:p>
          </table:table-cell>
          <table:table-cell office:value-type="string" calcext:value-type="string">
            <text:p>lieferung von selbstgemachten mahlz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string" calcext:value-type="string">
            <text:p>Vermittlung praktischer Fähigkeiten</text:p>
          </table:table-cell>
          <table:table-cell office:value-type="string" calcext:value-type="string">
            <text:p>vermittlung praktischer fähigk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string" calcext:value-type="string">
            <text:p>Pflanzen von Bäumen</text:p>
          </table:table-cell>
          <table:table-cell office:value-type="string" calcext:value-type="string">
            <text:p>pflanzen von bäu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string" calcext:value-type="string">
            <text:p>Gemeinschaftsgärtnern</text:p>
          </table:table-cell>
          <table:table-cell office:value-type="string" calcext:value-type="string">
            <text:p>gemeinschaftsgärtn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string" calcext:value-type="string">
            <text:p>Erzählsitzungen</text:p>
          </table:table-cell>
          <table:table-cell office:value-type="string" calcext:value-type="string">
            <text:p>erzählsitz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string" calcext:value-type="string">
            <text:p>Besuche in Altenheimen</text:p>
          </table:table-cell>
          <table:table-cell office:value-type="string" calcext:value-type="string">
            <text:p>besuche in altenhei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string" calcext:value-type="string">
            <text:p>Hilfe in Unterkünften</text:p>
          </table:table-cell>
          <table:table-cell office:value-type="string" calcext:value-type="string">
            <text:p>hilfe in unterkünf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string" calcext:value-type="string">
            <text:p>Jugendliche mentorieren</text:p>
          </table:table-cell>
          <table:table-cell office:value-type="string" calcext:value-type="string">
            <text:p>jugendliche mentor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string" calcext:value-type="string">
            <text:p>Verschönerung von Straßenkunst</text:p>
          </table:table-cell>
          <table:table-cell office:value-type="string" calcext:value-type="string">
            <text:p>verschönerung von straßenkun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string" calcext:value-type="string">
            <text:p>Organisation von Veranstaltungen in der Nachbarschaft</text:p>
          </table:table-cell>
          <table:table-cell office:value-type="string" calcext:value-type="string">
            <text:p>organisation von veranstaltungen in der nachbarschaf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string" calcext:value-type="string">
            <text:p>Unterstützung von Tierheimen</text:p>
          </table:table-cell>
          <table:table-cell office:value-type="string" calcext:value-type="string">
            <text:p>unterstützung von tierhei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Nachhilfe</text:p>
          </table:table-cell>
          <table:table-cell office:value-type="string" calcext:value-type="string">
            <text:p>nachhilf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string" calcext:value-type="string">
            <text:p>Notfallhilfe</text:p>
          </table:table-cell>
          <table:table-cell office:value-type="string" calcext:value-type="string">
            <text:p>notfallhilf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string" calcext:value-type="string">
            <text:p>Blutspenden</text:p>
          </table:table-cell>
          <table:table-cell office:value-type="string" calcext:value-type="string">
            <text:p>blutspen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string" calcext:value-type="string">
            <text:p>Parkreinigung</text:p>
          </table:table-cell>
          <table:table-cell office:value-type="string" calcext:value-type="string">
            <text:p>park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string" calcext:value-type="string">
            <text:p>Unterstützung von örtlichen Bibliotheken</text:p>
          </table:table-cell>
          <table:table-cell office:value-type="string" calcext:value-type="string">
            <text:p>unterstützung von örtlichen bibliothe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string" calcext:value-type="string">
            <text:p>Leiten von Kunstworkshops</text:p>
          </table:table-cell>
          <table:table-cell office:value-type="string" calcext:value-type="string">
            <text:p>leiten von kunst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string" calcext:value-type="string">
            <text:p>Seniorenbegleitung</text:p>
          </table:table-cell>
          <table:table-cell office:value-type="string" calcext:value-type="string">
            <text:p>seniorenbeglei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string" calcext:value-type="string">
            <text:p>Unterstützung von Veteranen</text:p>
          </table:table-cell>
          <table:table-cell office:value-type="string" calcext:value-type="string">
            <text:p>unterstützung von vetera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string" calcext:value-type="string">
            <text:p>Hilfe in Schulen</text:p>
          </table:table-cell>
          <table:table-cell office:value-type="string" calcext:value-type="string">
            <text:p>hilfe in schu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string" calcext:value-type="string">
            <text:p>Sammlungen für örtliche Wohltätigkeitsorganisationen</text:p>
          </table:table-cell>
          <table:table-cell office:value-type="string" calcext:value-type="string">
            <text:p>sammlungen für örtliche wohltätigkeitsorganisatio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string" calcext:value-type="string">
            <text:p>Coaching für Gemeinschaftssport</text:p>
          </table:table-cell>
          <table:table-cell office:value-type="string" calcext:value-type="string">
            <text:p>coaching für gemeinschaftsspo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Sprachaustausch</text:p>
          </table:table-cell>
          <table:table-cell office:value-type="string" calcext:value-type="string">
            <text:p>sprachaustau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string" calcext:value-type="string">
            <text:p>Gemeinschaftsworkshops</text:p>
          </table:table-cell>
          <table:table-cell office:value-type="string" calcext:value-type="string">
            <text:p>gemeinschafts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string" calcext:value-type="string">
            <text:p>Aufräumaktionen im Freien</text:p>
          </table:table-cell>
          <table:table-cell office:value-type="string" calcext:value-type="string">
            <text:p>aufräumaktionen im fre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string" calcext:value-type="string">
            <text:p>Freiwillige Feuerwehr</text:p>
          </table:table-cell>
          <table:table-cell office:value-type="string" calcext:value-type="string">
            <text:p>freiwillige feuerweh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string" calcext:value-type="string">
            <text:p>Unterstützung von alleinerziehenden Eltern</text:p>
          </table:table-cell>
          <table:table-cell office:value-type="string" calcext:value-type="string">
            <text:p>unterstützung von alleinerziehenden elt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string" calcext:value-type="string">
            <text:p>Renovierung öffentlicher Räume</text:p>
          </table:table-cell>
          <table:table-cell office:value-type="string" calcext:value-type="string">
            <text:p>renovierung öffentlicher räu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string" calcext:value-type="string">
            <text:p>Adoption von Tierheimtieren</text:p>
          </table:table-cell>
          <table:table-cell office:value-type="string" calcext:value-type="string">
            <text:p>adoption von tierheimt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string" calcext:value-type="string">
            <text:p>Unterstützung von Obdachlosen</text:p>
          </table:table-cell>
          <table:table-cell office:value-type="string" calcext:value-type="string">
            <text:p>unterstützung von obdachlo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string" calcext:value-type="string">
            <text:p>Örtliche Musikdarbietungen</text:p>
          </table:table-cell>
          <table:table-cell office:value-type="string" calcext:value-type="string">
            <text:p>örtliche musikdarbiet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string" calcext:value-type="string">
            <text:p>Unterstützung von lokalen Bauern</text:p>
          </table:table-cell>
          <table:table-cell office:value-type="string" calcext:value-type="string">
            <text:p>unterstützung von lokalen bau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string" calcext:value-type="string">
            <text:p>Gemeinschaftsreparaturen</text:p>
          </table:table-cell>
          <table:table-cell office:value-type="string" calcext:value-type="string">
            <text:p>gemeinschaftsrepar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string" calcext:value-type="string">
            <text:p>Unterricht in traditionellen Handwerken </text:p>
          </table:table-cell>
          <table:table-cell office:value-type="string" calcext:value-type="string">
            <text:p>unterricht in traditionellen handwerken 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string" calcext:value-type="string">
            <text:p>Nachbarschaftswache</text:p>
          </table:table-cell>
          <table:table-cell office:value-type="string" calcext:value-type="string">
            <text:p>nachbarschaftswa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string" calcext:value-type="string">
            <text:p>Seniorengartenpflege</text:p>
          </table:table-cell>
          <table:table-cell office:value-type="string" calcext:value-type="string">
            <text:p>seniorengartenpfle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string" calcext:value-type="string">
            <text:p>Unterstützung von schulischen Aktivitäten</text:p>
          </table:table-cell>
          <table:table-cell office:value-type="string" calcext:value-type="string">
            <text:p>unterstützung von schulischen aktivitä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string" calcext:value-type="string">
            <text:p>Jugendsporttraining</text:p>
          </table:table-cell>
          <table:table-cell office:value-type="string" calcext:value-type="string">
            <text:p>jugendsport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string" calcext:value-type="string">
            <text:p>Gemeinschaftsnewsletter</text:p>
          </table:table-cell>
          <table:table-cell office:value-type="string" calcext:value-type="string">
            <text:p>gemeinschaftsnewslet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string" calcext:value-type="string">
            <text:p>Lokale Umweltinitiativen</text:p>
          </table:table-cell>
          <table:table-cell office:value-type="string" calcext:value-type="string">
            <text:p>lokale umweltinitiati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string" calcext:value-type="string">
            <text:p>Unterstützung von Flüchtlingsfamilien</text:p>
          </table:table-cell>
          <table:table-cell office:value-type="string" calcext:value-type="string">
            <text:p>unterstützung von flüchtlingsfamil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string" calcext:value-type="string">
            <text:p>Verschönerung der Nachbarschaft</text:p>
          </table:table-cell>
          <table:table-cell office:value-type="string" calcext:value-type="string">
            <text:p>verschönerung der nachbarschaf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string" calcext:value-type="string">
            <text:p>Unterstützung von Menschen mit Behinderungen</text:p>
          </table:table-cell>
          <table:table-cell office:value-type="string" calcext:value-type="string">
            <text:p>unterstützung von menschen mit behinder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string" calcext:value-type="string">
            <text:p>Gemeinschaftliche Notfallbereitschaft</text:p>
          </table:table-cell>
          <table:table-cell office:value-type="string" calcext:value-type="string">
            <text:p>gemeinschaftliche notfallbereitschaf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string" calcext:value-type="string">
            <text:p>Unterstützung von Bildung für Jugendliche</text:p>
          </table:table-cell>
          <table:table-cell office:value-type="string" calcext:value-type="string">
            <text:p>unterstützung von bildung für jugendli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string" calcext:value-type="string">
            <text:p>Lokale Kulturfeiern</text:p>
          </table:table-cell>
          <table:table-cell office:value-type="string" calcext:value-type="string">
            <text:p>lokale kulturfei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string" calcext:value-type="string">
            <text:p>Förderung des Recyclings</text:p>
          </table:table-cell>
          <table:table-cell office:value-type="string" calcext:value-type="string">
            <text:p>förderung des recycling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string" calcext:value-type="string">
            <text:p>Unterstützung von lokalen Künsten</text:p>
          </table:table-cell>
          <table:table-cell office:value-type="string" calcext:value-type="string">
            <text:p>unterstützung von lokalen kün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string" calcext:value-type="string">
            <text:p>Workshops zur finanziellen Bildung</text:p>
          </table:table-cell>
          <table:table-cell office:value-type="string" calcext:value-type="string">
            <text:p>workshops zur finanziellen bil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string" calcext:value-type="string">
            <text:p>Kochkurse für gesunde Ernährung</text:p>
          </table:table-cell>
          <table:table-cell office:value-type="string" calcext:value-type="string">
            <text:p>kochkurse für gesunde ernäh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string" calcext:value-type="string">
            <text:p>Karriere-Coaching</text:p>
          </table:table-cell>
          <table:table-cell office:value-type="string" calcext:value-type="string">
            <text:p>karriere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sprach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string" calcext:value-type="string">
            <text:p>Fitness-Training</text:p>
          </table:table-cell>
          <table:table-cell office:value-type="string" calcext:value-type="string">
            <text:p>fitness-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string" calcext:value-type="string">
            <text:p>Workshops für Selbstversorger</text:p>
          </table:table-cell>
          <table:table-cell office:value-type="string" calcext:value-type="string">
            <text:p>workshops für selbstversorg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string" calcext:value-type="string">
            <text:p>Workshops zu Lernfähigkeiten</text:p>
          </table:table-cell>
          <table:table-cell office:value-type="string" calcext:value-type="string">
            <text:p>workshops zu lernfähigk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string" calcext:value-type="string">
            <text:p>Sitzungen zur Elternberatung</text:p>
          </table:table-cell>
          <table:table-cell office:value-type="string" calcext:value-type="string">
            <text:p>sitzungen zur eltern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string" calcext:value-type="string">
            <text:p>Ernährungsberatungen</text:p>
          </table:table-cell>
          <table:table-cell office:value-type="string" calcext:value-type="string">
            <text:p>ernährungsberat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string" calcext:value-type="string">
            <text:p>Workshops für Heimwerken und Heimverbesserung</text:p>
          </table:table-cell>
          <table:table-cell office:value-type="string" calcext:value-type="string">
            <text:p>workshops für heimwerken und heimverbess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string" calcext:value-type="string">
            <text:p>Coaching für öffentliches Sprechen</text:p>
          </table:table-cell>
          <table:table-cell office:value-type="string" calcext:value-type="string">
            <text:p>coaching für öffentliches sprech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string" calcext:value-type="string">
            <text:p>Nachhilfe in akademischen Fächern</text:p>
          </table:table-cell>
          <table:table-cell office:value-type="string" calcext:value-type="string">
            <text:p>nachhilfe in akademischen fäch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string" calcext:value-type="string">
            <text:p>Lebens-Coaching</text:p>
          </table:table-cell>
          <table:table-cell office:value-type="string" calcext:value-type="string">
            <text:p>lebens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string" calcext:value-type="string">
            <text:p>Künstlerische Workshop</text:p>
          </table:table-cell>
          <table:table-cell office:value-type="string" calcext:value-type="string">
            <text:p>künstlerische worksho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string" calcext:value-type="string">
            <text:p>Beratung zur Heimorganisation</text:p>
          </table:table-cell>
          <table:table-cell office:value-type="string" calcext:value-type="string">
            <text:p>beratung zur heimorganis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string" calcext:value-type="string">
            <text:p>Workshops zur Karriereentwicklung</text:p>
          </table:table-cell>
          <table:table-cell office:value-type="string" calcext:value-type="string">
            <text:p>workshops zur karriereentwick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string" calcext:value-type="string">
            <text:p>Beratung zur finanziellen Planung</text:p>
          </table:table-cell>
          <table:table-cell office:value-type="string" calcext:value-type="string">
            <text:p>beratung zur finanziellen plan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string" calcext:value-type="string">
            <text:p>Coaching für einen gesunden Lebensstil</text:p>
          </table:table-cell>
          <table:table-cell office:value-type="string" calcext:value-type="string">
            <text:p>coaching für einen gesunden lebenssti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string" calcext:value-type="string">
            <text:p>Workshops zur Achtsamkeitsmeditation</text:p>
          </table:table-cell>
          <table:table-cell office:value-type="string" calcext:value-type="string">
            <text:p>workshops zur achtsamkeitsmedi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string" calcext:value-type="string">
            <text:p>Workshops für kreatives Schreiben</text:p>
          </table:table-cell>
          <table:table-cell office:value-type="string" calcext:value-type="string">
            <text:p>workshops für kreatives schreib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string" calcext:value-type="string">
            <text:p>Workshops für persönliche Markenbildung</text:p>
          </table:table-cell>
          <table:table-cell office:value-type="string" calcext:value-type="string">
            <text:p>workshops für persönliche markenbil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string" calcext:value-type="string">
            <text:p>Beratung für das Studium im Ausland</text:p>
          </table:table-cell>
          <table:table-cell office:value-type="string" calcext:value-type="string">
            <text:p>beratung für das studium im ausla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string" calcext:value-type="string">
            <text:p>Gartenberatung für zu Hause</text:p>
          </table:table-cell>
          <table:table-cell office:value-type="string" calcext:value-type="string">
            <text:p>gartenberatung für zu hau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string" calcext:value-type="string">
            <text:p>Coaching für Unternehmertum</text:p>
          </table:table-cell>
          <table:table-cell office:value-type="string" calcext:value-type="string">
            <text:p>coaching für unternehmertu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string" calcext:value-type="string">
            <text:p>Workshops für das Schreiben von Lebensläufen</text:p>
          </table:table-cell>
          <table:table-cell office:value-type="string" calcext:value-type="string">
            <text:p>workshops für das schreiben von lebensläuf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string" calcext:value-type="string">
            <text:p>Beziehungsberatung</text:p>
          </table:table-cell>
          <table:table-cell office:value-type="string" calcext:value-type="string">
            <text:p>beziehungs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string" calcext:value-type="string">
            <text:p>Workshops für Fotografietechniken</text:p>
          </table:table-cell>
          <table:table-cell office:value-type="string" calcext:value-type="string">
            <text:p>workshops für fotografietechni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string" calcext:value-type="string">
            <text:p>Workshops für Zeitmanagement</text:p>
          </table:table-cell>
          <table:table-cell office:value-type="string" calcext:value-type="string">
            <text:p>workshops für zeit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string" calcext:value-type="string">
            <text:p>Workshops zur Stressreduktion</text:p>
          </table:table-cell>
          <table:table-cell office:value-type="string" calcext:value-type="string">
            <text:p>workshops zur stressreduk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string" calcext:value-type="string">
            <text:p>Seminare für finanzielle Investitionen</text:p>
          </table:table-cell>
          <table:table-cell office:value-type="string" calcext:value-type="string">
            <text:p>seminare für finanzielle investitio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string" calcext:value-type="string">
            <text:p>Coaching für Gesundheit und Wellness</text:p>
          </table:table-cell>
          <table:table-cell office:value-type="string" calcext:value-type="string">
            <text:p>coaching für gesundheit und welln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string" calcext:value-type="string">
            <text:p>Vorbereitung auf Vorstellungsgespräche</text:p>
          </table:table-cell>
          <table:table-cell office:value-type="string" calcext:value-type="string">
            <text:p>vorbereitung auf vorstellungsgesprä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string" calcext:value-type="string">
            <text:p>Koch- und Ernährungsworkshops</text:p>
          </table:table-cell>
          <table:table-cell office:value-type="string" calcext:value-type="string">
            <text:p>koch- und ernährungs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string" calcext:value-type="string">
            <text:p>Leitung von Lerngruppen</text:p>
          </table:table-cell>
          <table:table-cell office:value-type="string" calcext:value-type="string">
            <text:p>leitung von lerngrup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string" calcext:value-type="string">
            <text:p>Beratung zur Bewerbung an Hochschulen</text:p>
          </table:table-cell>
          <table:table-cell office:value-type="string" calcext:value-type="string">
            <text:p>beratung zur bewerbung an hochschu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string" calcext:value-type="string">
            <text:p>Mindset-Coaching</text:p>
          </table:table-cell>
          <table:table-cell office:value-type="string" calcext:value-type="string">
            <text:p>mindset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string" calcext:value-type="string">
            <text:p>Coaching zur Aussprache in einer Fremdsprache</text:p>
          </table:table-cell>
          <table:table-cell office:value-type="string" calcext:value-type="string">
            <text:p>coaching zur aussprache in einer fremdspra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string" calcext:value-type="string">
            <text:p>Beratung zu Fitness und Ernährung</text:p>
          </table:table-cell>
          <table:table-cell office:value-type="string" calcext:value-type="string">
            <text:p>beratung zu fitness und ernäh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string" calcext:value-type="string">
            <text:p>Überprüfung von Kunstportfolios</text:p>
          </table:table-cell>
          <table:table-cell office:value-type="string" calcext:value-type="string">
            <text:p>überprüfung von kunstportfol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string" calcext:value-type="string">
            <text:p>Coaching für den beruflichen Umstieg</text:p>
          </table:table-cell>
          <table:table-cell office:value-type="string" calcext:value-type="string">
            <text:p>coaching für den beruflichen umstie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string" calcext:value-type="string">
            <text:p>Akademische Beratung</text:p>
          </table:table-cell>
          <table:table-cell office:value-type="string" calcext:value-type="string">
            <text:p>akademische 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string" calcext:value-type="string">
            <text:p>Wellness-Seminare</text:p>
          </table:table-cell>
          <table:table-cell office:value-type="string" calcext:value-type="string">
            <text:p>wellness-semin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string" calcext:value-type="string">
            <text:p>Workshops für persönliche Finanzen</text:p>
          </table:table-cell>
          <table:table-cell office:value-type="string" calcext:value-type="string">
            <text:p>workshops für persönliche finanz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string" calcext:value-type="string">
            <text:p>Kreative Schreibkritik</text:p>
          </table:table-cell>
          <table:table-cell office:value-type="string" calcext:value-type="string">
            <text:p>kreative schreibkriti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string" calcext:value-type="string">
            <text:p>Coaching für berufliche Entwicklung</text:p>
          </table:table-cell>
          <table:table-cell office:value-type="string" calcext:value-type="string">
            <text:p>coaching für berufliche entwick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string" calcext:value-type="string">
            <text:p>Workshops für effektive Kommunikation</text:p>
          </table:table-cell>
          <table:table-cell office:value-type="string" calcext:value-type="string">
            <text:p>workshops für effektive kommunik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string" calcext:value-type="string">
            <text:p>Überprüfung von Lebensläufen</text:p>
          </table:table-cell>
          <table:table-cell office:value-type="string" calcext:value-type="string">
            <text:p>überprüfung von lebensläuf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string" calcext:value-type="string">
            <text:p>Probegespräche für Vorstellungsgespräche</text:p>
          </table:table-cell>
          <table:table-cell office:value-type="string" calcext:value-type="string">
            <text:p>probegespräche für vorstellungsgesprä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string" calcext:value-type="string">
            <text:p>Optimierung von LinkedIn-Profilen</text:p>
          </table:table-cell>
          <table:table-cell office:value-type="string" calcext:value-type="string">
            <text:p>optimierung von linkedin-profi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string" calcext:value-type="string">
            <text:p>Unternehmensberatung</text:p>
          </table:table-cell>
          <table:table-cell office:value-type="string" calcext:value-type="string">
            <text:p>unternehmens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string" calcext:value-type="string">
            <text:p>Beratung zur finanziellen Planung</text:p>
          </table:table-cell>
          <table:table-cell office:value-type="string" calcext:value-type="string">
            <text:p>beratung zur finanziellen plan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string" calcext:value-type="string">
            <text:p>Coaching für Führungskräfte</text:p>
          </table:table-cell>
          <table:table-cell office:value-type="string" calcext:value-type="string">
            <text:p>coaching für führungskräf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string" calcext:value-type="string">
            <text:p>Networking-Strategie</text:p>
          </table:table-cell>
          <table:table-cell office:value-type="string" calcext:value-type="string">
            <text:p>networking-strate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string" calcext:value-type="string">
            <text:p>Mentoring für Unternehmertum</text:p>
          </table:table-cell>
          <table:table-cell office:value-type="string" calcext:value-type="string">
            <text:p>mentoring für unternehmertu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string" calcext:value-type="string">
            <text:p>Vorbereitung auf Vorstellungsgespräche</text:p>
          </table:table-cell>
          <table:table-cell office:value-type="string" calcext:value-type="string">
            <text:p>vorbereitung auf vorstellungsgesprä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string" calcext:value-type="string">
            <text:p>Beratung zur persönlichen Markenbildung</text:p>
          </table:table-cell>
          <table:table-cell office:value-type="string" calcext:value-type="string">
            <text:p>beratung zur persönlichen markenbil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string" calcext:value-type="string">
            <text:p>Coaching für den beruflichen Umstieg</text:p>
          </table:table-cell>
          <table:table-cell office:value-type="string" calcext:value-type="string">
            <text:p>coaching für den beruflichen umstie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string" calcext:value-type="string">
            <text:p>Workshops für strategische Planung</text:p>
          </table:table-cell>
          <table:table-cell office:value-type="string" calcext:value-type="string">
            <text:p>workshops für strategische plan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string" calcext:value-type="string">
            <text:p>Rat zur finanziellen Investition</text:p>
          </table:table-cell>
          <table:table-cell office:value-type="string" calcext:value-type="string">
            <text:p>rat zur finanziellen investi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string" calcext:value-type="string">
            <text:p>Seminare zur Unternehmensentwicklung</text:p>
          </table:table-cell>
          <table:table-cell office:value-type="string" calcext:value-type="string">
            <text:p>seminare zur unternehmensentwick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string" calcext:value-type="string">
            <text:p>Pläne für berufliche Entwicklung</text:p>
          </table:table-cell>
          <table:table-cell office:value-type="string" calcext:value-type="string">
            <text:p>pläne für berufliche entwick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string" calcext:value-type="string">
            <text:p>Führungskräfteentwicklung</text:p>
          </table:table-cell>
          <table:table-cell office:value-type="string" calcext:value-type="string">
            <text:p>führungskräfteentwick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string" calcext:value-type="string">
            <text:p>Verhandlungsfähigkeitenstraining</text:p>
          </table:table-cell>
          <table:table-cell office:value-type="string" calcext:value-type="string">
            <text:p>verhandlungsfähigkeitens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string" calcext:value-type="string">
            <text:p>Workshops zur finanziellen Bildung</text:p>
          </table:table-cell>
          <table:table-cell office:value-type="string" calcext:value-type="string">
            <text:p>workshops zur finanziellen bil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string" calcext:value-type="string">
            <text:p>Analyse von Geschäftsmodellen</text:p>
          </table:table-cell>
          <table:table-cell office:value-type="string" calcext:value-type="string">
            <text:p>analyse von geschäftsmodel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string" calcext:value-type="string">
            <text:p>Konfliktlösung</text:p>
          </table:table-cell>
          <table:table-cell office:value-type="string" calcext:value-type="string">
            <text:p>konfliktlös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string" calcext:value-type="string">
            <text:p>Coaching für öffentliches Sprechen</text:p>
          </table:table-cell>
          <table:table-cell office:value-type="string" calcext:value-type="string">
            <text:p>coaching für öffentliches sprech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string" calcext:value-type="string">
            <text:p>Beratung zur Marketingstrategie</text:p>
          </table:table-cell>
          <table:table-cell office:value-type="string" calcext:value-type="string">
            <text:p>beratung zur marketingstrate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string" calcext:value-type="string">
            <text:p>IT-Beratung</text:p>
          </table:table-cell>
          <table:table-cell office:value-type="string" calcext:value-type="string">
            <text:p>it-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string" calcext:value-type="string">
            <text:p>Berufswegeplanung</text:p>
          </table:table-cell>
          <table:table-cell office:value-type="string" calcext:value-type="string">
            <text:p>berufswegeplan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string" calcext:value-type="string">
            <text:p>Optimierung von Geschäftsprozessen</text:p>
          </table:table-cell>
          <table:table-cell office:value-type="string" calcext:value-type="string">
            <text:p>optimierung von geschäftsproz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string" calcext:value-type="string">
            <text:p>Coaching für Präsentationsfähigkeiten</text:p>
          </table:table-cell>
          <table:table-cell office:value-type="string" calcext:value-type="string">
            <text:p>coaching für präsentationsfähigk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string" calcext:value-type="string">
            <text:p>Workshops für finanzielles Management</text:p>
          </table:table-cell>
          <table:table-cell office:value-type="string" calcext:value-type="string">
            <text:p>workshops für finanzielles 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string" calcext:value-type="string">
            <text:p>Beratung zur Projektmanagement</text:p>
          </table:table-cell>
          <table:table-cell office:value-type="string" calcext:value-type="string">
            <text:p>beratung zur projekt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string" calcext:value-type="string">
            <text:p>Überprüfung von Marketingkampagnen</text:p>
          </table:table-cell>
          <table:table-cell office:value-type="string" calcext:value-type="string">
            <text:p>überprüfung von marketingkampag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string" calcext:value-type="string">
            <text:p>Strategien für Zeitmanagement</text:p>
          </table:table-cell>
          <table:table-cell office:value-type="string" calcext:value-type="string">
            <text:p>strategien für zeit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string" calcext:value-type="string">
            <text:p>Workshops für Verkaufsstrategien</text:p>
          </table:table-cell>
          <table:table-cell office:value-type="string" calcext:value-type="string">
            <text:p>workshops für verkaufsstrateg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string" calcext:value-type="string">
            <text:p>Beratung für Geschäftsanalytik</text:p>
          </table:table-cell>
          <table:table-cell office:value-type="string" calcext:value-type="string">
            <text:p>beratung für geschäftsanalyti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string" calcext:value-type="string">
            <text:p>Bewertung von Führungsfähigkeiten</text:p>
          </table:table-cell>
          <table:table-cell office:value-type="string" calcext:value-type="string">
            <text:p>bewertung von führungsfähigk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string" calcext:value-type="string">
            <text:p>Entwicklung von Marketingplänen</text:p>
          </table:table-cell>
          <table:table-cell office:value-type="string" calcext:value-type="string">
            <text:p>entwicklung von marketingplä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string" calcext:value-type="string">
            <text:p>Festlegung finanzieller Ziele</text:p>
          </table:table-cell>
          <table:table-cell office:value-type="string" calcext:value-type="string">
            <text:p>festlegung finanzieller zie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Beratung zu strategischen Partnerschaften</text:p>
          </table:table-cell>
          <table:table-cell office:value-type="string" calcext:value-type="string">
            <text:p>beratung zu strategischen partnerschaf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string" calcext:value-type="string">
            <text:p>Workshops für Verhandlungsstrategien</text:p>
          </table:table-cell>
          <table:table-cell office:value-type="string" calcext:value-type="string">
            <text:p>workshops für verhandlungsstrateg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string" calcext:value-type="string">
            <text:p>Planung für den Unternehmensübergang</text:p>
          </table:table-cell>
          <table:table-cell office:value-type="string" calcext:value-type="string">
            <text:p>planung für den unternehmensüberga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string" calcext:value-type="string">
            <text:p>Executive Presence Coaching</text:p>
          </table:table-cell>
          <table:table-cell office:value-type="string" calcext:value-type="string">
            <text:p>executive presenc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string" calcext:value-type="string">
            <text:p>IT-Sicherheitsberatung</text:p>
          </table:table-cell>
          <table:table-cell office:value-type="string" calcext:value-type="string">
            <text:p>it-sicherheits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string" calcext:value-type="string">
            <text:p>Markenidentitätsbewertung</text:p>
          </table:table-cell>
          <table:table-cell office:value-type="string" calcext:value-type="string">
            <text:p>markenidentitätsbewer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string" calcext:value-type="string">
            <text:p>Optimierung der Lieferkette</text:p>
          </table:table-cell>
          <table:table-cell office:value-type="string" calcext:value-type="string">
            <text:p>optimierung der lieferket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string" calcext:value-type="string">
            <text:p>Workshops zur Konfliktbewältigung</text:p>
          </table:table-cell>
          <table:table-cell office:value-type="string" calcext:value-type="string">
            <text:p>workshops zur konfliktbewält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string" calcext:value-type="string">
            <text:p>Beratung für berufsethische Standards</text:p>
          </table:table-cell>
          <table:table-cell office:value-type="string" calcext:value-type="string">
            <text:p>beratung für berufsethische standard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string" calcext:value-type="string">
            <text:p>Strategie für nachhaltiges Wirtschaften</text:p>
          </table:table-cell>
          <table:table-cell office:value-type="string" calcext:value-type="string">
            <text:p>strategie für nachhaltiges wirtschaf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string" calcext:value-type="string">
            <text:p>Markenpositionierungsberatung</text:p>
          </table:table-cell>
          <table:table-cell office:value-type="string" calcext:value-type="string">
            <text:p>markenpositionierungs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string" calcext:value-type="string">
            <text:p>Change Management Coaching</text:p>
          </table:table-cell>
          <table:table-cell office:value-type="string" calcext:value-type="string">
            <text:p>change management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string" calcext:value-type="string">
            <text:p>Basketball-Coaching</text:p>
          </table:table-cell>
          <table:table-cell office:value-type="string" calcext:value-type="string">
            <text:p>basketball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string" calcext:value-type="string">
            <text:p>Fussballtraining</text:p>
          </table:table-cell>
          <table:table-cell office:value-type="string" calcext:value-type="string">
            <text:p>fussball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string" calcext:value-type="string">
            <text:p>Tennisunterricht</text:p>
          </table:table-cell>
          <table:table-cell office:value-type="string" calcext:value-type="string">
            <text:p>tennis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string" calcext:value-type="string">
            <text:p>Schwimmunterricht</text:p>
          </table:table-cell>
          <table:table-cell office:value-type="string" calcext:value-type="string">
            <text:p>schwimm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string" calcext:value-type="string">
            <text:p>Golf-Coaching</text:p>
          </table:table-cell>
          <table:table-cell office:value-type="string" calcext:value-type="string">
            <text:p>golf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string" calcext:value-type="string">
            <text:p>Workshops für Baseball-Fähigkeiten</text:p>
          </table:table-cell>
          <table:table-cell office:value-type="string" calcext:value-type="string">
            <text:p>workshops für baseball-fähigk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string" calcext:value-type="string">
            <text:p>Lauftraining</text:p>
          </table:table-cell>
          <table:table-cell office:value-type="string" calcext:value-type="string">
            <text:p>lauf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string" calcext:value-type="string">
            <text:p>Volleyball-Kliniken</text:p>
          </table:table-cell>
          <table:table-cell office:value-type="string" calcext:value-type="string">
            <text:p>volleyball-klini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string" calcext:value-type="string">
            <text:p>Kurse für Kampfsportarten</text:p>
          </table:table-cell>
          <table:table-cell office:value-type="string" calcext:value-type="string">
            <text:p>kurse für kampfsportar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string" calcext:value-type="string">
            <text:p>Workshops für Radfahren</text:p>
          </table:table-cell>
          <table:table-cell office:value-type="string" calcext:value-type="string">
            <text:p>workshops für radfah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string" calcext:value-type="string">
            <text:p>Softball-Unterricht</text:p>
          </table:table-cell>
          <table:table-cell office:value-type="string" calcext:value-type="string">
            <text:p>softball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string" calcext:value-type="string">
            <text:p>Kliniken für Basketballwurf</text:p>
          </table:table-cell>
          <table:table-cell office:value-type="string" calcext:value-type="string">
            <text:p>kliniken für basketballwur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string" calcext:value-type="string">
            <text:p>Skifahren oder Snowboarden Unterricht</text:p>
          </table:table-cell>
          <table:table-cell office:value-type="string" calcext:value-type="string">
            <text:p>skifahren oder snowboarden 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string" calcext:value-type="string">
            <text:p>Turntraining</text:p>
          </table:table-cell>
          <table:table-cell office:value-type="string" calcext:value-type="string">
            <text:p>turn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Förderung von Rugby-Fähigkeiten</text:p>
          </table:table-cell>
          <table:table-cell office:value-type="string" calcext:value-type="string">
            <text:p>förderung von rugby-fähigk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string" calcext:value-type="string">
            <text:p>Unterricht im Klettern</text:p>
          </table:table-cell>
          <table:table-cell office:value-type="string" calcext:value-type="string">
            <text:p>unterricht im klett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string" calcext:value-type="string">
            <text:p>Surf-Coaching</text:p>
          </table:table-cell>
          <table:table-cell office:value-type="string" calcext:value-type="string">
            <text:p>surf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string" calcext:value-type="string">
            <text:p>Tennis-Workshops</text:p>
          </table:table-cell>
          <table:table-cell office:value-type="string" calcext:value-type="string">
            <text:p>tennis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string" calcext:value-type="string">
            <text:p>Tanzchoreografie für den Sport</text:p>
          </table:table-cell>
          <table:table-cell office:value-type="string" calcext:value-type="string">
            <text:p>tanzchoreografie für den spo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string" calcext:value-type="string">
            <text:p>Wanderführung</text:p>
          </table:table-cell>
          <table:table-cell office:value-type="string" calcext:value-type="string">
            <text:p>wanderfüh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string" calcext:value-type="string">
            <text:p>Bogenunterricht</text:p>
          </table:table-cell>
          <table:table-cell office:value-type="string" calcext:value-type="string">
            <text:p>boge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string" calcext:value-type="string">
            <text:p>Eishockey-Fähigkeitstraining</text:p>
          </table:table-cell>
          <table:table-cell office:value-type="string" calcext:value-type="string">
            <text:p>eishockey-fähigkeits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string" calcext:value-type="string">
            <text:p>Yoga für Sportler</text:p>
          </table:table-cell>
          <table:table-cell office:value-type="string" calcext:value-type="string">
            <text:p>yoga für sportl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string" calcext:value-type="string">
            <text:p>Workshops für Ultimate Frisbee</text:p>
          </table:table-cell>
          <table:table-cell office:value-type="string" calcext:value-type="string">
            <text:p>workshops für ultimate frisbe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string" calcext:value-type="string">
            <text:p>Unterricht in Kajakfahren oder Kanufahren</text:p>
          </table:table-cell>
          <table:table-cell office:value-type="string" calcext:value-type="string">
            <text:p>unterricht in kajakfahren oder kanufah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string" calcext:value-type="string">
            <text:p>Boxen oder Kickboxen Training</text:p>
          </table:table-cell>
          <table:table-cell office:value-type="string" calcext:value-type="string">
            <text:p>boxen oder kickboxen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string" calcext:value-type="string">
            <text:p>Football-Coaching</text:p>
          </table:table-cell>
          <table:table-cell office:value-type="string" calcext:value-type="string">
            <text:p>football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string" calcext:value-type="string">
            <text:p>Pilates für Sportler</text:p>
          </table:table-cell>
          <table:table-cell office:value-type="string" calcext:value-type="string">
            <text:p>pilates für sportl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string" calcext:value-type="string">
            <text:p>Taekwondo-Unterricht</text:p>
          </table:table-cell>
          <table:table-cell office:value-type="string" calcext:value-type="string">
            <text:p>taekwondo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string" calcext:value-type="string">
            <text:p>Workshops für Synchronschwimmen</text:p>
          </table:table-cell>
          <table:table-cell office:value-type="string" calcext:value-type="string">
            <text:p>workshops für synchronschwim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string" calcext:value-type="string">
            <text:p>Unterricht in Racquetball oder Squash</text:p>
          </table:table-cell>
          <table:table-cell office:value-type="string" calcext:value-type="string">
            <text:p>unterricht in racquetball oder squas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string" calcext:value-type="string">
            <text:p>Coaching von Klettertechniken</text:p>
          </table:table-cell>
          <table:table-cell office:value-type="string" calcext:value-type="string">
            <text:p>coaching von klettertechni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string" calcext:value-type="string">
            <text:p>Skateboard-Unterricht</text:p>
          </table:table-cell>
          <table:table-cell office:value-type="string" calcext:value-type="string">
            <text:p>skateboard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string" calcext:value-type="string">
            <text:p>CrossFit-Training</text:p>
          </table:table-cell>
          <table:table-cell office:value-type="string" calcext:value-type="string">
            <text:p>crossfit-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string" calcext:value-type="string">
            <text:p>Förderung von Feldhockey-Fähigkeiten</text:p>
          </table:table-cell>
          <table:table-cell office:value-type="string" calcext:value-type="string">
            <text:p>förderung von feldhockey-fähigk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string" calcext:value-type="string">
            <text:p>Unterricht in Stand-up-Paddleboarding</text:p>
          </table:table-cell>
          <table:table-cell office:value-type="string" calcext:value-type="string">
            <text:p>unterricht in stand-up-paddleboar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string" calcext:value-type="string">
            <text:p>Ringen-Coaching</text:p>
          </table:table-cell>
          <table:table-cell office:value-type="string" calcext:value-type="string">
            <text:p>ringen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string" calcext:value-type="string">
            <text:p>Parkour-Workshops</text:p>
          </table:table-cell>
          <table:table-cell office:value-type="string" calcext:value-type="string">
            <text:p>parkour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string" calcext:value-type="string">
            <text:p>Eislauf-Unterricht</text:p>
          </table:table-cell>
          <table:table-cell office:value-type="string" calcext:value-type="string">
            <text:p>eislauf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string" calcext:value-type="string">
            <text:p>Ruderanweisung</text:p>
          </table:table-cell>
          <table:table-cell office:value-type="string" calcext:value-type="string">
            <text:p>ruderanweis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string" calcext:value-type="string">
            <text:p>Karate-Training</text:p>
          </table:table-cell>
          <table:table-cell office:value-type="string" calcext:value-type="string">
            <text:p>karate-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string" calcext:value-type="string">
            <text:p>Trampolin-Fähigkeiten-Coaching</text:p>
          </table:table-cell>
          <table:table-cell office:value-type="string" calcext:value-type="string">
            <text:p>trampolin-fähigkeiten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string" calcext:value-type="string">
            <text:p>Badminton-Unterricht</text:p>
          </table:table-cell>
          <table:table-cell office:value-type="string" calcext:value-type="string">
            <text:p>badminton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string" calcext:value-type="string">
            <text:p>Mountainbike-Workshops</text:p>
          </table:table-cell>
          <table:table-cell office:value-type="string" calcext:value-type="string">
            <text:p>mountainbike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string" calcext:value-type="string">
            <text:p>Aerobic für Sportler</text:p>
          </table:table-cell>
          <table:table-cell office:value-type="string" calcext:value-type="string">
            <text:p>aerobic für sportl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string" calcext:value-type="string">
            <text:p>Beachvolleyball-Unterricht</text:p>
          </table:table-cell>
          <table:table-cell office:value-type="string" calcext:value-type="string">
            <text:p>beachvolleyball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string" calcext:value-type="string">
            <text:p>Skilanglauf-Unterricht</text:p>
          </table:table-cell>
          <table:table-cell office:value-type="string" calcext:value-type="string">
            <text:p>skilanglauf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string" calcext:value-type="string">
            <text:p>Fecht-Coaching</text:p>
          </table:table-cell>
          <table:table-cell office:value-type="string" calcext:value-type="string">
            <text:p>fecht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string" calcext:value-type="string">
            <text:p>Bergsteigen-Training</text:p>
          </table:table-cell>
          <table:table-cell office:value-type="string" calcext:value-type="string">
            <text:p>bergsteigen-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string" calcext:value-type="string">
            <text:p>Wasserpolo-Workshops</text:p>
          </table:table-cell>
          <table:table-cell office:value-type="string" calcext:value-type="string">
            <text:p>wasserpolo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string" calcext:value-type="string">
            <text:p>Ultimate Frisbee-Coaching</text:p>
          </table:table-cell>
          <table:table-cell office:value-type="string" calcext:value-type="string">
            <text:p>ultimate frisbee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string" calcext:value-type="string">
            <text:p>Langstreckenlauf-Training</text:p>
          </table:table-cell>
          <table:table-cell office:value-type="string" calcext:value-type="string">
            <text:p>langstreckenlauf-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string" calcext:value-type="string">
            <text:p>Rhythmische Gymnastik-Unterricht</text:p>
          </table:table-cell>
          <table:table-cell office:value-type="string" calcext:value-type="string">
            <text:p>rhythmische gymnastik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string" calcext:value-type="string">
            <text:p>Triathlon-Vorbereitung</text:p>
          </table:table-cell>
          <table:table-cell office:value-type="string" calcext:value-type="string">
            <text:p>triathlon-vorberei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string" calcext:value-type="string">
            <text:p>Cricket-Fähigkeiten-Entwicklung</text:p>
          </table:table-cell>
          <table:table-cell office:value-type="string" calcext:value-type="string">
            <text:p>cricket-fähigkeiten-entwick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string" calcext:value-type="string">
            <text:p>Mountainbike-Coaching</text:p>
          </table:table-cell>
          <table:table-cell office:value-type="string" calcext:value-type="string">
            <text:p>mountainbike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string" calcext:value-type="string">
            <text:p>Leichtathletik-Training</text:p>
          </table:table-cell>
          <table:table-cell office:value-type="string" calcext:value-type="string">
            <text:p>leichtathletik-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string" calcext:value-type="string">
            <text:p>Handball-Unterricht</text:p>
          </table:table-cell>
          <table:table-cell office:value-type="string" calcext:value-type="string">
            <text:p>handball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string" calcext:value-type="string">
            <text:p>Kraftdreikampf-Coaching</text:p>
          </table:table-cell>
          <table:table-cell office:value-type="string" calcext:value-type="string">
            <text:p>kraftdreikampf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string" calcext:value-type="string">
            <text:p>Bowling-Workshops</text:p>
          </table:table-cell>
          <table:table-cell office:value-type="string" calcext:value-type="string">
            <text:p>bowling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string" calcext:value-type="string">
            <text:p>Tischtennis-Unterricht</text:p>
          </table:table-cell>
          <table:table-cell office:value-type="string" calcext:value-type="string">
            <text:p>tischtennis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string" calcext:value-type="string">
            <text:p>Kletter-Coaching</text:p>
          </table:table-cell>
          <table:table-cell office:value-type="string" calcext:value-type="string">
            <text:p>kletter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string" calcext:value-type="string">
            <text:p>Stabhochsprung-Training</text:p>
          </table:table-cell>
          <table:table-cell office:value-type="string" calcext:value-type="string">
            <text:p>stabhochsprung-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string" calcext:value-type="string">
            <text:p>Inlineskating-Workshops</text:p>
          </table:table-cell>
          <table:table-cell office:value-type="string" calcext:value-type="string">
            <text:p>inlineskating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string" calcext:value-type="string">
            <text:p>Ruder-Coaching</text:p>
          </table:table-cell>
          <table:table-cell office:value-type="string" calcext:value-type="string">
            <text:p>ruder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string" calcext:value-type="string">
            <text:p>Mountainboard-Unterricht</text:p>
          </table:table-cell>
          <table:table-cell office:value-type="string" calcext:value-type="string">
            <text:p>mountainboard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string" calcext:value-type="string">
            <text:p>Schneeschuhunterricht</text:p>
          </table:table-cell>
          <table:table-cell office:value-type="string" calcext:value-type="string">
            <text:p>schneeschuh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string" calcext:value-type="string">
            <text:p>Segel-Workshops</text:p>
          </table:table-cell>
          <table:table-cell office:value-type="string" calcext:value-type="string">
            <text:p>segel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string" calcext:value-type="string">
            <text:p>Box-Lacrosse-Coaching</text:p>
          </table:table-cell>
          <table:table-cell office:value-type="string" calcext:value-type="string">
            <text:p>box-lacrosse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string" calcext:value-type="string">
            <text:p>Squash-Unterricht</text:p>
          </table:table-cell>
          <table:table-cell office:value-type="string" calcext:value-type="string">
            <text:p>squash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string" calcext:value-type="string">
            <text:p>Kanupolo-Training</text:p>
          </table:table-cell>
          <table:table-cell office:value-type="string" calcext:value-type="string">
            <text:p>kanupolo-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string" calcext:value-type="string">
            <text:p>Inline-Hockey-Coaching</text:p>
          </table:table-cell>
          <table:table-cell office:value-type="string" calcext:value-type="string">
            <text:p>inline-hockey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string" calcext:value-type="string">
            <text:p>Paddle-Tennis-Unterricht</text:p>
          </table:table-cell>
          <table:table-cell office:value-type="string" calcext:value-type="string">
            <text:p>paddle-tennis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string" calcext:value-type="string">
            <text:p>Freestyle-Ski-Workshops</text:p>
          </table:table-cell>
          <table:table-cell office:value-type="string" calcext:value-type="string">
            <text:p>freestyle-ski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string" calcext:value-type="string">
            <text:p>Hallen-Volleyball-Coaching</text:p>
          </table:table-cell>
          <table:table-cell office:value-type="string" calcext:value-type="string">
            <text:p>hallen-volleyball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string" calcext:value-type="string">
            <text:p>Feldbogen-Unterricht</text:p>
          </table:table-cell>
          <table:table-cell office:value-type="string" calcext:value-type="string">
            <text:p>feldbogen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string" calcext:value-type="string">
            <text:p>Rugby-Coaching</text:p>
          </table:table-cell>
          <table:table-cell office:value-type="string" calcext:value-type="string">
            <text:p>rugby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string" calcext:value-type="string">
            <text:p>Ultimate Frisbee Fähigkeiten-Workshops</text:p>
          </table:table-cell>
          <table:table-cell office:value-type="string" calcext:value-type="string">
            <text:p>ultimate frisbee fähigkeiten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string" calcext:value-type="string">
            <text:p>Wasserski-Unterricht</text:p>
          </table:table-cell>
          <table:table-cell office:value-type="string" calcext:value-type="string">
            <text:p>wasserski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string" calcext:value-type="string">
            <text:p>Karate-Coaching</text:p>
          </table:table-cell>
          <table:table-cell office:value-type="string" calcext:value-type="string">
            <text:p>karate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string" calcext:value-type="string">
            <text:p>Surfunterricht</text:p>
          </table:table-cell>
          <table:table-cell office:value-type="string" calcext:value-type="string">
            <text:p>surf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string" calcext:value-type="string">
            <text:p>Basketball-Workshops</text:p>
          </table:table-cell>
          <table:table-cell office:value-type="string" calcext:value-type="string">
            <text:p>basketball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string" calcext:value-type="string">
            <text:p>Tennis-Coaching für Junioren</text:p>
          </table:table-cell>
          <table:table-cell office:value-type="string" calcext:value-type="string">
            <text:p>tennis-coaching für junio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string" calcext:value-type="string">
            <text:p>Kampfsport zur Selbstverteidigung</text:p>
          </table:table-cell>
          <table:table-cell office:value-type="string" calcext:value-type="string">
            <text:p>kampfsport zur selbstverteid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string" calcext:value-type="string">
            <text:p>Klavierunterricht</text:p>
          </table:table-cell>
          <table:table-cell office:value-type="string" calcext:value-type="string">
            <text:p>klavier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string" calcext:value-type="string">
            <text:p>Gitarrenunterricht</text:p>
          </table:table-cell>
          <table:table-cell office:value-type="string" calcext:value-type="string">
            <text:p>gitarre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string" calcext:value-type="string">
            <text:p>Gesangs-Workshops</text:p>
          </table:table-cell>
          <table:table-cell office:value-type="string" calcext:value-type="string">
            <text:p>gesangs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string" calcext:value-type="string">
            <text:p>Geigen-Nachhilfe</text:p>
          </table:table-cell>
          <table:table-cell office:value-type="string" calcext:value-type="string">
            <text:p>geigen-nachhilf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string" calcext:value-type="string">
            <text:p>Trommelunterricht</text:p>
          </table:table-cell>
          <table:table-cell office:value-type="string" calcext:value-type="string">
            <text:p>trommel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string" calcext:value-type="string">
            <text:p>Flötenunterricht</text:p>
          </table:table-cell>
          <table:table-cell office:value-type="string" calcext:value-type="string">
            <text:p>flöte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string" calcext:value-type="string">
            <text:p>Liederschreiben-Workshops</text:p>
          </table:table-cell>
          <table:table-cell office:value-type="string" calcext:value-type="string">
            <text:p>liederschreiben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string" calcext:value-type="string">
            <text:p>Gesangstraining</text:p>
          </table:table-cell>
          <table:table-cell office:value-type="string" calcext:value-type="string">
            <text:p>gesangs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string" calcext:value-type="string">
            <text:p>Trompetenunterricht</text:p>
          </table:table-cell>
          <table:table-cell office:value-type="string" calcext:value-type="string">
            <text:p>trompete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string" calcext:value-type="string">
            <text:p>E-Bass-Unterricht</text:p>
          </table:table-cell>
          <table:table-cell office:value-type="string" calcext:value-type="string">
            <text:p>e-bass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string" calcext:value-type="string">
            <text:p>Musiktheorie-Klassen</text:p>
          </table:table-cell>
          <table:table-cell office:value-type="string" calcext:value-type="string">
            <text:p>musiktheorie-kla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string" calcext:value-type="string">
            <text:p>Cello-Nachhilfe</text:p>
          </table:table-cell>
          <table:table-cell office:value-type="string" calcext:value-type="string">
            <text:p>cello-nachhilf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string" calcext:value-type="string">
            <text:p>Gesangsharmonie-Workshops</text:p>
          </table:table-cell>
          <table:table-cell office:value-type="string" calcext:value-type="string">
            <text:p>gesangsharmonie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string" calcext:value-type="string">
            <text:p>Saxophonunterricht</text:p>
          </table:table-cell>
          <table:table-cell office:value-type="string" calcext:value-type="string">
            <text:p>saxopho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string" calcext:value-type="string">
            <text:p>Elektronische Musikproduktion</text:p>
          </table:table-cell>
          <table:table-cell office:value-type="string" calcext:value-type="string">
            <text:p>elektronische musikproduk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string" calcext:value-type="string">
            <text:p>Keyboard-Fähigkeiten-Coaching</text:p>
          </table:table-cell>
          <table:table-cell office:value-type="string" calcext:value-type="string">
            <text:p>keyboard-fähigkeiten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string" calcext:value-type="string">
            <text:p>Klarinettenunterricht</text:p>
          </table:table-cell>
          <table:table-cell office:value-type="string" calcext:value-type="string">
            <text:p>klarinette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string" calcext:value-type="string">
            <text:p>Komposition-Workshops</text:p>
          </table:table-cell>
          <table:table-cell office:value-type="string" calcext:value-type="string">
            <text:p>komposition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string" calcext:value-type="string">
            <text:p>Jazz-Improvisation-Klassen</text:p>
          </table:table-cell>
          <table:table-cell office:value-type="string" calcext:value-type="string">
            <text:p>jazz-improvisation-kla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string" calcext:value-type="string">
            <text:p>Ukulele-Unterricht</text:p>
          </table:table-cell>
          <table:table-cell office:value-type="string" calcext:value-type="string">
            <text:p>ukulele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string" calcext:value-type="string">
            <text:p>Musikproduktion-Seminare</text:p>
          </table:table-cell>
          <table:table-cell office:value-type="string" calcext:value-type="string">
            <text:p>musikproduktion-semin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string" calcext:value-type="string">
            <text:p>Harfenunterricht</text:p>
          </table:table-cell>
          <table:table-cell office:value-type="string" calcext:value-type="string">
            <text:p>harfe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string" calcext:value-type="string">
            <text:p>Chorleitung</text:p>
          </table:table-cell>
          <table:table-cell office:value-type="string" calcext:value-type="string">
            <text:p>chorlei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string" calcext:value-type="string">
            <text:p>Akustikgitarrenunterricht</text:p>
          </table:table-cell>
          <table:table-cell office:value-type="string" calcext:value-type="string">
            <text:p>akustikgitarre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string" calcext:value-type="string">
            <text:p>Musiknoten-Training</text:p>
          </table:table-cell>
          <table:table-cell office:value-type="string" calcext:value-type="string">
            <text:p>musiknoten-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string" calcext:value-type="string">
            <text:p>Schlagzeug-Workshops</text:p>
          </table:table-cell>
          <table:table-cell office:value-type="string" calcext:value-type="string">
            <text:p>schlagzeug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string" calcext:value-type="string">
            <text:p>Operngesangs-Coaching</text:p>
          </table:table-cell>
          <table:table-cell office:value-type="string" calcext:value-type="string">
            <text:p>operngesangs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string" calcext:value-type="string">
            <text:p>Blechblasinstrument-Unterricht</text:p>
          </table:table-cell>
          <table:table-cell office:value-type="string" calcext:value-type="string">
            <text:p>blechblasinstrument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string" calcext:value-type="string">
            <text:p>Musikarrangement-Klassen</text:p>
          </table:table-cell>
          <table:table-cell office:value-type="string" calcext:value-type="string">
            <text:p>musikarrangement-kla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string" calcext:value-type="string">
            <text:p>Akkordeonunterricht</text:p>
          </table:table-cell>
          <table:table-cell office:value-type="string" calcext:value-type="string">
            <text:p>akkordeo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string" calcext:value-type="string">
            <text:p>Fiddle-Unterricht</text:p>
          </table:table-cell>
          <table:table-cell office:value-type="string" calcext:value-type="string">
            <text:p>fiddle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string" calcext:value-type="string">
            <text:p>Gospelchor-Leitung</text:p>
          </table:table-cell>
          <table:table-cell office:value-type="string" calcext:value-type="string">
            <text:p>gospelchor-lei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string" calcext:value-type="string">
            <text:p>Musiktechnologie-Workshops</text:p>
          </table:table-cell>
          <table:table-cell office:value-type="string" calcext:value-type="string">
            <text:p>musiktechnologie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string" calcext:value-type="string">
            <text:p>Fagottunterricht</text:p>
          </table:table-cell>
          <table:table-cell office:value-type="string" calcext:value-type="string">
            <text:p>fagott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string" calcext:value-type="string">
            <text:p>Musiktherapie-Sitzungen</text:p>
          </table:table-cell>
          <table:table-cell office:value-type="string" calcext:value-type="string">
            <text:p>musiktherapie-sitz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string" calcext:value-type="string">
            <text:p>Bluegrass-Band-Coaching</text:p>
          </table:table-cell>
          <table:table-cell office:value-type="string" calcext:value-type="string">
            <text:p>bluegrass-band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string" calcext:value-type="string">
            <text:p>Harmoniegesang-Unterricht</text:p>
          </table:table-cell>
          <table:table-cell office:value-type="string" calcext:value-type="string">
            <text:p>harmoniegesang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string" calcext:value-type="string">
            <text:p>Dudelsackunterricht</text:p>
          </table:table-cell>
          <table:table-cell office:value-type="string" calcext:value-type="string">
            <text:p>dudelsack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string" calcext:value-type="string">
            <text:p>Indische klassische Musik-Klassen</text:p>
          </table:table-cell>
          <table:table-cell office:value-type="string" calcext:value-type="string">
            <text:p>indische klassische musik-kla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string" calcext:value-type="string">
            <text:p>Musikverständnis-Workshops</text:p>
          </table:table-cell>
          <table:table-cell office:value-type="string" calcext:value-type="string">
            <text:p>musikverständnis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string" calcext:value-type="string">
            <text:p>Steel-Drum-Unterricht</text:p>
          </table:table-cell>
          <table:table-cell office:value-type="string" calcext:value-type="string">
            <text:p>steel-drum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string" calcext:value-type="string">
            <text:p>Gesangsensemble-Coaching</text:p>
          </table:table-cell>
          <table:table-cell office:value-type="string" calcext:value-type="string">
            <text:p>gesangsensemble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string" calcext:value-type="string">
            <text:p>Irische Pfeifenunterricht</text:p>
          </table:table-cell>
          <table:table-cell office:value-type="string" calcext:value-type="string">
            <text:p>irische pfeife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string" calcext:value-type="string">
            <text:p>Filmvertonung-Workshops</text:p>
          </table:table-cell>
          <table:table-cell office:value-type="string" calcext:value-type="string">
            <text:p>filmvertonung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string" calcext:value-type="string">
            <text:p>Posaunenunterricht</text:p>
          </table:table-cell>
          <table:table-cell office:value-type="string" calcext:value-type="string">
            <text:p>posaune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string" calcext:value-type="string">
            <text:p>Lateinische Schlagzeug-Klassen</text:p>
          </table:table-cell>
          <table:table-cell office:value-type="string" calcext:value-type="string">
            <text:p>lateinische schlagzeug-kla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string" calcext:value-type="string">
            <text:p>Country-Band-Coaching</text:p>
          </table:table-cell>
          <table:table-cell office:value-type="string" calcext:value-type="string">
            <text:p>country-band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string" calcext:value-type="string">
            <text:p>Tabla-Unterricht</text:p>
          </table:table-cell>
          <table:table-cell office:value-type="string" calcext:value-type="string">
            <text:p>tabla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string" calcext:value-type="string">
            <text:p>Chorarrangement-Workshops</text:p>
          </table:table-cell>
          <table:table-cell office:value-type="string" calcext:value-type="string">
            <text:p>chorarrangement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string" calcext:value-type="string">
            <text:p>Baritonhorn-Unterricht</text:p>
          </table:table-cell>
          <table:table-cell office:value-type="string" calcext:value-type="string">
            <text:p>baritonhorn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string" calcext:value-type="string">
            <text:p>Jazz-Ensemble-Coaching</text:p>
          </table:table-cell>
          <table:table-cell office:value-type="string" calcext:value-type="string">
            <text:p>jazz-ensemble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string" calcext:value-type="string">
            <text:p>Musikgeschichte-Seminare</text:p>
          </table:table-cell>
          <table:table-cell office:value-type="string" calcext:value-type="string">
            <text:p>musikgeschichte-semin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string" calcext:value-type="string">
            <text:p>Klavierunterricht</text:p>
          </table:table-cell>
          <table:table-cell office:value-type="string" calcext:value-type="string">
            <text:p>klavier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string" calcext:value-type="string">
            <text:p>Gitarrenunterricht</text:p>
          </table:table-cell>
          <table:table-cell office:value-type="string" calcext:value-type="string">
            <text:p>gitarre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string" calcext:value-type="string">
            <text:p>Gesangsworkshops</text:p>
          </table:table-cell>
          <table:table-cell office:value-type="string" calcext:value-type="string">
            <text:p>gesangs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string" calcext:value-type="string">
            <text:p>Geigenunterricht</text:p>
          </table:table-cell>
          <table:table-cell office:value-type="string" calcext:value-type="string">
            <text:p>geige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string" calcext:value-type="string">
            <text:p>Schlagzeugunterricht</text:p>
          </table:table-cell>
          <table:table-cell office:value-type="string" calcext:value-type="string">
            <text:p>schlagzeug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string" calcext:value-type="string">
            <text:p>Flötenunterricht</text:p>
          </table:table-cell>
          <table:table-cell office:value-type="string" calcext:value-type="string">
            <text:p>flöte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string" calcext:value-type="string">
            <text:p>Songwriting-Workshops</text:p>
          </table:table-cell>
          <table:table-cell office:value-type="string" calcext:value-type="string">
            <text:p>songwriting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string" calcext:value-type="string">
            <text:p>Stimmcoaching</text:p>
          </table:table-cell>
          <table:table-cell office:value-type="string" calcext:value-type="string">
            <text:p>stimm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string" calcext:value-type="string">
            <text:p>Trompetenunterricht</text:p>
          </table:table-cell>
          <table:table-cell office:value-type="string" calcext:value-type="string">
            <text:p>trompete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string" calcext:value-type="string">
            <text:p>Bassgitarrenunterricht</text:p>
          </table:table-cell>
          <table:table-cell office:value-type="string" calcext:value-type="string">
            <text:p>bassgitarre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string" calcext:value-type="string">
            <text:p>Musiktheorie-Kurse</text:p>
          </table:table-cell>
          <table:table-cell office:value-type="string" calcext:value-type="string">
            <text:p>musiktheorie-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string" calcext:value-type="string">
            <text:p>Cello-Unterricht</text:p>
          </table:table-cell>
          <table:table-cell office:value-type="string" calcext:value-type="string">
            <text:p>cello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string" calcext:value-type="string">
            <text:p>Gesangsharmonie-Workshops</text:p>
          </table:table-cell>
          <table:table-cell office:value-type="string" calcext:value-type="string">
            <text:p>gesangsharmonie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string" calcext:value-type="string">
            <text:p>Saxophonunterricht</text:p>
          </table:table-cell>
          <table:table-cell office:value-type="string" calcext:value-type="string">
            <text:p>saxopho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string" calcext:value-type="string">
            <text:p>Unterricht in elektronischer Musikproduktion</text:p>
          </table:table-cell>
          <table:table-cell office:value-type="string" calcext:value-type="string">
            <text:p>unterricht in elektronischer musikproduk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string" calcext:value-type="string">
            <text:p>Keyboard-Spieltechnik-Coaching</text:p>
          </table:table-cell>
          <table:table-cell office:value-type="string" calcext:value-type="string">
            <text:p>keyboard-spieltechnik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string" calcext:value-type="string">
            <text:p>Klarinettenunterricht</text:p>
          </table:table-cell>
          <table:table-cell office:value-type="string" calcext:value-type="string">
            <text:p>klarinette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string" calcext:value-type="string">
            <text:p>Kompositionsworkshops</text:p>
          </table:table-cell>
          <table:table-cell office:value-type="string" calcext:value-type="string">
            <text:p>kompositions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string" calcext:value-type="string">
            <text:p>Jazz-Improvisationskurse</text:p>
          </table:table-cell>
          <table:table-cell office:value-type="string" calcext:value-type="string">
            <text:p>jazz-improvisations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string" calcext:value-type="string">
            <text:p>Ukulelenunterricht</text:p>
          </table:table-cell>
          <table:table-cell office:value-type="string" calcext:value-type="string">
            <text:p>ukulele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string" calcext:value-type="string">
            <text:p>Musikproduktionsseminare</text:p>
          </table:table-cell>
          <table:table-cell office:value-type="string" calcext:value-type="string">
            <text:p>musikproduktionssemin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string" calcext:value-type="string">
            <text:p>Harfenunterricht</text:p>
          </table:table-cell>
          <table:table-cell office:value-type="string" calcext:value-type="string">
            <text:p>harfe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string" calcext:value-type="string">
            <text:p>Chorleiter</text:p>
          </table:table-cell>
          <table:table-cell office:value-type="string" calcext:value-type="string">
            <text:p>chorlei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string" calcext:value-type="string">
            <text:p>Unterricht in akustischer Gitarre</text:p>
          </table:table-cell>
          <table:table-cell office:value-type="string" calcext:value-type="string">
            <text:p>unterricht in akustischer gitar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string" calcext:value-type="string">
            <text:p>Musiknotationstraining</text:p>
          </table:table-cell>
          <table:table-cell office:value-type="string" calcext:value-type="string">
            <text:p>musiknotations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string" calcext:value-type="string">
            <text:p>Percussion-Workshops</text:p>
          </table:table-cell>
          <table:table-cell office:value-type="string" calcext:value-type="string">
            <text:p>percussion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string" calcext:value-type="string">
            <text:p>Operngesangscoaching</text:p>
          </table:table-cell>
          <table:table-cell office:value-type="string" calcext:value-type="string">
            <text:p>operngesangs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string" calcext:value-type="string">
            <text:p>Unterricht für Blechblasinstrumente</text:p>
          </table:table-cell>
          <table:table-cell office:value-type="string" calcext:value-type="string">
            <text:p>unterricht für blechblasinstrume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string" calcext:value-type="string">
            <text:p>Musikarrangement-Kurse</text:p>
          </table:table-cell>
          <table:table-cell office:value-type="string" calcext:value-type="string">
            <text:p>musikarrangement-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string" calcext:value-type="string">
            <text:p>Akkordeonunterricht</text:p>
          </table:table-cell>
          <table:table-cell office:value-type="string" calcext:value-type="string">
            <text:p>akkordeo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string" calcext:value-type="string">
            <text:p>Geigenunterricht</text:p>
          </table:table-cell>
          <table:table-cell office:value-type="string" calcext:value-type="string">
            <text:p>geige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string" calcext:value-type="string">
            <text:p>Gospel-Chorleiter</text:p>
          </table:table-cell>
          <table:table-cell office:value-type="string" calcext:value-type="string">
            <text:p>gospel-chorlei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string" calcext:value-type="string">
            <text:p>Musiktechnologie-Workshops</text:p>
          </table:table-cell>
          <table:table-cell office:value-type="string" calcext:value-type="string">
            <text:p>musiktechnologie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string" calcext:value-type="string">
            <text:p>Fagottunterricht</text:p>
          </table:table-cell>
          <table:table-cell office:value-type="string" calcext:value-type="string">
            <text:p>fagott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Musiktherapiesitzungen</text:p>
          </table:table-cell>
          <table:table-cell office:value-type="string" calcext:value-type="string">
            <text:p>musiktherapiesitz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Bluegrass-Band-Coaching</text:p>
          </table:table-cell>
          <table:table-cell office:value-type="string" calcext:value-type="string">
            <text:p>bluegrass-band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Harmoniegesangsunterricht</text:p>
          </table:table-cell>
          <table:table-cell office:value-type="string" calcext:value-type="string">
            <text:p>harmoniegesangs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Dudelsackunterricht</text:p>
          </table:table-cell>
          <table:table-cell office:value-type="string" calcext:value-type="string">
            <text:p>dudelsack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string" calcext:value-type="string">
            <text:p>Unterricht in klassischer indischer Musik</text:p>
          </table:table-cell>
          <table:table-cell office:value-type="string" calcext:value-type="string">
            <text:p>unterricht in klassischer indischer musi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Musikschätzung-Workshops</text:p>
          </table:table-cell>
          <table:table-cell office:value-type="string" calcext:value-type="string">
            <text:p>musikschätzung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string" calcext:value-type="string">
            <text:p>Unterricht in Steel Drums</text:p>
          </table:table-cell>
          <table:table-cell office:value-type="string" calcext:value-type="string">
            <text:p>unterricht in steel dru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string" calcext:value-type="string">
            <text:p>Gesangsensemble-Coaching</text:p>
          </table:table-cell>
          <table:table-cell office:value-type="string" calcext:value-type="string">
            <text:p>gesangsensemble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Unterricht in irischer Flöte</text:p>
          </table:table-cell>
          <table:table-cell office:value-type="string" calcext:value-type="string">
            <text:p>unterricht in irischer flö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string" calcext:value-type="string">
            <text:p>Filmmusik-Workshops</text:p>
          </table:table-cell>
          <table:table-cell office:value-type="string" calcext:value-type="string">
            <text:p>filmmusik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Posaunenunterricht</text:p>
          </table:table-cell>
          <table:table-cell office:value-type="string" calcext:value-type="string">
            <text:p>posaunen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Lateinamerikanische Percussion-Kurse</text:p>
          </table:table-cell>
          <table:table-cell office:value-type="string" calcext:value-type="string">
            <text:p>lateinamerikanische percussion-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Country-Band-Coaching</text:p>
          </table:table-cell>
          <table:table-cell office:value-type="string" calcext:value-type="string">
            <text:p>country-band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Tabla-Unterricht</text:p>
          </table:table-cell>
          <table:table-cell office:value-type="string" calcext:value-type="string">
            <text:p>tabla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Chorarrangement-Workshops</text:p>
          </table:table-cell>
          <table:table-cell office:value-type="string" calcext:value-type="string">
            <text:p>chorarrangement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Baritonhorn-Unterricht</text:p>
          </table:table-cell>
          <table:table-cell office:value-type="string" calcext:value-type="string">
            <text:p>baritonhorn-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string" calcext:value-type="string">
            <text:p>Jazzensemble-Coaching</text:p>
          </table:table-cell>
          <table:table-cell office:value-type="string" calcext:value-type="string">
            <text:p>jazzensemble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Musikgeschichte-Seminare</text:p>
          </table:table-cell>
          <table:table-cell office:value-type="string" calcext:value-type="string">
            <text:p>musikgeschichte-semin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Grafikdesign-Workshops</text:p>
          </table:table-cell>
          <table:table-cell office:value-type="string" calcext:value-type="string">
            <text:p>grafikdesign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string" calcext:value-type="string">
            <text:p>Coding-Bootcamps</text:p>
          </table:table-cell>
          <table:table-cell office:value-type="string" calcext:value-type="string">
            <text:p>coding-bootcam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string" calcext:value-type="string">
            <text:p>Videobearbeitungskurse</text:p>
          </table:table-cell>
          <table:table-cell office:value-type="string" calcext:value-type="string">
            <text:p>videobearbeitungs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Kurse zur Entwicklung mobiler Apps</text:p>
          </table:table-cell>
          <table:table-cell office:value-type="string" calcext:value-type="string">
            <text:p>kurse zur entwicklung mobiler ap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3D-Modellierungsworkshops</text:p>
          </table:table-cell>
          <table:table-cell office:value-type="string" calcext:value-type="string">
            <text:p>3d-modellierungs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Data-Science-Training</text:p>
          </table:table-cell>
          <table:table-cell office:value-type="string" calcext:value-type="string">
            <text:p>data-science-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Webentwicklungs-Bootcamps</text:p>
          </table:table-cell>
          <table:table-cell office:value-type="string" calcext:value-type="string">
            <text:p>webentwicklungs-bootcam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string" calcext:value-type="string">
            <text:p>UI/UX-Design-Kurse</text:p>
          </table:table-cell>
          <table:table-cell office:value-type="string" calcext:value-type="string">
            <text:p>ui/ux-design-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Workshops für digitales Marketing</text:p>
          </table:table-cell>
          <table:table-cell office:value-type="string" calcext:value-type="string">
            <text:p>workshops für digitales marke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Spieleentwicklungskurse</text:p>
          </table:table-cell>
          <table:table-cell office:value-type="string" calcext:value-type="string">
            <text:p>spieleentwicklungs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Cybersicherheitstraining</text:p>
          </table:table-cell>
          <table:table-cell office:value-type="string" calcext:value-type="string">
            <text:p>cybersicherheits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string" calcext:value-type="string">
            <text:p>Workshops für Animationssoftware</text:p>
          </table:table-cell>
          <table:table-cell office:value-type="string" calcext:value-type="string">
            <text:p>workshops für animationssoftw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string" calcext:value-type="string">
            <text:p>Cloud-Computing-Kurse</text:p>
          </table:table-cell>
          <table:table-cell office:value-type="string" calcext:value-type="string">
            <text:p>cloud-computing-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Datenbankmanagement-Kurse</text:p>
          </table:table-cell>
          <table:table-cell office:value-type="string" calcext:value-type="string">
            <text:p>datenbankmanagement-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Virtual-Reality-(VR)-Training</text:p>
          </table:table-cell>
          <table:table-cell office:value-type="string" calcext:value-type="string">
            <text:p>virtual-reality-(vr)-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string" calcext:value-type="string">
            <text:p>Digitale-Illustrations-Workshops</text:p>
          </table:table-cell>
          <table:table-cell office:value-type="string" calcext:value-type="string">
            <text:p>digitale-illustrations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string" calcext:value-type="string">
            <text:p>IoT (Internet der Dinge)-Kurse</text:p>
          </table:table-cell>
          <table:table-cell office:value-type="string" calcext:value-type="string">
            <text:p>iot (internet der dinge)-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string" calcext:value-type="string">
            <text:p>Front-End-Entwicklungs-Bootcamps</text:p>
          </table:table-cell>
          <table:table-cell office:value-type="string" calcext:value-type="string">
            <text:p>front-end-entwicklungs-bootcam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string" calcext:value-type="string">
            <text:p>Workshops für Videospiel-Design</text:p>
          </table:table-cell>
          <table:table-cell office:value-type="string" calcext:value-type="string">
            <text:p>workshops für videospiel-desig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string" calcext:value-type="string">
            <text:p>Netzwerkverwaltungs-Training</text:p>
          </table:table-cell>
          <table:table-cell office:value-type="string" calcext:value-type="string">
            <text:p>netzwerkverwaltungs-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string" calcext:value-type="string">
            <text:p>Augmented-Reality-(AR)-Kurse</text:p>
          </table:table-cell>
          <table:table-cell office:value-type="string" calcext:value-type="string">
            <text:p>augmented-reality-(ar)-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string" calcext:value-type="string">
            <text:p>Workshops für digitale Fotografie</text:p>
          </table:table-cell>
          <table:table-cell office:value-type="string" calcext:value-type="string">
            <text:p>workshops für digitale fotograf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string" calcext:value-type="string">
            <text:p>E-Commerce-Entwicklungs-Kurse</text:p>
          </table:table-cell>
          <table:table-cell office:value-type="string" calcext:value-type="string">
            <text:p>e-commerce-entwicklungs-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string" calcext:value-type="string">
            <text:p>Data-Analytics-Bootcamps</text:p>
          </table:table-cell>
          <table:table-cell office:value-type="string" calcext:value-type="string">
            <text:p>data-analytics-bootcam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3D-Druck-Workshops</text:p>
          </table:table-cell>
          <table:table-cell office:value-type="string" calcext:value-type="string">
            <text:p>3d-druck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string" calcext:value-type="string">
            <text:p>Blockchain-Entwicklungs-Training</text:p>
          </table:table-cell>
          <table:table-cell office:value-type="string" calcext:value-type="string">
            <text:p>blockchain-entwicklungs-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string" calcext:value-type="string">
            <text:p>Audioproduktions-Kurse</text:p>
          </table:table-cell>
          <table:table-cell office:value-type="string" calcext:value-type="string">
            <text:p>audioproduktions-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string" calcext:value-type="string">
            <text:p>Workshops für Social-Media-Marketing</text:p>
          </table:table-cell>
          <table:table-cell office:value-type="string" calcext:value-type="string">
            <text:p>workshops für social-media-marke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string" calcext:value-type="string">
            <text:p>Softwaretest-Kurse</text:p>
          </table:table-cell>
          <table:table-cell office:value-type="string" calcext:value-type="string">
            <text:p>softwaretest-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Training für Bewegungsgrafikdesign</text:p>
          </table:table-cell>
          <table:table-cell office:value-type="string" calcext:value-type="string">
            <text:p>training für bewegungsgrafikdesig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string" calcext:value-type="string">
            <text:p>Workshops für Robotic Process Automation</text:p>
          </table:table-cell>
          <table:table-cell office:value-type="string" calcext:value-type="string">
            <text:p>workshops für robotic process autom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string" calcext:value-type="string">
            <text:p>DevOps-Training</text:p>
          </table:table-cell>
          <table:table-cell office:value-type="string" calcext:value-type="string">
            <text:p>devops-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Benutzerforschungs-Kurse</text:p>
          </table:table-cell>
          <table:table-cell office:value-type="string" calcext:value-type="string">
            <text:p>benutzerforschungs-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string" calcext:value-type="string">
            <text:p>Workshops für Computer Vision</text:p>
          </table:table-cell>
          <table:table-cell office:value-type="string" calcext:value-type="string">
            <text:p>workshops für computer vis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string" calcext:value-type="string">
            <text:p>Training für App Store Optimization (ASO)</text:p>
          </table:table-cell>
          <table:table-cell office:value-type="string" calcext:value-type="string">
            <text:p>training für app store optimization (aso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string" calcext:value-type="string">
            <text:p>Kurse für AR/VR Interaction Design</text:p>
          </table:table-cell>
          <table:table-cell office:value-type="string" calcext:value-type="string">
            <text:p>kurse für ar/vr interaction desig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string" calcext:value-type="string">
            <text:p>Workshops für IT-Projektmanagement</text:p>
          </table:table-cell>
          <table:table-cell office:value-type="string" calcext:value-type="string">
            <text:p>workshops für it-projekt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string" calcext:value-type="string">
            <text:p>Training für automatisiertes Testen</text:p>
          </table:table-cell>
          <table:table-cell office:value-type="string" calcext:value-type="string">
            <text:p>training für automatisiertes te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string" calcext:value-type="string">
            <text:p>Kurse für UX/UI-Prototyping</text:p>
          </table:table-cell>
          <table:table-cell office:value-type="string" calcext:value-type="string">
            <text:p>kurse für ux/ui-prototyp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string" calcext:value-type="string">
            <text:p>Workshops für Business Intelligence</text:p>
          </table:table-cell>
          <table:table-cell office:value-type="string" calcext:value-type="string">
            <text:p>workshops für business intellige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string" calcext:value-type="string">
            <text:p>Kurse für Spieledesign von Leveln</text:p>
          </table:table-cell>
          <table:table-cell office:value-type="string" calcext:value-type="string">
            <text:p>kurse für spieledesign von level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string" calcext:value-type="string">
            <text:p>Usability-Tests für mobile Apps</text:p>
          </table:table-cell>
          <table:table-cell office:value-type="string" calcext:value-type="string">
            <text:p>usability-tests für mobile ap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string" calcext:value-type="string">
            <text:p>Training für barrierefreies Webdesign</text:p>
          </table:table-cell>
          <table:table-cell office:value-type="string" calcext:value-type="string">
            <text:p>training für barrierefreies webdesig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string" calcext:value-type="string">
            <text:p>Workshops für IoT-Sicherheit</text:p>
          </table:table-cell>
          <table:table-cell office:value-type="string" calcext:value-type="string">
            <text:p>workshops für iot-sicherh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string" calcext:value-type="string">
            <text:p>Kurse zu KI und maschinellem Lernen</text:p>
          </table:table-cell>
          <table:table-cell office:value-type="string" calcext:value-type="string">
            <text:p>kurse zu ki und maschinellem ler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string" calcext:value-type="string">
            <text:p>Training zur Softwarebereitstellung</text:p>
          </table:table-cell>
          <table:table-cell office:value-type="string" calcext:value-type="string">
            <text:p>training zur softwarebereit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string" calcext:value-type="string">
            <text:p>Workshops zur Entwicklung und Bereitstellung von Chatbots</text:p>
          </table:table-cell>
          <table:table-cell office:value-type="string" calcext:value-type="string">
            <text:p>workshops zur entwicklung und bereitstellung von chatbo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string" calcext:value-type="string">
            <text:p>Kurse zu Webdesign-Frameworks</text:p>
          </table:table-cell>
          <table:table-cell office:value-type="string" calcext:value-type="string">
            <text:p>kurse zu webdesign-framework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string" calcext:value-type="string">
            <text:p>Strategien zur Monetarisierung von Spielen</text:p>
          </table:table-cell>
          <table:table-cell office:value-type="string" calcext:value-type="string">
            <text:p>strategien zur monetarisierung von spie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string" calcext:value-type="string">
            <text:p>CAD-Design-Workshops</text:p>
          </table:table-cell>
          <table:table-cell office:value-type="string" calcext:value-type="string">
            <text:p>cad-design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string" calcext:value-type="string">
            <text:p>Training zur Netzwerksicherheit</text:p>
          </table:table-cell>
          <table:table-cell office:value-type="string" calcext:value-type="string">
            <text:p>training zur netzwerksicherh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string" calcext:value-type="string">
            <text:p>Kurse zur Entwicklung mit WordPress</text:p>
          </table:table-cell>
          <table:table-cell office:value-type="string" calcext:value-type="string">
            <text:p>kurse zur entwicklung mit wordpr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string" calcext:value-type="string">
            <text:p>Agile Softwareentwicklungs-Workshops</text:p>
          </table:table-cell>
          <table:table-cell office:value-type="string" calcext:value-type="string">
            <text:p>agile softwareentwicklungs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string" calcext:value-type="string">
            <text:p>Kurse zur Programmierung von Embedded Systems</text:p>
          </table:table-cell>
          <table:table-cell office:value-type="string" calcext:value-type="string">
            <text:p>kurse zur programmierung von embedded syste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string" calcext:value-type="string">
            <text:p>Training zur Netzwerkfehlersuche</text:p>
          </table:table-cell>
          <table:table-cell office:value-type="string" calcext:value-type="string">
            <text:p>training zur netzwerkfehlersu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ERP-Systemimplementierungs-Workshops</text:p>
          </table:table-cell>
          <table:table-cell office:value-type="string" calcext:value-type="string">
            <text:p>erp-systemimplementierungs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string" calcext:value-type="string">
            <text:p>Kurse zur Optimierung von Datenbankabfragen</text:p>
          </table:table-cell>
          <table:table-cell office:value-type="string" calcext:value-type="string">
            <text:p>kurse zur optimierung von datenbankabfra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string" calcext:value-type="string">
            <text:p>Training zur Software-Dokumentation</text:p>
          </table:table-cell>
          <table:table-cell office:value-type="string" calcext:value-type="string">
            <text:p>training zur software-dokumen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string" calcext:value-type="string">
            <text:p>Bereitstellung von Machine Learning-Modellen</text:p>
          </table:table-cell>
          <table:table-cell office:value-type="string" calcext:value-type="string">
            <text:p>bereitstellung von machine learning-model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string" calcext:value-type="string">
            <text:p>Kurse zum agilen Projektmanagement</text:p>
          </table:table-cell>
          <table:table-cell office:value-type="string" calcext:value-type="string">
            <text:p>kurse zum agilen projekt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string" calcext:value-type="string">
            <text:p>Training zur IT-Infrastrukturverwaltung</text:p>
          </table:table-cell>
          <table:table-cell office:value-type="string" calcext:value-type="string">
            <text:p>training zur it-infrastrukturverwal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string" calcext:value-type="string">
            <text:p>Web-Performance-Optimierungs-Workshops</text:p>
          </table:table-cell>
          <table:table-cell office:value-type="string" calcext:value-type="string">
            <text:p>web-performance-optimierungs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string" calcext:value-type="string">
            <text:p>Kurse zur Linux-Systemadministration</text:p>
          </table:table-cell>
          <table:table-cell office:value-type="string" calcext:value-type="string">
            <text:p>kurse zur linux-systemadminist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string" calcext:value-type="string">
            <text:p>CRM-Softwareimplementierungs-Training</text:p>
          </table:table-cell>
          <table:table-cell office:value-type="string" calcext:value-type="string">
            <text:p>crm-softwareimplementierungs-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string" calcext:value-type="string">
            <text:p>API-Entwicklungs-Workshops</text:p>
          </table:table-cell>
          <table:table-cell office:value-type="string" calcext:value-type="string">
            <text:p>api-entwicklungs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string" calcext:value-type="string">
            <text:p>Kurse zum Data Warehousing</text:p>
          </table:table-cell>
          <table:table-cell office:value-type="string" calcext:value-type="string">
            <text:p>kurse zum data warehou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string" calcext:value-type="string">
            <text:p>Training zu Versionskontrollsystemen</text:p>
          </table:table-cell>
          <table:table-cell office:value-type="string" calcext:value-type="string">
            <text:p>training zu versionskontrollsyste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string" calcext:value-type="string">
            <text:p>Containerisierungs- und Docker-Workshops</text:p>
          </table:table-cell>
          <table:table-cell office:value-type="string" calcext:value-type="string">
            <text:p>containerisierungs- und docker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string" calcext:value-type="string">
            <text:p>CRM-Anpassungs-Kurse</text:p>
          </table:table-cell>
          <table:table-cell office:value-type="string" calcext:value-type="string">
            <text:p>crm-anpassungs-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string" calcext:value-type="string">
            <text:p>API-Sicherheitstraining</text:p>
          </table:table-cell>
          <table:table-cell office:value-type="string" calcext:value-type="string">
            <text:p>api-sicherheits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string" calcext:value-type="string">
            <text:p>IT-Service-Management-Workshops</text:p>
          </table:table-cell>
          <table:table-cell office:value-type="string" calcext:value-type="string">
            <text:p>it-service-management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string" calcext:value-type="string">
            <text:p>Kurse zur Virtualisierungstechnologie</text:p>
          </table:table-cell>
          <table:table-cell office:value-type="string" calcext:value-type="string">
            <text:p>kurse zur virtualisierungstechnolo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string" calcext:value-type="string">
            <text:p>Training zur Software-Qualitätssicherung</text:p>
          </table:table-cell>
          <table:table-cell office:value-type="string" calcext:value-type="string">
            <text:p>training zur software-qualitätssich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string" calcext:value-type="string">
            <text:p>Workshops zur Netzwerkplanung und -gestaltung</text:p>
          </table:table-cell>
          <table:table-cell office:value-type="string" calcext:value-type="string">
            <text:p>workshops zur netzwerkplanung und -gestal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string" calcext:value-type="string">
            <text:p>Kurse zur digitalen Transformationsstrategie</text:p>
          </table:table-cell>
          <table:table-cell office:value-type="string" calcext:value-type="string">
            <text:p>kurse zur digitalen transformationsstrate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string" calcext:value-type="string">
            <text:p>Training zur Cloud-Architektur</text:p>
          </table:table-cell>
          <table:table-cell office:value-type="string" calcext:value-type="string">
            <text:p>training zur cloud-architekt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string" calcext:value-type="string">
            <text:p>Workshops zur Automatisierung von Geschäftsprozessen</text:p>
          </table:table-cell>
          <table:table-cell office:value-type="string" calcext:value-type="string">
            <text:p>workshops zur automatisierung von geschäftsproz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string" calcext:value-type="string">
            <text:p>Kurse zur Entwicklung von IoT-Anwendungen</text:p>
          </table:table-cell>
          <table:table-cell office:value-type="string" calcext:value-type="string">
            <text:p>kurse zur entwicklung von iot-anwend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string" calcext:value-type="string">
            <text:p>Training zur Softwarelizenzierung und -konformität</text:p>
          </table:table-cell>
          <table:table-cell office:value-type="string" calcext:value-type="string">
            <text:p>training zur softwarelizenzierung und -konformitä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string" calcext:value-type="string">
            <text:p>Big Data Analytics-Workshops</text:p>
          </table:table-cell>
          <table:table-cell office:value-type="string" calcext:value-type="string">
            <text:p>big data analytics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string" calcext:value-type="string">
            <text:p>Kurse zur IT-Governance und -konformität</text:p>
          </table:table-cell>
          <table:table-cell office:value-type="string" calcext:value-type="string">
            <text:p>kurse zur it-governance und -konformitä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string" calcext:value-type="string">
            <text:p>Training zur Cloud-Migrationsstrategie</text:p>
          </table:table-cell>
          <table:table-cell office:value-type="string" calcext:value-type="string">
            <text:p>training zur cloud-migrationsstrate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string" calcext:value-type="string">
            <text:p>Cybersicherheits-Framework-Workshops</text:p>
          </table:table-cell>
          <table:table-cell office:value-type="string" calcext:value-type="string">
            <text:p>cybersicherheits-framework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Kurse zur Blockchain-Technologie</text:p>
          </table:table-cell>
          <table:table-cell office:value-type="string" calcext:value-type="string">
            <text:p>kurse zur blockchain-technolo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string" calcext:value-type="string">
            <text:p>Training zur Robotic Process Automation</text:p>
          </table:table-cell>
          <table:table-cell office:value-type="string" calcext:value-type="string">
            <text:p>training zur robotic process autom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Workshops zur Softwarearchitektur-Entwicklung</text:p>
          </table:table-cell>
          <table:table-cell office:value-type="string" calcext:value-type="string">
            <text:p>workshops zur softwarearchitektur-entwick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string" calcext:value-type="string">
            <text:p>Training zu KI-Ethik und -Voreingenommenheit</text:p>
          </table:table-cell>
          <table:table-cell office:value-type="string" calcext:value-type="string">
            <text:p>training zu ki-ethik und -voreingenommenh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string" calcext:value-type="string">
            <text:p>Kurse zur Optimierung der Netzwerkperformance</text:p>
          </table:table-cell>
          <table:table-cell office:value-type="string" calcext:value-type="string">
            <text:p>kurse zur optimierung der netzwerkperform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string" calcext:value-type="string">
            <text:p>Workshops zum Schutz der digitalen Privatsphäre</text:p>
          </table:table-cell>
          <table:table-cell office:value-type="string" calcext:value-type="string">
            <text:p>workshops zum schutz der digitalen privatsphä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string" calcext:value-type="string">
            <text:p>Kurse zur Datenanalyse von IoT-Daten</text:p>
          </table:table-cell>
          <table:table-cell office:value-type="string" calcext:value-type="string">
            <text:p>kurse zur datenanalyse von iot-da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string" calcext:value-type="string">
            <text:p>Training zur Software-Sicherheit</text:p>
          </table:table-cell>
          <table:table-cell office:value-type="string" calcext:value-type="string">
            <text:p>training zur software-sicherh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string" calcext:value-type="string">
            <text:p>Workshops zur automatisierten Softwarebereitstellung</text:p>
          </table:table-cell>
          <table:table-cell office:value-type="string" calcext:value-type="string">
            <text:p>workshops zur automatisierten softwarebereit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string" calcext:value-type="string">
            <text:p>Kurse zur Quantencomputing</text:p>
          </table:table-cell>
          <table:table-cell office:value-type="string" calcext:value-type="string">
            <text:p>kurse zur quantencompu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Training zur IT-Wiederherstellung nach Katastrophen</text:p>
          </table:table-cell>
          <table:table-cell office:value-type="string" calcext:value-type="string">
            <text:p>training zur it-wiederherstellung nach katastroph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Reparatur von Möbeln</text:p>
          </table:table-cell>
          <table:table-cell office:value-type="string" calcext:value-type="string">
            <text:p>reparatur von möbel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Fehlersuche und -behebung bei Haushaltsgeräten</text:p>
          </table:table-cell>
          <table:table-cell office:value-type="string" calcext:value-type="string">
            <text:p>fehlersuche und -behebung bei haushaltsgerä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string" calcext:value-type="string">
            <text:p>Reparatur von Hausverkabelung</text:p>
          </table:table-cell>
          <table:table-cell office:value-type="string" calcext:value-type="string">
            <text:p>reparatur von hausverkabe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string" calcext:value-type="string">
            <text:p>Kleine Klempnerreparaturen</text:p>
          </table:table-cell>
          <table:table-cell office:value-type="string" calcext:value-type="string">
            <text:p>kleine klempnerrepar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string" calcext:value-type="string">
            <text:p>Reparatur von Wandlöchern</text:p>
          </table:table-cell>
          <table:table-cell office:value-type="string" calcext:value-type="string">
            <text:p>reparatur von wandlöch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string" calcext:value-type="string">
            <text:p>Restaurierung von Gartengeräten</text:p>
          </table:table-cell>
          <table:table-cell office:value-type="string" calcext:value-type="string">
            <text:p>restaurierung von gartengerä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string" calcext:value-type="string">
            <text:p>Reparatur von defekten Verschlüssen</text:p>
          </table:table-cell>
          <table:table-cell office:value-type="string" calcext:value-type="string">
            <text:p>reparatur von defekten verschlü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string" calcext:value-type="string">
            <text:p>Festziehen von Scharnieren</text:p>
          </table:table-cell>
          <table:table-cell office:value-type="string" calcext:value-type="string">
            <text:p>festziehen von scharn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string" calcext:value-type="string">
            <text:p>Reparatur von Treppen</text:p>
          </table:table-cell>
          <table:table-cell office:value-type="string" calcext:value-type="string">
            <text:p>reparatur von trep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Abdichtung von undichten Dächern</text:p>
          </table:table-cell>
          <table:table-cell office:value-type="string" calcext:value-type="string">
            <text:p>abdichtung von undichten däch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string" calcext:value-type="string">
            <text:p>Behebung quietschender Böden</text:p>
          </table:table-cell>
          <table:table-cell office:value-type="string" calcext:value-type="string">
            <text:p>behebung quietschender bö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string" calcext:value-type="string">
            <text:p>Reparatur von Fensterschutzgittern</text:p>
          </table:table-cell>
          <table:table-cell office:value-type="string" calcext:value-type="string">
            <text:p>reparatur von fensterschutzgitt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string" calcext:value-type="string">
            <text:p>Ausrichtung von Schranktüren</text:p>
          </table:table-cell>
          <table:table-cell office:value-type="string" calcext:value-type="string">
            <text:p>ausrichtung von schranktü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string" calcext:value-type="string">
            <text:p>Reparatur von defekten Zäunen</text:p>
          </table:table-cell>
          <table:table-cell office:value-type="string" calcext:value-type="string">
            <text:p>reparatur von defekten zäu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string" calcext:value-type="string">
            <text:p>Wiederherstellung von rostigem Metall</text:p>
          </table:table-cell>
          <table:table-cell office:value-type="string" calcext:value-type="string">
            <text:p>wiederherstellung von rostigem meta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string" calcext:value-type="string">
            <text:p>Austausch von gerissenen Fliesen</text:p>
          </table:table-cell>
          <table:table-cell office:value-type="string" calcext:value-type="string">
            <text:p>austausch von gerissenen flie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string" calcext:value-type="string">
            <text:p>Behebung von Problemen mit Bildschirmtüren</text:p>
          </table:table-cell>
          <table:table-cell office:value-type="string" calcext:value-type="string">
            <text:p>behebung von problemen mit bildschirmtü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string" calcext:value-type="string">
            <text:p>Schmierung von Schubladenführungen</text:p>
          </table:table-cell>
          <table:table-cell office:value-type="string" calcext:value-type="string">
            <text:p>schmierung von schubladenführ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string" calcext:value-type="string">
            <text:p>Auffrischung von verblichenem Lack</text:p>
          </table:table-cell>
          <table:table-cell office:value-type="string" calcext:value-type="string">
            <text:p>auffrischung von verblichenem la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Reinigung und Reparatur von Dachrinnen</text:p>
          </table:table-cell>
          <table:table-cell office:value-type="string" calcext:value-type="string">
            <text:p>reinigung und reparatur von dachrin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Reparatur von klemmenden Fenstern</text:p>
          </table:table-cell>
          <table:table-cell office:value-type="string" calcext:value-type="string">
            <text:p>reparatur von klemmenden fenst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Reparatur von Türklingeln</text:p>
          </table:table-cell>
          <table:table-cell office:value-type="string" calcext:value-type="string">
            <text:p>reparatur von türklingel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Behebung von klemmenden Schlössern</text:p>
          </table:table-cell>
          <table:table-cell office:value-type="string" calcext:value-type="string">
            <text:p>behebung von klemmenden schlöss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string" calcext:value-type="string">
            <text:p>Behebung von Dellen in Metall</text:p>
          </table:table-cell>
          <table:table-cell office:value-type="string" calcext:value-type="string">
            <text:p>behebung von dellen in meta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string" calcext:value-type="string">
            <text:p>Behebung quietschender Scharniere</text:p>
          </table:table-cell>
          <table:table-cell office:value-type="string" calcext:value-type="string">
            <text:p>behebung quietschender scharnie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office:value-type="string" calcext:value-type="string">
            <text:p>Behebung klappernder Fenster</text:p>
          </table:table-cell>
          <table:table-cell office:value-type="string" calcext:value-type="string">
            <text:p>behebung klappernder fens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string" calcext:value-type="string">
            <text:p>Reparatur von abblätternder Tapete</text:p>
          </table:table-cell>
          <table:table-cell office:value-type="string" calcext:value-type="string">
            <text:p>reparatur von abblätternder tape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string" calcext:value-type="string">
            <text:p>Reparatur von klemmenden Schubladen</text:p>
          </table:table-cell>
          <table:table-cell office:value-type="string" calcext:value-type="string">
            <text:p>reparatur von klemmenden schubla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string" calcext:value-type="string">
            <text:p>Reinigung von verfärbtem Holz</text:p>
          </table:table-cell>
          <table:table-cell office:value-type="string" calcext:value-type="string">
            <text:p>reinigung von verfärbtem holz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Behebung flackernder Lichter</text:p>
          </table:table-cell>
          <table:table-cell office:value-type="string" calcext:value-type="string">
            <text:p>behebung flackernder lich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Behebung durchhängender Schrankregale</text:p>
          </table:table-cell>
          <table:table-cell office:value-type="string" calcext:value-type="string">
            <text:p>behebung durchhängender schrankreg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Reparatur von lockeren Fliesen</text:p>
          </table:table-cell>
          <table:table-cell office:value-type="string" calcext:value-type="string">
            <text:p>reparatur von lockeren flie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string" calcext:value-type="string">
            <text:p>Wiederherstellung von rostigem Zaun</text:p>
          </table:table-cell>
          <table:table-cell office:value-type="string" calcext:value-type="string">
            <text:p>wiederherstellung von rostigem zau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string" calcext:value-type="string">
            <text:p>Entfernung von Wasserflecken</text:p>
          </table:table-cell>
          <table:table-cell office:value-type="string" calcext:value-type="string">
            <text:p>entfernung von wasserflec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string" calcext:value-type="string">
            <text:p>Behebung von klemmenden Schubladen</text:p>
          </table:table-cell>
          <table:table-cell office:value-type="string" calcext:value-type="string">
            <text:p>behebung von klemmenden schubla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string" calcext:value-type="string">
            <text:p>Wiederherstellung abgenutzter Schrankoberflächen</text:p>
          </table:table-cell>
          <table:table-cell office:value-type="string" calcext:value-type="string">
            <text:p>wiederherstellung abgenutzter schrankoberfläch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string" calcext:value-type="string">
            <text:p>Behebung quietschender Tore</text:p>
          </table:table-cell>
          <table:table-cell office:value-type="string" calcext:value-type="string">
            <text:p>behebung quietschender to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string" calcext:value-type="string">
            <text:p>Ausfüllung von Rissen im Beton</text:p>
          </table:table-cell>
          <table:table-cell office:value-type="string" calcext:value-type="string">
            <text:p>ausfüllung von rissen im bet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string" calcext:value-type="string">
            <text:p>Behebung von klemmenden Schiebetüren</text:p>
          </table:table-cell>
          <table:table-cell office:value-type="string" calcext:value-type="string">
            <text:p>behebung von klemmenden schiebetü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Behebung von tropfenden Duschköpfen</text:p>
          </table:table-cell>
          <table:table-cell office:value-type="string" calcext:value-type="string">
            <text:p>behebung von tropfenden duschköpf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string" calcext:value-type="string">
            <text:p>Reparatur von zerkratzten Holzoberflächen</text:p>
          </table:table-cell>
          <table:table-cell office:value-type="string" calcext:value-type="string">
            <text:p>reparatur von zerkratzten holzoberfläch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string" calcext:value-type="string">
            <text:p>Befestigung lockerer Treppengeländer</text:p>
          </table:table-cell>
          <table:table-cell office:value-type="string" calcext:value-type="string">
            <text:p>befestigung lockerer treppengeländ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string" calcext:value-type="string">
            <text:p>Behebung quietschender Böden</text:p>
          </table:table-cell>
          <table:table-cell office:value-type="string" calcext:value-type="string">
            <text:p>behebung quietschender bö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string" calcext:value-type="string">
            <text:p>Reparatur von beschädigtem Fugenmörtel</text:p>
          </table:table-cell>
          <table:table-cell office:value-type="string" calcext:value-type="string">
            <text:p>reparatur von beschädigtem fugenmört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string" calcext:value-type="string">
            <text:p>Stabilisierung wackeliger Möbel</text:p>
          </table:table-cell>
          <table:table-cell office:value-type="string" calcext:value-type="string">
            <text:p>stabilisierung wackeliger möb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string" calcext:value-type="string">
            <text:p>Austausch von gebrochenen Lamellen von Jalousien</text:p>
          </table:table-cell>
          <table:table-cell office:value-type="string" calcext:value-type="string">
            <text:p>austausch von gebrochenen lamellen von jalous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string" calcext:value-type="string">
            <text:p>Befestigung lockerer Schrankgriffe</text:p>
          </table:table-cell>
          <table:table-cell office:value-type="string" calcext:value-type="string">
            <text:p>befestigung lockerer schrankgriff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string" calcext:value-type="string">
            <text:p>Restaurierung rostiger Werkzeuge</text:p>
          </table:table-cell>
          <table:table-cell office:value-type="string" calcext:value-type="string">
            <text:p>restaurierung rostiger werkzeu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string" calcext:value-type="string">
            <text:p>Behebung klemmender Reißverschlüsse</text:p>
          </table:table-cell>
          <table:table-cell office:value-type="string" calcext:value-type="string">
            <text:p>behebung klemmender reißverschlüs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Reinigung von verschmutzten Teppichen</text:p>
          </table:table-cell>
          <table:table-cell office:value-type="string" calcext:value-type="string">
            <text:p>reinigung von verschmutzten teppich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Wiederherstellung verblasster Gartenmöbel</text:p>
          </table:table-cell>
          <table:table-cell office:value-type="string" calcext:value-type="string">
            <text:p>wiederherstellung verblasster gartenmöb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string" calcext:value-type="string">
            <text:p>Behebung von gerissenen Wänden</text:p>
          </table:table-cell>
          <table:table-cell office:value-type="string" calcext:value-type="string">
            <text:p>behebung von gerissenen wän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string" calcext:value-type="string">
            <text:p>Behebung nicht reagierender Fernbedienungen</text:p>
          </table:table-cell>
          <table:table-cell office:value-type="string" calcext:value-type="string">
            <text:p>behebung nicht reagierender fernbedien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Schärfen stumpfer Messer</text:p>
          </table:table-cell>
          <table:table-cell office:value-type="string" calcext:value-type="string">
            <text:p>schärfen stumpfer mess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Haushaltsreparatur</text:p>
          </table:table-cell>
          <table:table-cell office:value-type="string" calcext:value-type="string">
            <text:p>haushaltsreparat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string" calcext:value-type="string">
            <text:p>Behebung von Problemen mit Haushaltsgeräten</text:p>
          </table:table-cell>
          <table:table-cell office:value-type="string" calcext:value-type="string">
            <text:p>behebung von problemen mit haushaltsgerä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string" calcext:value-type="string">
            <text:p>Elektroarbeiten</text:p>
          </table:table-cell>
          <table:table-cell office:value-type="string" calcext:value-type="string">
            <text:p>elektroarb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Klempnerreparaturen</text:p>
          </table:table-cell>
          <table:table-cell office:value-type="string" calcext:value-type="string">
            <text:p>klempnerrepar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string" calcext:value-type="string">
            <text:p>Allgemeine handwerkliche Aufgaben</text:p>
          </table:table-cell>
          <table:table-cell office:value-type="string" calcext:value-type="string">
            <text:p>allgemeine handwerkliche aufgab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Möbelrestaurierung</text:p>
          </table:table-cell>
          <table:table-cell office:value-type="string" calcext:value-type="string">
            <text:p>möbelrestauri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Reparatur von Türen und Fenstern</text:p>
          </table:table-cell>
          <table:table-cell office:value-type="string" calcext:value-type="string">
            <text:p>reparatur von türen und fenst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Haushaltsinstandhaltung</text:p>
          </table:table-cell>
          <table:table-cell office:value-type="string" calcext:value-type="string">
            <text:p>haushaltsinstandhal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Reparaturen von Gartengeräten</text:p>
          </table:table-cell>
          <table:table-cell office:value-type="string" calcext:value-type="string">
            <text:p>reparaturen von gartengerä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string" calcext:value-type="string">
            <text:p>Reparatur defekter Gegenstände</text:p>
          </table:table-cell>
          <table:table-cell office:value-type="string" calcext:value-type="string">
            <text:p>reparatur defekter gegenstän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string" calcext:value-type="string">
            <text:p>Reparaturen von Wänden und Decken</text:p>
          </table:table-cell>
          <table:table-cell office:value-type="string" calcext:value-type="string">
            <text:p>reparaturen von wänden und dec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string" calcext:value-type="string">
            <text:p>Einfache Holzarbeiten</text:p>
          </table:table-cell>
          <table:table-cell office:value-type="string" calcext:value-type="string">
            <text:p>einfache holzarb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string" calcext:value-type="string">
            <text:p>Einfache mechanische Reparaturen</text:p>
          </table:table-cell>
          <table:table-cell office:value-type="string" calcext:value-type="string">
            <text:p>einfache mechanische repar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string" calcext:value-type="string">
            <text:p>Kleine Klempnerreparaturen</text:p>
          </table:table-cell>
          <table:table-cell office:value-type="string" calcext:value-type="string">
            <text:p>kleine klempnerrepar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string" calcext:value-type="string">
            <text:p>Wohnungsinstandhaltung</text:p>
          </table:table-cell>
          <table:table-cell office:value-type="string" calcext:value-type="string">
            <text:p>wohnungsinstandhal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string" calcext:value-type="string">
            <text:p>Verbesserung von Wohnungen</text:p>
          </table:table-cell>
          <table:table-cell office:value-type="string" calcext:value-type="string">
            <text:p>verbesserung von wohn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string" calcext:value-type="string">
            <text:p>Einfache Reparaturen</text:p>
          </table:table-cell>
          <table:table-cell office:value-type="string" calcext:value-type="string">
            <text:p>einfache repar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string" calcext:value-type="string">
            <text:p>Instandhaltung von Haushaltsgeräten</text:p>
          </table:table-cell>
          <table:table-cell office:value-type="string" calcext:value-type="string">
            <text:p>instandhaltung von haushaltsgerä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string" calcext:value-type="string">
            <text:p>Haushaltsreparaturen</text:p>
          </table:table-cell>
          <table:table-cell office:value-type="string" calcext:value-type="string">
            <text:p>haushaltsrepar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string" calcext:value-type="string">
            <text:p>Allgemeine Reparaturen</text:p>
          </table:table-cell>
          <table:table-cell office:value-type="string" calcext:value-type="string">
            <text:p>allgemeine repar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string" calcext:value-type="string">
            <text:p>Einfache Reparaturen</text:p>
          </table:table-cell>
          <table:table-cell office:value-type="string" calcext:value-type="string">
            <text:p>einfache repar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string" calcext:value-type="string">
            <text:p>Grundlegende Reparaturen</text:p>
          </table:table-cell>
          <table:table-cell office:value-type="string" calcext:value-type="string">
            <text:p>grundlegende repar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string" calcext:value-type="string">
            <text:p>Hausreparaturen</text:p>
          </table:table-cell>
          <table:table-cell office:value-type="string" calcext:value-type="string">
            <text:p>hausrepar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string" calcext:value-type="string">
            <text:p>Kleine Reparaturen</text:p>
          </table:table-cell>
          <table:table-cell office:value-type="string" calcext:value-type="string">
            <text:p>kleine repar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string" calcext:value-type="string">
            <text:p>Instandhaltung von Haushalten</text:p>
          </table:table-cell>
          <table:table-cell office:value-type="string" calcext:value-type="string">
            <text:p>instandhaltung von haushal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Grundlegende Reparaturen und Fixes</text:p>
          </table:table-cell>
          <table:table-cell office:value-type="string" calcext:value-type="string">
            <text:p>grundlegende reparaturen und fix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string" calcext:value-type="string">
            <text:p>Routinemäßige Reparaturen im Haushalt</text:p>
          </table:table-cell>
          <table:table-cell office:value-type="string" calcext:value-type="string">
            <text:p>routinemäßige reparaturen im haushal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string" calcext:value-type="string">
            <text:p>Lösungen für Haushaltsprobleme</text:p>
          </table:table-cell>
          <table:table-cell office:value-type="string" calcext:value-type="string">
            <text:p>lösungen für haushaltsproble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string" calcext:value-type="string">
            <text:p>Schnelle Reparaturen</text:p>
          </table:table-cell>
          <table:table-cell office:value-type="string" calcext:value-type="string">
            <text:p>schnelle repar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string" calcext:value-type="string">
            <text:p>Reparaturen und Fixes im Haushalt</text:p>
          </table:table-cell>
          <table:table-cell office:value-type="string" calcext:value-type="string">
            <text:p>reparaturen und fixes im haushal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string" calcext:value-type="string">
            <text:p>Behebung von Haushaltsgegenständen</text:p>
          </table:table-cell>
          <table:table-cell office:value-type="string" calcext:value-type="string">
            <text:p>behebung von haushaltsgegenstän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string" calcext:value-type="string">
            <text:p>Instandhaltung von Haushalten</text:p>
          </table:table-cell>
          <table:table-cell office:value-type="string" calcext:value-type="string">
            <text:p>instandhaltung von haushal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string" calcext:value-type="string">
            <text:p>Grundlegende Reparaturen und Fixes</text:p>
          </table:table-cell>
          <table:table-cell office:value-type="string" calcext:value-type="string">
            <text:p>grundlegende reparaturen und fix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Haushaltspflege</text:p>
          </table:table-cell>
          <table:table-cell office:value-type="string" calcext:value-type="string">
            <text:p>haushaltspfle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string" calcext:value-type="string">
            <text:p>Einfache Reparaturen und Fixes</text:p>
          </table:table-cell>
          <table:table-cell office:value-type="string" calcext:value-type="string">
            <text:p>einfache reparaturen und fix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Routinehafte Hausreparaturen</text:p>
          </table:table-cell>
          <table:table-cell office:value-type="string" calcext:value-type="string">
            <text:p>routinehafte hausrepar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string" calcext:value-type="string">
            <text:p>Problemlösung im Haushalt</text:p>
          </table:table-cell>
          <table:table-cell office:value-type="string" calcext:value-type="string">
            <text:p>problemlösung im haushal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string" calcext:value-type="string">
            <text:p>Gängige Hausreparaturen</text:p>
          </table:table-cell>
          <table:table-cell office:value-type="string" calcext:value-type="string">
            <text:p>gängige hausrepar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string" calcext:value-type="string">
            <text:p>Grundlegende Hausfixes</text:p>
          </table:table-cell>
          <table:table-cell office:value-type="string" calcext:value-type="string">
            <text:p>grundlegende hausfix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string" calcext:value-type="string">
            <text:p>Alltägliche Reparaturen</text:p>
          </table:table-cell>
          <table:table-cell office:value-type="string" calcext:value-type="string">
            <text:p>alltägliche repar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string" calcext:value-type="string">
            <text:p>Hausreparaturen und -pflege</text:p>
          </table:table-cell>
          <table:table-cell office:value-type="string" calcext:value-type="string">
            <text:p>hausreparaturen und -pfle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string" calcext:value-type="string">
            <text:p>Einfache Hausreparaturen</text:p>
          </table:table-cell>
          <table:table-cell office:value-type="string" calcext:value-type="string">
            <text:p>einfache hausrepar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string" calcext:value-type="string">
            <text:p>Schnelle Lösungen</text:p>
          </table:table-cell>
          <table:table-cell office:value-type="string" calcext:value-type="string">
            <text:p>schnelle lös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string" calcext:value-type="string">
            <text:p>Reparaturen und Instandhaltung im Haushalt</text:p>
          </table:table-cell>
          <table:table-cell office:value-type="string" calcext:value-type="string">
            <text:p>reparaturen und instandhaltung im haushal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string" calcext:value-type="string">
            <text:p>Kleine Hausfixes</text:p>
          </table:table-cell>
          <table:table-cell office:value-type="string" calcext:value-type="string">
            <text:p>kleine hausfix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Grundlegende Problemlösung</text:p>
          </table:table-cell>
          <table:table-cell office:value-type="string" calcext:value-type="string">
            <text:p>grundlegende problemlös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Reparaturen und Instandhaltung im Zuhause</text:p>
          </table:table-cell>
          <table:table-cell office:value-type="string" calcext:value-type="string">
            <text:p>reparaturen und instandhaltung im zuhau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Behebung alltäglicher Hausgegenstände</text:p>
          </table:table-cell>
          <table:table-cell office:value-type="string" calcext:value-type="string">
            <text:p>behebung alltäglicher hausgegenstän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string" calcext:value-type="string">
            <text:p>Nachbarschaftsreinigung</text:p>
          </table:table-cell>
          <table:table-cell office:value-type="string" calcext:value-type="string">
            <text:p>nachbarschafts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string" calcext:value-type="string">
            <text:p>Gemeinsames Picknick</text:p>
          </table:table-cell>
          <table:table-cell office:value-type="string" calcext:value-type="string">
            <text:p>gemeinsames pickni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string" calcext:value-type="string">
            <text:p>Freiluftkinoabend</text:p>
          </table:table-cell>
          <table:table-cell office:value-type="string" calcext:value-type="string">
            <text:p>freiluftkinoabe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string" calcext:value-type="string">
            <text:p>Örtlicher Bauernmarkt</text:p>
          </table:table-cell>
          <table:table-cell office:value-type="string" calcext:value-type="string">
            <text:p>örtlicher bauernmark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string" calcext:value-type="string">
            <text:p>Straßenfest</text:p>
          </table:table-cell>
          <table:table-cell office:value-type="string" calcext:value-type="string">
            <text:p>straßenfe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Gemeinschaftsgarten</text:p>
          </table:table-cell>
          <table:table-cell office:value-type="string" calcext:value-type="string">
            <text:p>gemeinschaftsgar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string" calcext:value-type="string">
            <text:p>Weihnachtsdekorationen</text:p>
          </table:table-cell>
          <table:table-cell office:value-type="string" calcext:value-type="string">
            <text:p>weihnachtsdekoratio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string" calcext:value-type="string">
            <text:p>Hofverkäufe</text:p>
          </table:table-cell>
          <table:table-cell office:value-type="string" calcext:value-type="string">
            <text:p>hofverkäuf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string" calcext:value-type="string">
            <text:p>Lokale Kunstausstellungen</text:p>
          </table:table-cell>
          <table:table-cell office:value-type="string" calcext:value-type="string">
            <text:p>lokale kunstausstell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Sport und Spiele</text:p>
          </table:table-cell>
          <table:table-cell office:value-type="string" calcext:value-type="string">
            <text:p>sport und spie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Erzählsessions</text:p>
          </table:table-cell>
          <table:table-cell office:value-type="string" calcext:value-type="string">
            <text:p>erzählsess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string" calcext:value-type="string">
            <text:p>Führungen zur Lokalgeschichte</text:p>
          </table:table-cell>
          <table:table-cell office:value-type="string" calcext:value-type="string">
            <text:p>führungen zur lokalgeschich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string" calcext:value-type="string">
            <text:p>Freiluftversammlungen</text:p>
          </table:table-cell>
          <table:table-cell office:value-type="string" calcext:value-type="string">
            <text:p>freiluftversamml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string" calcext:value-type="string">
            <text:p>Kochen und Rezepttausch</text:p>
          </table:table-cell>
          <table:table-cell office:value-type="string" calcext:value-type="string">
            <text:p>kochen und rezepttau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28" calcext:value-type="float">
            <text:p>5228</text:p>
          </table:table-cell>
          <table:table-cell office:value-type="string" calcext:value-type="string">
            <text:p>Gemeinschaftsworkshops</text:p>
          </table:table-cell>
          <table:table-cell office:value-type="string" calcext:value-type="string">
            <text:p>gemeinschafts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string" calcext:value-type="string">
            <text:p>Nachbarschaftstreffen</text:p>
          </table:table-cell>
          <table:table-cell office:value-type="string" calcext:value-type="string">
            <text:p>nachbarschaftstreff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string" calcext:value-type="string">
            <text:p>Gemeinsam genutzte Gemeinschaftsräume</text:p>
          </table:table-cell>
          <table:table-cell office:value-type="string" calcext:value-type="string">
            <text:p>gemeinsam genutzte gemeinschaftsräu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string" calcext:value-type="string">
            <text:p>Jahreszeitliche Feierlichkeiten</text:p>
          </table:table-cell>
          <table:table-cell office:value-type="string" calcext:value-type="string">
            <text:p>jahreszeitliche feierlichk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string" calcext:value-type="string">
            <text:p>Lokale Verschönerung</text:p>
          </table:table-cell>
          <table:table-cell office:value-type="string" calcext:value-type="string">
            <text:p>lokale verschön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string" calcext:value-type="string">
            <text:p>Netzwerkveranstaltungen</text:p>
          </table:table-cell>
          <table:table-cell office:value-type="string" calcext:value-type="string">
            <text:p>netzwerkveranstalt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string" calcext:value-type="string">
            <text:p>Nachbarschaftsinitiativen</text:p>
          </table:table-cell>
          <table:table-cell office:value-type="string" calcext:value-type="string">
            <text:p>nachbarschaftsinitiati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string" calcext:value-type="string">
            <text:p>Wohltätige Aktivitäten</text:p>
          </table:table-cell>
          <table:table-cell office:value-type="string" calcext:value-type="string">
            <text:p>wohltätige aktivitä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Familienfreundliche Veranstaltungen</text:p>
          </table:table-cell>
          <table:table-cell office:value-type="string" calcext:value-type="string">
            <text:p>familienfreundliche veranstalt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string" calcext:value-type="string">
            <text:p>Kulturelle Feierlichkeiten</text:p>
          </table:table-cell>
          <table:table-cell office:value-type="string" calcext:value-type="string">
            <text:p>kulturelle feierlichk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string" calcext:value-type="string">
            <text:p>Fitness und Wellness</text:p>
          </table:table-cell>
          <table:table-cell office:value-type="string" calcext:value-type="string">
            <text:p>fitness und welln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string" calcext:value-type="string">
            <text:p>Nachbarschaftsausschüsse</text:p>
          </table:table-cell>
          <table:table-cell office:value-type="string" calcext:value-type="string">
            <text:p>nachbarschaftsausschüs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string" calcext:value-type="string">
            <text:p>Freiluftmusikaufführungen</text:p>
          </table:table-cell>
          <table:table-cell office:value-type="string" calcext:value-type="string">
            <text:p>freiluftmusikaufführ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Gemeinschaftliche Zusammenarbeit</text:p>
          </table:table-cell>
          <table:table-cell office:value-type="string" calcext:value-type="string">
            <text:p>gemeinschaftliche zusammenarb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Unterstützung lokaler Unternehmen</text:p>
          </table:table-cell>
          <table:table-cell office:value-type="string" calcext:value-type="string">
            <text:p>unterstützung lokaler unterneh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Nachbarschaftstreffen</text:p>
          </table:table-cell>
          <table:table-cell office:value-type="string" calcext:value-type="string">
            <text:p>nachbarschaftstreff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string" calcext:value-type="string">
            <text:p>Bildungsworkshops</text:p>
          </table:table-cell>
          <table:table-cell office:value-type="string" calcext:value-type="string">
            <text:p>bildungs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string" calcext:value-type="string">
            <text:p>Nachbarschaftsreinigung</text:p>
          </table:table-cell>
          <table:table-cell office:value-type="string" calcext:value-type="string">
            <text:p>nachbarschafts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string" calcext:value-type="string">
            <text:p>Lokale Handwerksmärkte</text:p>
          </table:table-cell>
          <table:table-cell office:value-type="string" calcext:value-type="string">
            <text:p>lokale handwerksmärk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string" calcext:value-type="string">
            <text:p>Nachbarschaftsbegrüßung</text:p>
          </table:table-cell>
          <table:table-cell office:value-type="string" calcext:value-type="string">
            <text:p>nachbarschaftsbegrüß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string" calcext:value-type="string">
            <text:p>Gesundheits- und Wellnessinitiativen</text:p>
          </table:table-cell>
          <table:table-cell office:value-type="string" calcext:value-type="string">
            <text:p>gesundheits- und wellnessinitiati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string" calcext:value-type="string">
            <text:p>Nachbarschaftsnewsletter</text:p>
          </table:table-cell>
          <table:table-cell office:value-type="string" calcext:value-type="string">
            <text:p>nachbarschaftsnewslet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string" calcext:value-type="string">
            <text:p>Kulturelle Austausche</text:p>
          </table:table-cell>
          <table:table-cell office:value-type="string" calcext:value-type="string">
            <text:p>kulturelle austaus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string" calcext:value-type="string">
            <text:p>Zusammenarbeit zwischen Nachbarschaften</text:p>
          </table:table-cell>
          <table:table-cell office:value-type="string" calcext:value-type="string">
            <text:p>zusammenarbeit zwischen nachbarschaf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string" calcext:value-type="string">
            <text:p>Lokale Kunst und Handwerk</text:p>
          </table:table-cell>
          <table:table-cell office:value-type="string" calcext:value-type="string">
            <text:p>lokale kunst und handwe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string" calcext:value-type="string">
            <text:p>Umweltfreundliche Initiativen</text:p>
          </table:table-cell>
          <table:table-cell office:value-type="string" calcext:value-type="string">
            <text:p>umweltfreundliche initiati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string" calcext:value-type="string">
            <text:p>Nachbarschaftsnetzwerke</text:p>
          </table:table-cell>
          <table:table-cell office:value-type="string" calcext:value-type="string">
            <text:p>nachbarschaftsnetzwerk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string" calcext:value-type="string">
            <text:p>Gemeinschaftliches Potluck</text:p>
          </table:table-cell>
          <table:table-cell office:value-type="string" calcext:value-type="string">
            <text:p>gemeinschaftliches potlu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string" calcext:value-type="string">
            <text:p>Lokales Food Festival</text:p>
          </table:table-cell>
          <table:table-cell office:value-type="string" calcext:value-type="string">
            <text:p>lokales food festiv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string" calcext:value-type="string">
            <text:p>Kochworkshops</text:p>
          </table:table-cell>
          <table:table-cell office:value-type="string" calcext:value-type="string">
            <text:p>koch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string" calcext:value-type="string">
            <text:p>Nachbarschaftsgrill</text:p>
          </table:table-cell>
          <table:table-cell office:value-type="string" calcext:value-type="string">
            <text:p>nachbarschaftsgri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string" calcext:value-type="string">
            <text:p>Bauernhof-zu-Tisch-Abendessen</text:p>
          </table:table-cell>
          <table:table-cell office:value-type="string" calcext:value-type="string">
            <text:p>bauernhof-zu-tisch-abend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string" calcext:value-type="string">
            <text:p>Lebensmitteltausch</text:p>
          </table:table-cell>
          <table:table-cell office:value-type="string" calcext:value-type="string">
            <text:p>lebensmitteltau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string" calcext:value-type="string">
            <text:p>Gemeinschaftliche Kuchenverkaufsaktion</text:p>
          </table:table-cell>
          <table:table-cell office:value-type="string" calcext:value-type="string">
            <text:p>gemeinschaftliche kuchenverkaufsak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string" calcext:value-type="string">
            <text:p>Kochwettbewerbe</text:p>
          </table:table-cell>
          <table:table-cell office:value-type="string" calcext:value-type="string">
            <text:p>kochwettbewerb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string" calcext:value-type="string">
            <text:p>Freiluft-Picknicks</text:p>
          </table:table-cell>
          <table:table-cell office:value-type="string" calcext:value-type="string">
            <text:p>freiluft-picknick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string" calcext:value-type="string">
            <text:p>Rezeptaustausch</text:p>
          </table:table-cell>
          <table:table-cell office:value-type="string" calcext:value-type="string">
            <text:p>rezeptaustau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string" calcext:value-type="string">
            <text:p>Lokale Food-Touren</text:p>
          </table:table-cell>
          <table:table-cell office:value-type="string" calcext:value-type="string">
            <text:p>lokale food-to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string" calcext:value-type="string">
            <text:p>Erntefeste</text:p>
          </table:table-cell>
          <table:table-cell office:value-type="string" calcext:value-type="string">
            <text:p>erntefes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string" calcext:value-type="string">
            <text:p>Kochdemonstrationen</text:p>
          </table:table-cell>
          <table:table-cell office:value-type="string" calcext:value-type="string">
            <text:p>kochdemonstratio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string" calcext:value-type="string">
            <text:p>Gemeinschaftsgartenessen</text:p>
          </table:table-cell>
          <table:table-cell office:value-type="string" calcext:value-type="string">
            <text:p>gemeinschaftsgarten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69" calcext:value-type="float">
            <text:p>5269</text:p>
          </table:table-cell>
          <table:table-cell office:value-type="string" calcext:value-type="string">
            <text:p>Internationale Potluck-Nacht</text:p>
          </table:table-cell>
          <table:table-cell office:value-type="string" calcext:value-type="string">
            <text:p>internationale potluck-na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string" calcext:value-type="string">
            <text:p>Nachbarschaftliche Kaffeetreffen</text:p>
          </table:table-cell>
          <table:table-cell office:value-type="string" calcext:value-type="string">
            <text:p>nachbarschaftliche kaffeetreff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string" calcext:value-type="string">
            <text:p>Kochbuchclubs</text:p>
          </table:table-cell>
          <table:table-cell office:value-type="string" calcext:value-type="string">
            <text:p>kochbuchclub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string" calcext:value-type="string">
            <text:p>Nachbarschaftsbrunch</text:p>
          </table:table-cell>
          <table:table-cell office:value-type="string" calcext:value-type="string">
            <text:p>nachbarschaftsbrun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string" calcext:value-type="string">
            <text:p>Kulinarisches Storytelling</text:p>
          </table:table-cell>
          <table:table-cell office:value-type="string" calcext:value-type="string">
            <text:p>kulinarisches storytel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string" calcext:value-type="string">
            <text:p>Kartoffelgrill</text:p>
          </table:table-cell>
          <table:table-cell office:value-type="string" calcext:value-type="string">
            <text:p>kartoffelgri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string" calcext:value-type="string">
            <text:p>Nachbarschaftssuppenabend</text:p>
          </table:table-cell>
          <table:table-cell office:value-type="string" calcext:value-type="string">
            <text:p>nachbarschaftssuppenabe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string" calcext:value-type="string">
            <text:p>Lebensmittelsammelaktionen für wohltätige Zwecke</text:p>
          </table:table-cell>
          <table:table-cell office:value-type="string" calcext:value-type="string">
            <text:p>lebensmittelsammelaktionen für wohltätige zweck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string" calcext:value-type="string">
            <text:p>Eiscreme-Sozial</text:p>
          </table:table-cell>
          <table:table-cell office:value-type="string" calcext:value-type="string">
            <text:p>eiscreme-sozi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string" calcext:value-type="string">
            <text:p>Gemeinschafts-Workshops zum Thema Lebensmittel</text:p>
          </table:table-cell>
          <table:table-cell office:value-type="string" calcext:value-type="string">
            <text:p>gemeinschafts-workshops zum thema lebensmitt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string" calcext:value-type="string">
            <text:p>Nachbarschaftlicher Frühstücksclub</text:p>
          </table:table-cell>
          <table:table-cell office:value-type="string" calcext:value-type="string">
            <text:p>nachbarschaftlicher frühstücksclu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string" calcext:value-type="string">
            <text:p>Austausch von Kochausrüstung</text:p>
          </table:table-cell>
          <table:table-cell office:value-type="string" calcext:value-type="string">
            <text:p>austausch von kochausrüs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string" calcext:value-type="string">
            <text:p>Herausforderungen mit lokalen Zutaten</text:p>
          </table:table-cell>
          <table:table-cell office:value-type="string" calcext:value-type="string">
            <text:p>herausforderungen mit lokalen zuta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string" calcext:value-type="string">
            <text:p>Nachbarschaftlicher Backwettbewerb</text:p>
          </table:table-cell>
          <table:table-cell office:value-type="string" calcext:value-type="string">
            <text:p>nachbarschaftlicher backwettbewer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string" calcext:value-type="string">
            <text:p>Kochpartys zum Austausch</text:p>
          </table:table-cell>
          <table:table-cell office:value-type="string" calcext:value-type="string">
            <text:p>kochpartys zum austau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string" calcext:value-type="string">
            <text:p>Food and Music Fest</text:p>
          </table:table-cell>
          <table:table-cell office:value-type="string" calcext:value-type="string">
            <text:p>food and music fe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2">
          <table:table-cell office:value-type="float" office:value="5285" calcext:value-type="float">
            <text:p>5285</text:p>
          </table:table-cell>
          <table:table-cell office:value-type="string" calcext:value-type="string">
            <text:p/>
            <text:p/>
            <text:p>Nachbarschaftliches Picknick-Potluck</text:p>
          </table:table-cell>
          <table:table-cell office:value-type="string" calcext:value-type="string">
            <text:p/>
            <text:p/>
            <text:p>nachbarschaftliches picknick-potlu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string" calcext:value-type="string">
            <text:p>DIY Pizza Night</text:p>
          </table:table-cell>
          <table:table-cell office:value-type="string" calcext:value-type="string">
            <text:p>diy pizza nig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string" calcext:value-type="string">
            <text:p>Kochclub</text:p>
          </table:table-cell>
          <table:table-cell office:value-type="string" calcext:value-type="string">
            <text:p>kochclu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string" calcext:value-type="string">
            <text:p>Nachbarschaftliche Wein- und Käse-Nacht</text:p>
          </table:table-cell>
          <table:table-cell office:value-type="string" calcext:value-type="string">
            <text:p>nachbarschaftliche wein- und käse-na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string" calcext:value-type="string">
            <text:p>Gemeinschaftsabendessen</text:p>
          </table:table-cell>
          <table:table-cell office:value-type="string" calcext:value-type="string">
            <text:p>gemeinschaftsabend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string" calcext:value-type="string">
            <text:p>Gartenernte kochen</text:p>
          </table:table-cell>
          <table:table-cell office:value-type="string" calcext:value-type="string">
            <text:p>gartenernte koch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string" calcext:value-type="string">
            <text:p>Nachbarschaftliches Grill-Potluck</text:p>
          </table:table-cell>
          <table:table-cell office:value-type="string" calcext:value-type="string">
            <text:p>nachbarschaftliches grill-potlu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string" calcext:value-type="string">
            <text:p>Kochaustausch-Veranstaltungen</text:p>
          </table:table-cell>
          <table:table-cell office:value-type="string" calcext:value-type="string">
            <text:p>kochaustausch-veranstalt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string" calcext:value-type="string">
            <text:p>Essenstouren zum Probieren</text:p>
          </table:table-cell>
          <table:table-cell office:value-type="string" calcext:value-type="string">
            <text:p>essenstouren zum prob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string" calcext:value-type="string">
            <text:p>Nachbarschaftlicher Lebensmittelbasar</text:p>
          </table:table-cell>
          <table:table-cell office:value-type="string" calcext:value-type="string">
            <text:p>nachbarschaftlicher lebensmittelbas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string" calcext:value-type="string">
            <text:p>Kochvorführungen und Verkostung"</text:p>
          </table:table-cell>
          <table:table-cell office:value-type="string" calcext:value-type="string">
            <text:p>kochvorführungen und verkostung"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string" calcext:value-type="string">
            <text:p>Nachbarschaftliches Frühstückspotluck</text:p>
          </table:table-cell>
          <table:table-cell office:value-type="string" calcext:value-type="string">
            <text:p>nachbarschaftliches frühstückspotlu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string" calcext:value-type="string">
            <text:p>Lebensmittelkonservierung Workshops</text:p>
          </table:table-cell>
          <table:table-cell office:value-type="string" calcext:value-type="string">
            <text:p>lebensmittelkonservieru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string" calcext:value-type="string">
            <text:p>Nachbarschaftliche Tapas-Nacht</text:p>
          </table:table-cell>
          <table:table-cell office:value-type="string" calcext:value-type="string">
            <text:p>nachbarschaftliche tapas-na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string" calcext:value-type="string">
            <text:p>Kochkurse</text:p>
          </table:table-cell>
          <table:table-cell office:value-type="string" calcext:value-type="string">
            <text:p>koch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string" calcext:value-type="string">
            <text:p>Nachbarschaftlicher Lebensmittelaustausch</text:p>
          </table:table-cell>
          <table:table-cell office:value-type="string" calcext:value-type="string">
            <text:p>nachbarschaftlicher lebensmittelaustau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string" calcext:value-type="string">
            <text:p>Themenabende zum Kochen</text:p>
          </table:table-cell>
          <table:table-cell office:value-type="string" calcext:value-type="string">
            <text:p>themenabende zum koch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string" calcext:value-type="string">
            <text:p>Nachbarschaftliches Familienkochen</text:p>
          </table:table-cell>
          <table:table-cell office:value-type="string" calcext:value-type="string">
            <text:p>nachbarschaftliches familienkoch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string" calcext:value-type="string">
            <text:p>Personal Training</text:p>
          </table:table-cell>
          <table:table-cell office:value-type="string" calcext:value-type="string">
            <text:p>personal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string" calcext:value-type="string">
            <text:p>Schreiben</text:p>
          </table:table-cell>
          <table:table-cell office:value-type="string" calcext:value-type="string">
            <text:p>schreib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string" calcext:value-type="string">
            <text:p>Grafikdesign</text:p>
          </table:table-cell>
          <table:table-cell office:value-type="string" calcext:value-type="string">
            <text:p>grafikdesig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string" calcext:value-type="string">
            <text:p>Fotografie</text:p>
          </table:table-cell>
          <table:table-cell office:value-type="string" calcext:value-type="string">
            <text:p>fotograf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string" calcext:value-type="string">
            <text:p>Eventplanung</text:p>
          </table:table-cell>
          <table:table-cell office:value-type="string" calcext:value-type="string">
            <text:p>eventplan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string" calcext:value-type="string">
            <text:p>Nachhilfe</text:p>
          </table:table-cell>
          <table:table-cell office:value-type="string" calcext:value-type="string">
            <text:p>nachhilf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string" calcext:value-type="string">
            <text:p>Life Coaching</text:p>
          </table:table-cell>
          <table:table-cell office:value-type="string" calcext:value-type="string">
            <text:p>lif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string" calcext:value-type="string">
            <text:p>Haushaltsreinigung</text:p>
          </table:table-cell>
          <table:table-cell office:value-type="string" calcext:value-type="string">
            <text:p>haushalts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string" calcext:value-type="string">
            <text:p>Landschaftsgestaltung</text:p>
          </table:table-cell>
          <table:table-cell office:value-type="string" calcext:value-type="string">
            <text:p>landschaftsgestal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Webentwicklung</text:p>
          </table:table-cell>
          <table:table-cell office:value-type="string" calcext:value-type="string">
            <text:p>webentwick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Persönlicher Koch</text:p>
          </table:table-cell>
          <table:table-cell office:value-type="string" calcext:value-type="string">
            <text:p>persönlicher ko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string" calcext:value-type="string">
            <text:p>Social Media Management</text:p>
          </table:table-cell>
          <table:table-cell office:value-type="string" calcext:value-type="string">
            <text:p>social media 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Haustiersitting</text:p>
          </table:table-cell>
          <table:table-cell office:value-type="string" calcext:value-type="string">
            <text:p>haustiersit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Malerarbeiten im Haus</text:p>
          </table:table-cell>
          <table:table-cell office:value-type="string" calcext:value-type="string">
            <text:p>malerarbeiten im hau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string" calcext:value-type="string">
            <text:p>Virtuelle Assistenz</text:p>
          </table:table-cell>
          <table:table-cell office:value-type="string" calcext:value-type="string">
            <text:p>virtuelle assistenz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string" calcext:value-type="string">
            <text:p>Sprachübersetzung</text:p>
          </table:table-cell>
          <table:table-cell office:value-type="string" calcext:value-type="string">
            <text:p>sprachübersetz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string" calcext:value-type="string">
            <text:p>Innenarchitektur</text:p>
          </table:table-cell>
          <table:table-cell office:value-type="string" calcext:value-type="string">
            <text:p>innenarchitekt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string" calcext:value-type="string">
            <text:p>Haarstyling</text:p>
          </table:table-cell>
          <table:table-cell office:value-type="string" calcext:value-type="string">
            <text:p>haarsty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string" calcext:value-type="string">
            <text:p>Fitnessanleitung</text:p>
          </table:table-cell>
          <table:table-cell office:value-type="string" calcext:value-type="string">
            <text:p>fitnessanlei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Catering</text:p>
          </table:table-cell>
          <table:table-cell office:value-type="string" calcext:value-type="string">
            <text:p>cat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Musikunterricht</text:p>
          </table:table-cell>
          <table:table-cell office:value-type="string" calcext:value-type="string">
            <text:p>musik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Handwerkerdienstleistungen</text:p>
          </table:table-cell>
          <table:table-cell office:value-type="string" calcext:value-type="string">
            <text:p>handwerkerdienstleist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Ernährungscoaching</text:p>
          </table:table-cell>
          <table:table-cell office:value-type="string" calcext:value-type="string">
            <text:p>ernährungs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string" calcext:value-type="string">
            <text:p>Make-up-Kunst</text:p>
          </table:table-cell>
          <table:table-cell office:value-type="string" calcext:value-type="string">
            <text:p>make-up-kun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string" calcext:value-type="string">
            <text:p>Persönliches Einkaufen</text:p>
          </table:table-cell>
          <table:table-cell office:value-type="string" calcext:value-type="string">
            <text:p>persönliches einkauf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string" calcext:value-type="string">
            <text:p>Yoga-Anleitung</text:p>
          </table:table-cell>
          <table:table-cell office:value-type="string" calcext:value-type="string">
            <text:p>yoga-anlei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string" calcext:value-type="string">
            <text:p>Haushaltsorganisation</text:p>
          </table:table-cell>
          <table:table-cell office:value-type="string" calcext:value-type="string">
            <text:p>haushaltsorganis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string" calcext:value-type="string">
            <text:p>Aktzeichnen</text:p>
          </table:table-cell>
          <table:table-cell office:value-type="string" calcext:value-type="string">
            <text:p>aktzeich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string" calcext:value-type="string">
            <text:p>Lebenslauf schreiben</text:p>
          </table:table-cell>
          <table:table-cell office:value-type="string" calcext:value-type="string">
            <text:p>lebenslauf schreib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string" calcext:value-type="string">
            <text:p>Massage-Therapie</text:p>
          </table:table-cell>
          <table:table-cell office:value-type="string" calcext:value-type="string">
            <text:p>massage-therap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Wohnungsinszenierung</text:p>
          </table:table-cell>
          <table:table-cell office:value-type="string" calcext:value-type="string">
            <text:p>wohnungsinszeni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string" calcext:value-type="string">
            <text:p>Backen und Dessertherstellung</text:p>
          </table:table-cell>
          <table:table-cell office:value-type="string" calcext:value-type="string">
            <text:p>backen und desserther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Online-Coaching</text:p>
          </table:table-cell>
          <table:table-cell office:value-type="string" calcext:value-type="string">
            <text:p>online-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string" calcext:value-type="string">
            <text:p>Kunstunterricht</text:p>
          </table:table-cell>
          <table:table-cell office:value-type="string" calcext:value-type="string">
            <text:p>kunst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string" calcext:value-type="string">
            <text:p>Immobilienberatung</text:p>
          </table:table-cell>
          <table:table-cell office:value-type="string" calcext:value-type="string">
            <text:p>immobilien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string" calcext:value-type="string">
            <text:p>Mobile Autoreinigung</text:p>
          </table:table-cell>
          <table:table-cell office:value-type="string" calcext:value-type="string">
            <text:p>mobile auto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string" calcext:value-type="string">
            <text:p>Gartenberatung</text:p>
          </table:table-cell>
          <table:table-cell office:value-type="string" calcext:value-type="string">
            <text:p>garten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string" calcext:value-type="string">
            <text:p>Mode-Styling</text:p>
          </table:table-cell>
          <table:table-cell office:value-type="string" calcext:value-type="string">
            <text:p>mode-sty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string" calcext:value-type="string">
            <text:p>Schreibworkshops</text:p>
          </table:table-cell>
          <table:table-cell office:value-type="string" calcext:value-type="string">
            <text:p>schreib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string" calcext:value-type="string">
            <text:p>Hundetraining</text:p>
          </table:table-cell>
          <table:table-cell office:value-type="string" calcext:value-type="string">
            <text:p>hunde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string" calcext:value-type="string">
            <text:p>Fitness-Bootcamp</text:p>
          </table:table-cell>
          <table:table-cell office:value-type="string" calcext:value-type="string">
            <text:p>fitness-bootcam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string" calcext:value-type="string">
            <text:p>Lebenslauf bearbeiten</text:p>
          </table:table-cell>
          <table:table-cell office:value-type="string" calcext:value-type="string">
            <text:p>lebenslauf bearb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string" calcext:value-type="string">
            <text:p>Beratung für Heimrenovierung</text:p>
          </table:table-cell>
          <table:table-cell office:value-type="string" calcext:value-type="string">
            <text:p>beratung für heimrenovi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string" calcext:value-type="string">
            <text:p>Life Skills Coaching</text:p>
          </table:table-cell>
          <table:table-cell office:value-type="string" calcext:value-type="string">
            <text:p>life skills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string" calcext:value-type="string">
            <text:p>Gesundheits- und Wellness-Workshops</text:p>
          </table:table-cell>
          <table:table-cell office:value-type="string" calcext:value-type="string">
            <text:p>gesundheits- und wellness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string" calcext:value-type="string">
            <text:p>Fotografie-Workshops</text:p>
          </table:table-cell>
          <table:table-cell office:value-type="string" calcext:value-type="string">
            <text:p>fotografie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string" calcext:value-type="string">
            <text:p>Finanzberatung</text:p>
          </table:table-cell>
          <table:table-cell office:value-type="string" calcext:value-type="string">
            <text:p>finanz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string" calcext:value-type="string">
            <text:p>Haushaltsreinigungsdienste</text:p>
          </table:table-cell>
          <table:table-cell office:value-type="string" calcext:value-type="string">
            <text:p>haushaltsreinigungsdiens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string" calcext:value-type="string">
            <text:p>Heim-Büroorganisation</text:p>
          </table:table-cell>
          <table:table-cell office:value-type="string" calcext:value-type="string">
            <text:p>heim-büroorganis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string" calcext:value-type="string">
            <text:p>Kochkurse</text:p>
          </table:table-cell>
          <table:table-cell office:value-type="string" calcext:value-type="string">
            <text:p>koch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Coaching für öffentliches Sprechen</text:p>
          </table:table-cell>
          <table:table-cell office:value-type="string" calcext:value-type="string">
            <text:p>coaching für öffentliches sprech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sprach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string" calcext:value-type="string">
            <text:p>Handgefertigter Schmuck</text:p>
          </table:table-cell>
          <table:table-cell office:value-type="string" calcext:value-type="string">
            <text:p>handgefertigter schmu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string" calcext:value-type="string">
            <text:p>Mobiles Haareschneiden</text:p>
          </table:table-cell>
          <table:table-cell office:value-type="string" calcext:value-type="string">
            <text:p>mobiles haareschnei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string" calcext:value-type="string">
            <text:p>Heimenergieaudits</text:p>
          </table:table-cell>
          <table:table-cell office:value-type="string" calcext:value-type="string">
            <text:p>heimenergieaudi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string" calcext:value-type="string">
            <text:p>Virtuelles Fitnesstraining</text:p>
          </table:table-cell>
          <table:table-cell office:value-type="string" calcext:value-type="string">
            <text:p>virtuelles fitness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string" calcext:value-type="string">
            <text:p>Heimreparaturdienstleistungen</text:p>
          </table:table-cell>
          <table:table-cell office:value-type="string" calcext:value-type="string">
            <text:p>heimreparaturdienstleist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illust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string" calcext:value-type="string">
            <text:p>Outdoor-Abenteuerführung</text:p>
          </table:table-cell>
          <table:table-cell office:value-type="string" calcext:value-type="string">
            <text:p>outdoor-abenteuerfüh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string" calcext:value-type="string">
            <text:p>Persönlicher Concierge</text:p>
          </table:table-cell>
          <table:table-cell office:value-type="string" calcext:value-type="string">
            <text:p>persönlicher concier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string" calcext:value-type="string">
            <text:p>Haustierpflege</text:p>
          </table:table-cell>
          <table:table-cell office:value-type="string" calcext:value-type="string">
            <text:p>haustierpfle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string" calcext:value-type="string">
            <text:p>Reparatur von Haushaltsgeräten</text:p>
          </table:table-cell>
          <table:table-cell office:value-type="string" calcext:value-type="string">
            <text:p>reparatur von haushaltsgerä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string" calcext:value-type="string">
            <text:p>Professionelle Organisation</text:p>
          </table:table-cell>
          <table:table-cell office:value-type="string" calcext:value-type="string">
            <text:p>professionelle organis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string" calcext:value-type="string">
            <text:p>Maßgeschneiderte Kleidergestaltung</text:p>
          </table:table-cell>
          <table:table-cell office:value-type="string" calcext:value-type="string">
            <text:p>maßgeschneiderte kleidergestal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string" calcext:value-type="string">
            <text:p>Privater Sprachunterricht</text:p>
          </table:table-cell>
          <table:table-cell office:value-type="string" calcext:value-type="string">
            <text:p>privater sprach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string" calcext:value-type="string">
            <text:p>Kunstrestaurierung</text:p>
          </table:table-cell>
          <table:table-cell office:value-type="string" calcext:value-type="string">
            <text:p>kunstrestauri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string" calcext:value-type="string">
            <text:p>Persönliche Botengänge</text:p>
          </table:table-cell>
          <table:table-cell office:value-type="string" calcext:value-type="string">
            <text:p>persönliche botengän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string" calcext:value-type="string">
            <text:p>Mobile Notardienste</text:p>
          </table:table-cell>
          <table:table-cell office:value-type="string" calcext:value-type="string">
            <text:p>mobile notardiens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string" calcext:value-type="string">
            <text:p>Heimtechnikinstallation</text:p>
          </table:table-cell>
          <table:table-cell office:value-type="string" calcext:value-type="string">
            <text:p>heimtechnik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string" calcext:value-type="string">
            <text:p>Lokale Tourführung</text:p>
          </table:table-cell>
          <table:table-cell office:value-type="string" calcext:value-type="string">
            <text:p>lokale tourfüh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string" calcext:value-type="string">
            <text:p>Maßgeschneidertes Kuchenbacken</text:p>
          </table:table-cell>
          <table:table-cell office:value-type="string" calcext:value-type="string">
            <text:p>maßgeschneidertes kuchenbac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string" calcext:value-type="string">
            <text:p>Persönliche Einkaufsdienste</text:p>
          </table:table-cell>
          <table:table-cell office:value-type="string" calcext:value-type="string">
            <text:p>persönliche einkaufsdiens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string" calcext:value-type="string">
            <text:p>Stimmbildung</text:p>
          </table:table-cell>
          <table:table-cell office:value-type="string" calcext:value-type="string">
            <text:p>stimmbil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string" calcext:value-type="string">
            <text:p>Heimrenovierungsdienstleistungen</text:p>
          </table:table-cell>
          <table:table-cell office:value-type="string" calcext:value-type="string">
            <text:p>heimrenovierungsdienstleist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string" calcext:value-type="string">
            <text:p>Lokale Beratung</text:p>
          </table:table-cell>
          <table:table-cell office:value-type="string" calcext:value-type="string">
            <text:p>lokale 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string" calcext:value-type="string">
            <text:p>Mobile Massage-Therapie</text:p>
          </table:table-cell>
          <table:table-cell office:value-type="string" calcext:value-type="string">
            <text:p>mobile massage-therap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string" calcext:value-type="string">
            <text:p>Tierfotografie</text:p>
          </table:table-cell>
          <table:table-cell office:value-type="string" calcext:value-type="string">
            <text:p>tierfotograf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string" calcext:value-type="string">
            <text:p>Seniorenpflegedienste</text:p>
          </table:table-cell>
          <table:table-cell office:value-type="string" calcext:value-type="string">
            <text:p>seniorenpflegediens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string" calcext:value-type="string">
            <text:p>Hochzeitsplanung</text:p>
          </table:table-cell>
          <table:table-cell office:value-type="string" calcext:value-type="string">
            <text:p>hochzeitsplan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string" calcext:value-type="string">
            <text:p>Individuelle Geschenkerstellung</text:p>
          </table:table-cell>
          <table:table-cell office:value-type="string" calcext:value-type="string">
            <text:p>individuelle geschenker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string" calcext:value-type="string">
            <text:p>Heimsicherheitsberatung</text:p>
          </table:table-cell>
          <table:table-cell office:value-type="string" calcext:value-type="string">
            <text:p>heimsicherheits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string" calcext:value-type="string">
            <text:p>Ernährungsberatung</text:p>
          </table:table-cell>
          <table:table-cell office:value-type="string" calcext:value-type="string">
            <text:p>ernährungs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string" calcext:value-type="string">
            <text:p>Lokale Marketingdienstleistungen</text:p>
          </table:table-cell>
          <table:table-cell office:value-type="string" calcext:value-type="string">
            <text:p>lokale marketingdienstleist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string" calcext:value-type="string">
            <text:p>Heimreinigung und -organisation</text:p>
          </table:table-cell>
          <table:table-cell office:value-type="string" calcext:value-type="string">
            <text:p>heimreinigung und -organis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string" calcext:value-type="string">
            <text:p>Mobile Tierpflege</text:p>
          </table:table-cell>
          <table:table-cell office:value-type="string" calcext:value-type="string">
            <text:p>mobile tierpfle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string" calcext:value-type="string">
            <text:p>Persönliches Finanzcoaching</text:p>
          </table:table-cell>
          <table:table-cell office:value-type="string" calcext:value-type="string">
            <text:p>persönliches finanz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string" calcext:value-type="string">
            <text:p>Maßgeschneiderte Kunstaufträge</text:p>
          </table:table-cell>
          <table:table-cell office:value-type="string" calcext:value-type="string">
            <text:p>maßgeschneiderte kunstaufträ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string" calcext:value-type="string">
            <text:p>Lokale Essenslieferung</text:p>
          </table:table-cell>
          <table:table-cell office:value-type="string" calcext:value-type="string">
            <text:p>lokale essenslief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string" calcext:value-type="string">
            <text:p>Senioren-Fitness-Training</text:p>
          </table:table-cell>
          <table:table-cell office:value-type="string" calcext:value-type="string">
            <text:p>senioren-fitness-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92" calcext:value-type="float">
            <text:p>5392</text:p>
          </table:table-cell>
          <table:table-cell office:value-type="string" calcext:value-type="string">
            <text:p>Kleidungsänderungen</text:p>
          </table:table-cell>
          <table:table-cell office:value-type="string" calcext:value-type="string">
            <text:p>kleidungsänder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string" calcext:value-type="string">
            <text:p>Heimdekorationsservices</text:p>
          </table:table-cell>
          <table:table-cell office:value-type="string" calcext:value-type="string">
            <text:p>heimdekorationsservi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string" calcext:value-type="string">
            <text:p>Mobile Autopflege</text:p>
          </table:table-cell>
          <table:table-cell office:value-type="string" calcext:value-type="string">
            <text:p>mobile autopfle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string" calcext:value-type="string">
            <text:p>Lokale Kunstklassen</text:p>
          </table:table-cell>
          <table:table-cell office:value-type="string" calcext:value-type="string">
            <text:p>lokale kunstkla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string" calcext:value-type="string">
            <text:p>Umweltberatung</text:p>
          </table:table-cell>
          <table:table-cell office:value-type="string" calcext:value-type="string">
            <text:p>umwelt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string" calcext:value-type="string">
            <text:p>Musikaufführungen</text:p>
          </table:table-cell>
          <table:table-cell office:value-type="string" calcext:value-type="string">
            <text:p>musikaufführ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string" calcext:value-type="string">
            <text:p>Reinigungsdienstleistungen</text:p>
          </table:table-cell>
          <table:table-cell office:value-type="string" calcext:value-type="string">
            <text:p>reinigungsdienstleist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string" calcext:value-type="string">
            <text:p>Heim-Energieeffizienzberatung</text:p>
          </table:table-cell>
          <table:table-cell office:value-type="string" calcext:value-type="string">
            <text:p>heim-energieeffizienz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string" calcext:value-type="string">
            <text:p>Persönliches Styling</text:p>
          </table:table-cell>
          <table:table-cell office:value-type="string" calcext:value-type="string">
            <text:p>persönliches sty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string" calcext:value-type="string">
            <text:p>Lokale Fotodienstleistungen</text:p>
          </table:table-cell>
          <table:table-cell office:value-type="string" calcext:value-type="string">
            <text:p>lokale fotodienstleist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  <table:table-cell office:value-type="string" calcext:value-type="string">
            <text:p>Maßgeschneiderte Möbelgestaltung</text:p>
          </table:table-cell>
          <table:table-cell office:value-type="string" calcext:value-type="string">
            <text:p>maßgeschneiderte möbelgestal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string" calcext:value-type="string">
            <text:p>Lokale Fitnesskurse</text:p>
          </table:table-cell>
          <table:table-cell office:value-type="string" calcext:value-type="string">
            <text:p>lokale fitness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string" calcext:value-type="string">
            <text:p>Steuerberater</text:p>
          </table:table-cell>
          <table:table-cell office:value-type="string" calcext:value-type="string">
            <text:p>steuerbera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string" calcext:value-type="string">
            <text:p>Massage-Therapeut</text:p>
          </table:table-cell>
          <table:table-cell office:value-type="string" calcext:value-type="string">
            <text:p>massage-therapeu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string" calcext:value-type="string">
            <text:p>Ernährungsberater</text:p>
          </table:table-cell>
          <table:table-cell office:value-type="string" calcext:value-type="string">
            <text:p>ernährungsbera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string" calcext:value-type="string">
            <text:p>Finanzberater</text:p>
          </table:table-cell>
          <table:table-cell office:value-type="string" calcext:value-type="string">
            <text:p>finanzbera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string" calcext:value-type="string">
            <text:p>Fotograf</text:p>
          </table:table-cell>
          <table:table-cell office:value-type="string" calcext:value-type="string">
            <text:p>fotogra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string" calcext:value-type="string">
            <text:p>Berater</text:p>
          </table:table-cell>
          <table:table-cell office:value-type="string" calcext:value-type="string">
            <text:p>bera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string" calcext:value-type="string">
            <text:p>Immobilienmakler</text:p>
          </table:table-cell>
          <table:table-cell office:value-type="string" calcext:value-type="string">
            <text:p>immobilienmakl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string" calcext:value-type="string">
            <text:p>Persönlicher Trainer</text:p>
          </table:table-cell>
          <table:table-cell office:value-type="string" calcext:value-type="string">
            <text:p>persönlicher trai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string" calcext:value-type="string">
            <text:p>Hochzeitsplaner</text:p>
          </table:table-cell>
          <table:table-cell office:value-type="string" calcext:value-type="string">
            <text:p>hochzeitspla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Klinischer Sozialarbeiter</text:p>
          </table:table-cell>
          <table:table-cell office:value-type="string" calcext:value-type="string">
            <text:p>klinischer sozialarbei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string" calcext:value-type="string">
            <text:p>Life Coach</text:p>
          </table:table-cell>
          <table:table-cell office:value-type="string" calcext:value-type="string">
            <text:p>life coa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Ergotherapeut</text:p>
          </table:table-cell>
          <table:table-cell office:value-type="string" calcext:value-type="string">
            <text:p>ergotherapeu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string" calcext:value-type="string">
            <text:p>Webdesigner</text:p>
          </table:table-cell>
          <table:table-cell office:value-type="string" calcext:value-type="string">
            <text:p>webdesig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string" calcext:value-type="string">
            <text:p>Sprachtherapeut</text:p>
          </table:table-cell>
          <table:table-cell office:value-type="string" calcext:value-type="string">
            <text:p>sprachtherapeu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string" calcext:value-type="string">
            <text:p>Fitness-Instruktor</text:p>
          </table:table-cell>
          <table:table-cell office:value-type="string" calcext:value-type="string">
            <text:p>fitness-instrukt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string" calcext:value-type="string">
            <text:p>Ehe- und Familientherapeut</text:p>
          </table:table-cell>
          <table:table-cell office:value-type="string" calcext:value-type="string">
            <text:p>ehe- und familientherapeu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string" calcext:value-type="string">
            <text:p>Eventplaner</text:p>
          </table:table-cell>
          <table:table-cell office:value-type="string" calcext:value-type="string">
            <text:p>eventpla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string" calcext:value-type="string">
            <text:p>Chiropraktiker</text:p>
          </table:table-cell>
          <table:table-cell office:value-type="string" calcext:value-type="string">
            <text:p>chiropraktik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string" calcext:value-type="string">
            <text:p>Karrierecoach</text:p>
          </table:table-cell>
          <table:table-cell office:value-type="string" calcext:value-type="string">
            <text:p>karrierecoa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string" calcext:value-type="string">
            <text:p>Klinischer Psychologe</text:p>
          </table:table-cell>
          <table:table-cell office:value-type="string" calcext:value-type="string">
            <text:p>klinischer psycholo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string" calcext:value-type="string">
            <text:p>Texter</text:p>
          </table:table-cell>
          <table:table-cell office:value-type="string" calcext:value-type="string">
            <text:p>tex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Persönlicher Koch</text:p>
          </table:table-cell>
          <table:table-cell office:value-type="string" calcext:value-type="string">
            <text:p>persönlicher ko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string" calcext:value-type="string">
            <text:p>Akupunkteur</text:p>
          </table:table-cell>
          <table:table-cell office:value-type="string" calcext:value-type="string">
            <text:p>akupunkt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string" calcext:value-type="string">
            <text:p>Grafikdesigner</text:p>
          </table:table-cell>
          <table:table-cell office:value-type="string" calcext:value-type="string">
            <text:p>grafikdesig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string" calcext:value-type="string">
            <text:p>Life Organizer</text:p>
          </table:table-cell>
          <table:table-cell office:value-type="string" calcext:value-type="string">
            <text:p>life organiz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string" calcext:value-type="string">
            <text:p>Psychotherapeut für psychische Gesundheit</text:p>
          </table:table-cell>
          <table:table-cell office:value-type="string" calcext:value-type="string">
            <text:p>psychotherapeut für psychische gesundh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string" calcext:value-type="string">
            <text:p>Make-up-Künstler</text:p>
          </table:table-cell>
          <table:table-cell office:value-type="string" calcext:value-type="string">
            <text:p>make-up-künstl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string" calcext:value-type="string">
            <text:p>Persönlicher Stylist</text:p>
          </table:table-cell>
          <table:table-cell office:value-type="string" calcext:value-type="string">
            <text:p>persönlicher styl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string" calcext:value-type="string">
            <text:p>Klinischer Ernährungsberater</text:p>
          </table:table-cell>
          <table:table-cell office:value-type="string" calcext:value-type="string">
            <text:p>klinischer ernährungsbera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string" calcext:value-type="string">
            <text:p>Videoredakteur</text:p>
          </table:table-cell>
          <table:table-cell office:value-type="string" calcext:value-type="string">
            <text:p>videoredakt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string" calcext:value-type="string">
            <text:p>Business Coach</text:p>
          </table:table-cell>
          <table:table-cell office:value-type="string" calcext:value-type="string">
            <text:p>business coa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string" calcext:value-type="string">
            <text:p>Sprachtherapeut</text:p>
          </table:table-cell>
          <table:table-cell office:value-type="string" calcext:value-type="string">
            <text:p>sprachtherapeu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string" calcext:value-type="string">
            <text:p>Markenberater</text:p>
          </table:table-cell>
          <table:table-cell office:value-type="string" calcext:value-type="string">
            <text:p>markenbera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office:value-type="string" calcext:value-type="string">
            <text:p>Finanzanalyst</text:p>
          </table:table-cell>
          <table:table-cell office:value-type="string" calcext:value-type="string">
            <text:p>finanzanaly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string" calcext:value-type="string">
            <text:p>Massage-Therapeut</text:p>
          </table:table-cell>
          <table:table-cell office:value-type="string" calcext:value-type="string">
            <text:p>massage-therapeu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string" calcext:value-type="string">
            <text:p>Innenarchitekt</text:p>
          </table:table-cell>
          <table:table-cell office:value-type="string" calcext:value-type="string">
            <text:p>innenarchitek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string" calcext:value-type="string">
            <text:p>Klinischer Sozialarbeiter</text:p>
          </table:table-cell>
          <table:table-cell office:value-type="string" calcext:value-type="string">
            <text:p>klinischer sozialarbei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string" calcext:value-type="string">
            <text:p>Executive Coach</text:p>
          </table:table-cell>
          <table:table-cell office:value-type="string" calcext:value-type="string">
            <text:p>executive coa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string" calcext:value-type="string">
            <text:p>Ehe- und Familientherapeut</text:p>
          </table:table-cell>
          <table:table-cell office:value-type="string" calcext:value-type="string">
            <text:p>ehe- und familientherapeu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string" calcext:value-type="string">
            <text:p>Lebenslauf-Schreiber</text:p>
          </table:table-cell>
          <table:table-cell office:value-type="string" calcext:value-type="string">
            <text:p>lebenslauf-schreib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string" calcext:value-type="string">
            <text:p>Psychotherapeut für psychische Gesundheit</text:p>
          </table:table-cell>
          <table:table-cell office:value-type="string" calcext:value-type="string">
            <text:p>psychotherapeut für psychische gesundh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string" calcext:value-type="string">
            <text:p>Leadership-Trainer</text:p>
          </table:table-cell>
          <table:table-cell office:value-type="string" calcext:value-type="string">
            <text:p>leadership-trai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string" calcext:value-type="string">
            <text:p>Social Media Manager</text:p>
          </table:table-cell>
          <table:table-cell office:value-type="string" calcext:value-type="string">
            <text:p>social media manag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string" calcext:value-type="string">
            <text:p>Klinischer Psychologe</text:p>
          </table:table-cell>
          <table:table-cell office:value-type="string" calcext:value-type="string">
            <text:p>klinischer psycholo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string" calcext:value-type="string">
            <text:p>Health Coach</text:p>
          </table:table-cell>
          <table:table-cell office:value-type="string" calcext:value-type="string">
            <text:p>health coa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string" calcext:value-type="string">
            <text:p>Marketingberater</text:p>
          </table:table-cell>
          <table:table-cell office:value-type="string" calcext:value-type="string">
            <text:p>marketingbera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string" calcext:value-type="string">
            <text:p>Berater</text:p>
          </table:table-cell>
          <table:table-cell office:value-type="string" calcext:value-type="string">
            <text:p>bera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string" calcext:value-type="string">
            <text:p>PR-Spezialist</text:p>
          </table:table-cell>
          <table:table-cell office:value-type="string" calcext:value-type="string">
            <text:p>pr-spezial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engl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spa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französ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deut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italie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string" calcext:value-type="string">
            <text:p>Portugiesisch</text:p>
          </table:table-cell>
          <table:table-cell office:value-type="string" calcext:value-type="string">
            <text:p>portugies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string" calcext:value-type="string">
            <text:p>Niederländisch</text:p>
          </table:table-cell>
          <table:table-cell office:value-type="string" calcext:value-type="string">
            <text:p>niederländ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schwed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dä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norweg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string" calcext:value-type="string">
            <text:p>Finnisch</text:p>
          </table:table-cell>
          <table:table-cell office:value-type="string" calcext:value-type="string">
            <text:p>fin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russ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pol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string" calcext:value-type="string">
            <text:p>Ukrainisch</text:p>
          </table:table-cell>
          <table:table-cell office:value-type="string" calcext:value-type="string">
            <text:p>ukrai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string" calcext:value-type="string">
            <text:p>Tschechisch</text:p>
          </table:table-cell>
          <table:table-cell office:value-type="string" calcext:value-type="string">
            <text:p>tschech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string" calcext:value-type="string">
            <text:p>Ungarisch</text:p>
          </table:table-cell>
          <table:table-cell office:value-type="string" calcext:value-type="string">
            <text:p>ungar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string" calcext:value-type="string">
            <text:p>Rumänisch</text:p>
          </table:table-cell>
          <table:table-cell office:value-type="string" calcext:value-type="string">
            <text:p>rumä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string" calcext:value-type="string">
            <text:p>Griechisch</text:p>
          </table:table-cell>
          <table:table-cell office:value-type="string" calcext:value-type="string">
            <text:p>griech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string" calcext:value-type="string">
            <text:p>Bulgarisch</text:p>
          </table:table-cell>
          <table:table-cell office:value-type="string" calcext:value-type="string">
            <text:p>bulgar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string" calcext:value-type="string">
            <text:p>Kroatisch</text:p>
          </table:table-cell>
          <table:table-cell office:value-type="string" calcext:value-type="string">
            <text:p>kroat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string" calcext:value-type="string">
            <text:p>Slowakisch</text:p>
          </table:table-cell>
          <table:table-cell office:value-type="string" calcext:value-type="string">
            <text:p>slowak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string" calcext:value-type="string">
            <text:p>Slowenisch</text:p>
          </table:table-cell>
          <table:table-cell office:value-type="string" calcext:value-type="string">
            <text:p>slowe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string" calcext:value-type="string">
            <text:p>Serbisch</text:p>
          </table:table-cell>
          <table:table-cell office:value-type="string" calcext:value-type="string">
            <text:p>serb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string" calcext:value-type="string">
            <text:p>Bosnisch</text:p>
          </table:table-cell>
          <table:table-cell office:value-type="string" calcext:value-type="string">
            <text:p>bos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string" calcext:value-type="string">
            <text:p>Albanisch</text:p>
          </table:table-cell>
          <table:table-cell office:value-type="string" calcext:value-type="string">
            <text:p>alba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string" calcext:value-type="string">
            <text:p>Mazedonisch</text:p>
          </table:table-cell>
          <table:table-cell office:value-type="string" calcext:value-type="string">
            <text:p>mazedo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string" calcext:value-type="string">
            <text:p>Estnisch</text:p>
          </table:table-cell>
          <table:table-cell office:value-type="string" calcext:value-type="string">
            <text:p>est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string" calcext:value-type="string">
            <text:p>Lettisch</text:p>
          </table:table-cell>
          <table:table-cell office:value-type="string" calcext:value-type="string">
            <text:p>lett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string" calcext:value-type="string">
            <text:p>Litauisch</text:p>
          </table:table-cell>
          <table:table-cell office:value-type="string" calcext:value-type="string">
            <text:p>litau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string" calcext:value-type="string">
            <text:p>Maltesisch</text:p>
          </table:table-cell>
          <table:table-cell office:value-type="string" calcext:value-type="string">
            <text:p>maltes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string" calcext:value-type="string">
            <text:p>Isländisch</text:p>
          </table:table-cell>
          <table:table-cell office:value-type="string" calcext:value-type="string">
            <text:p>isländ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string" calcext:value-type="string">
            <text:p>Irisch</text:p>
          </table:table-cell>
          <table:table-cell office:value-type="string" calcext:value-type="string">
            <text:p>ir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string" calcext:value-type="string">
            <text:p>Schottisch Gälisch</text:p>
          </table:table-cell>
          <table:table-cell office:value-type="string" calcext:value-type="string">
            <text:p>schottisch gäl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string" calcext:value-type="string">
            <text:p>Walisisch</text:p>
          </table:table-cell>
          <table:table-cell office:value-type="string" calcext:value-type="string">
            <text:p>walis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string" calcext:value-type="string">
            <text:p>Baskisch</text:p>
          </table:table-cell>
          <table:table-cell office:value-type="string" calcext:value-type="string">
            <text:p>bask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string" calcext:value-type="string">
            <text:p>Galicisch</text:p>
          </table:table-cell>
          <table:table-cell office:value-type="string" calcext:value-type="string">
            <text:p>galic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string" calcext:value-type="string">
            <text:p>Katalanisch</text:p>
          </table:table-cell>
          <table:table-cell office:value-type="string" calcext:value-type="string">
            <text:p>katala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string" calcext:value-type="string">
            <text:p>Okzitanisch</text:p>
          </table:table-cell>
          <table:table-cell office:value-type="string" calcext:value-type="string">
            <text:p>okzita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string" calcext:value-type="string">
            <text:p>Korsisch</text:p>
          </table:table-cell>
          <table:table-cell office:value-type="string" calcext:value-type="string">
            <text:p>kors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string" calcext:value-type="string">
            <text:p>Aromunisch</text:p>
          </table:table-cell>
          <table:table-cell office:value-type="string" calcext:value-type="string">
            <text:p>aromu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string" calcext:value-type="string">
            <text:p>Bairisch</text:p>
          </table:table-cell>
          <table:table-cell office:value-type="string" calcext:value-type="string">
            <text:p>bair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string" calcext:value-type="string">
            <text:p>Sizilianisch</text:p>
          </table:table-cell>
          <table:table-cell office:value-type="string" calcext:value-type="string">
            <text:p>sizilia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string" calcext:value-type="string">
            <text:p>Romanes</text:p>
          </table:table-cell>
          <table:table-cell office:value-type="string" calcext:value-type="string">
            <text:p>roma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string" calcext:value-type="string">
            <text:p>Luxemburgisch</text:p>
          </table:table-cell>
          <table:table-cell office:value-type="string" calcext:value-type="string">
            <text:p>luxemburg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string" calcext:value-type="string">
            <text:p>Friesisch</text:p>
          </table:table-cell>
          <table:table-cell office:value-type="string" calcext:value-type="string">
            <text:p>fries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string" calcext:value-type="string">
            <text:p>Ladinisch</text:p>
          </table:table-cell>
          <table:table-cell office:value-type="string" calcext:value-type="string">
            <text:p>ladi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string" calcext:value-type="string">
            <text:p>Wallonisch</text:p>
          </table:table-cell>
          <table:table-cell office:value-type="string" calcext:value-type="string">
            <text:p>wallo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string" calcext:value-type="string">
            <text:p>Schottisch</text:p>
          </table:table-cell>
          <table:table-cell office:value-type="string" calcext:value-type="string">
            <text:p>schott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string" calcext:value-type="string">
            <text:p>Limburgisch</text:p>
          </table:table-cell>
          <table:table-cell office:value-type="string" calcext:value-type="string">
            <text:p>limburg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string" calcext:value-type="string">
            <text:p>Alemannisch</text:p>
          </table:table-cell>
          <table:table-cell office:value-type="string" calcext:value-type="string">
            <text:p>aleman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string" calcext:value-type="string">
            <text:p>Friaulisch</text:p>
          </table:table-cell>
          <table:table-cell office:value-type="string" calcext:value-type="string">
            <text:p>friaul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string" calcext:value-type="string">
            <text:p>Zimmermannsarbeiten</text:p>
          </table:table-cell>
          <table:table-cell office:value-type="string" calcext:value-type="string">
            <text:p>zimmermannsarb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string" calcext:value-type="string">
            <text:p>Maurerarbeiten</text:p>
          </table:table-cell>
          <table:table-cell office:value-type="string" calcext:value-type="string">
            <text:p>maurerarb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string" calcext:value-type="string">
            <text:p>Betonarbeit</text:p>
          </table:table-cell>
          <table:table-cell office:value-type="string" calcext:value-type="string">
            <text:p>betonarb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string" calcext:value-type="string">
            <text:p>Installationsarbeiten</text:p>
          </table:table-cell>
          <table:table-cell office:value-type="string" calcext:value-type="string">
            <text:p>installationsarb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string" calcext:value-type="string">
            <text:p>Elektrische Verkabelung</text:p>
          </table:table-cell>
          <table:table-cell office:value-type="string" calcext:value-type="string">
            <text:p>elektrische verkabe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string" calcext:value-type="string">
            <text:p>Dachdeckerei</text:p>
          </table:table-cell>
          <table:table-cell office:value-type="string" calcext:value-type="string">
            <text:p>dachdeckere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string" calcext:value-type="string">
            <text:p>Malen und Dekorieren</text:p>
          </table:table-cell>
          <table:table-cell office:value-type="string" calcext:value-type="string">
            <text:p>malen und dekor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string" calcext:value-type="string">
            <text:p>Fliesenlegen</text:p>
          </table:table-cell>
          <table:table-cell office:value-type="string" calcext:value-type="string">
            <text:p>fliesenle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string" calcext:value-type="string">
            <text:p>Trockenbauinstallation</text:p>
          </table:table-cell>
          <table:table-cell office:value-type="string" calcext:value-type="string">
            <text:p>trockenbau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Schreinerarbeiten</text:p>
          </table:table-cell>
          <table:table-cell office:value-type="string" calcext:value-type="string">
            <text:p>schreinerarb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string" calcext:value-type="string">
            <text:p>Bodeninstallationsarbeiten</text:p>
          </table:table-cell>
          <table:table-cell office:value-type="string" calcext:value-type="string">
            <text:p>bodeninstallationsarb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string" calcext:value-type="string">
            <text:p>Betonveredelung</text:p>
          </table:table-cell>
          <table:table-cell office:value-type="string" calcext:value-type="string">
            <text:p>betonverede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string" calcext:value-type="string">
            <text:p>Rahmenbau</text:p>
          </table:table-cell>
          <table:table-cell office:value-type="string" calcext:value-type="string">
            <text:p>rahmenbau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Fenster- und Türinstallation</text:p>
          </table:table-cell>
          <table:table-cell office:value-type="string" calcext:value-type="string">
            <text:p>fenster- und tür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string" calcext:value-type="string">
            <text:p>Abbruch</text:p>
          </table:table-cell>
          <table:table-cell office:value-type="string" calcext:value-type="string">
            <text:p>abbru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string" calcext:value-type="string">
            <text:p>Isolationsinstallation</text:p>
          </table:table-cell>
          <table:table-cell office:value-type="string" calcext:value-type="string">
            <text:p>isolations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string" calcext:value-type="string">
            <text:p>Schweißen</text:p>
          </table:table-cell>
          <table:table-cell office:value-type="string" calcext:value-type="string">
            <text:p>schweiß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string" calcext:value-type="string">
            <text:p>Verputzen</text:p>
          </table:table-cell>
          <table:table-cell office:value-type="string" calcext:value-type="string">
            <text:p>verputz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string" calcext:value-type="string">
            <text:p>Gerüstbau</text:p>
          </table:table-cell>
          <table:table-cell office:value-type="string" calcext:value-type="string">
            <text:p>gerüstbau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string" calcext:value-type="string">
            <text:p>Steinarbeiten</text:p>
          </table:table-cell>
          <table:table-cell office:value-type="string" calcext:value-type="string">
            <text:p>steinarb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string" calcext:value-type="string">
            <text:p>Dachstuhlinstallation</text:p>
          </table:table-cell>
          <table:table-cell office:value-type="string" calcext:value-type="string">
            <text:p>dachstuhl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Verfugen und Abdichten</text:p>
          </table:table-cell>
          <table:table-cell office:value-type="string" calcext:value-type="string">
            <text:p>verfugen und abdich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string" calcext:value-type="string">
            <text:p>Gartenbau</text:p>
          </table:table-cell>
          <table:table-cell office:value-type="string" calcext:value-type="string">
            <text:p>gartenbau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string" calcext:value-type="string">
            <text:p>Nivellieren und Aushub</text:p>
          </table:table-cell>
          <table:table-cell office:value-type="string" calcext:value-type="string">
            <text:p>nivellieren und aushu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string" calcext:value-type="string">
            <text:p>Betonformarbeit</text:p>
          </table:table-cell>
          <table:table-cell office:value-type="string" calcext:value-type="string">
            <text:p>betonformarb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string" calcext:value-type="string">
            <text:p>Grobschreinerarbeiten</text:p>
          </table:table-cell>
          <table:table-cell office:value-type="string" calcext:value-type="string">
            <text:p>grobschreinerarb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string" calcext:value-type="string">
            <text:p>Zauninstallation</text:p>
          </table:table-cell>
          <table:table-cell office:value-type="string" calcext:value-type="string">
            <text:p>zaun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string" calcext:value-type="string">
            <text:p>Mauern</text:p>
          </table:table-cell>
          <table:table-cell office:value-type="string" calcext:value-type="string">
            <text:p>mau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string" calcext:value-type="string">
            <text:p>Asphaltieren</text:p>
          </table:table-cell>
          <table:table-cell office:value-type="string" calcext:value-type="string">
            <text:p>asphalt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string" calcext:value-type="string">
            <text:p>Löten</text:p>
          </table:table-cell>
          <table:table-cell office:value-type="string" calcext:value-type="string">
            <text:p>lö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string" calcext:value-type="string">
            <text:p>Blechbearbeitung</text:p>
          </table:table-cell>
          <table:table-cell office:value-type="string" calcext:value-type="string">
            <text:p>blechbearbei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string" calcext:value-type="string">
            <text:p>Schrankinstallation</text:p>
          </table:table-cell>
          <table:table-cell office:value-type="string" calcext:value-type="string">
            <text:p>schrank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string" calcext:value-type="string">
            <text:p>Deckenbau</text:p>
          </table:table-cell>
          <table:table-cell office:value-type="string" calcext:value-type="string">
            <text:p>deckenbau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string" calcext:value-type="string">
            <text:p>Montage von Kronenleisten</text:p>
          </table:table-cell>
          <table:table-cell office:value-type="string" calcext:value-type="string">
            <text:p>montage von kronenlei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string" calcext:value-type="string">
            <text:p>Anwendung von Epoxidbodenbelägen</text:p>
          </table:table-cell>
          <table:table-cell office:value-type="string" calcext:value-type="string">
            <text:p>anwendung von epoxidbodenbelä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string" calcext:value-type="string">
            <text:p>Glasinstallation</text:p>
          </table:table-cell>
          <table:table-cell office:value-type="string" calcext:value-type="string">
            <text:p>glas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string" calcext:value-type="string">
            <text:p>Schrankaufarbeitung</text:p>
          </table:table-cell>
          <table:table-cell office:value-type="string" calcext:value-type="string">
            <text:p>schrankaufarbei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string" calcext:value-type="string">
            <text:p>Restaurierung von Mauerwerk</text:p>
          </table:table-cell>
          <table:table-cell office:value-type="string" calcext:value-type="string">
            <text:p>restaurierung von mauerwe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string" calcext:value-type="string">
            <text:p>Grabenaushub</text:p>
          </table:table-cell>
          <table:table-cell office:value-type="string" calcext:value-type="string">
            <text:p>grabenaushu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string" calcext:value-type="string">
            <text:p>Dachrinneninstallation</text:p>
          </table:table-cell>
          <table:table-cell office:value-type="string" calcext:value-type="string">
            <text:p>dachrinnen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string" calcext:value-type="string">
            <text:p>Betonreparatur</text:p>
          </table:table-cell>
          <table:table-cell office:value-type="string" calcext:value-type="string">
            <text:p>betonreparat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string" calcext:value-type="string">
            <text:p>Reparatur von Schindeldächern</text:p>
          </table:table-cell>
          <table:table-cell office:value-type="string" calcext:value-type="string">
            <text:p>reparatur von schindeldäch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string" calcext:value-type="string">
            <text:p>Fensterreparatur</text:p>
          </table:table-cell>
          <table:table-cell office:value-type="string" calcext:value-type="string">
            <text:p>fensterreparat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string" calcext:value-type="string">
            <text:p>Trockenbau-Reparatur</text:p>
          </table:table-cell>
          <table:table-cell office:value-type="string" calcext:value-type="string">
            <text:p>trockenbau-reparat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string" calcext:value-type="string">
            <text:p>Sanitärreparatur</text:p>
          </table:table-cell>
          <table:table-cell office:value-type="string" calcext:value-type="string">
            <text:p>sanitärreparat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string" calcext:value-type="string">
            <text:p>Elektrische Reparatur</text:p>
          </table:table-cell>
          <table:table-cell office:value-type="string" calcext:value-type="string">
            <text:p>elektrische reparat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string" calcext:value-type="string">
            <text:p>Fliesenreparatur</text:p>
          </table:table-cell>
          <table:table-cell office:value-type="string" calcext:value-type="string">
            <text:p>fliesenreparat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string" calcext:value-type="string">
            <text:p>Zimmermannsreparatur</text:p>
          </table:table-cell>
          <table:table-cell office:value-type="string" calcext:value-type="string">
            <text:p>zimmermannsreparat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string" calcext:value-type="string">
            <text:p>Fassadenreparatur</text:p>
          </table:table-cell>
          <table:table-cell office:value-type="string" calcext:value-type="string">
            <text:p>fassadenreparat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string" calcext:value-type="string">
            <text:p>Tippen</text:p>
          </table:table-cell>
          <table:table-cell office:value-type="string" calcext:value-type="string">
            <text:p>tip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string" calcext:value-type="string">
            <text:p>Dateiverwaltung</text:p>
          </table:table-cell>
          <table:table-cell office:value-type="string" calcext:value-type="string">
            <text:p>dateiverwal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string" calcext:value-type="string">
            <text:p>Textverarbeitung</text:p>
          </table:table-cell>
          <table:table-cell office:value-type="string" calcext:value-type="string">
            <text:p>textverarbei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string" calcext:value-type="string">
            <text:p>Tabellenkalkulationen</text:p>
          </table:table-cell>
          <table:table-cell office:value-type="string" calcext:value-type="string">
            <text:p>tabellenkalkulatio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string" calcext:value-type="string">
            <text:p>Präsentationssoftware</text:p>
          </table:table-cell>
          <table:table-cell office:value-type="string" calcext:value-type="string">
            <text:p>präsentationssoftw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string" calcext:value-type="string">
            <text:p>Web-Browsing</text:p>
          </table:table-cell>
          <table:table-cell office:value-type="string" calcext:value-type="string">
            <text:p>web-brow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string" calcext:value-type="string">
            <text:p>Einfache Computerproblemlösung</text:p>
          </table:table-cell>
          <table:table-cell office:value-type="string" calcext:value-type="string">
            <text:p>einfache computerproblemlös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string" calcext:value-type="string">
            <text:p>Linux-Betriebssysteme</text:p>
          </table:table-cell>
          <table:table-cell office:value-type="string" calcext:value-type="string">
            <text:p>linux-betriebssyste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string" calcext:value-type="string">
            <text:p>Windows-Betriebssysteme</text:p>
          </table:table-cell>
          <table:table-cell office:value-type="string" calcext:value-type="string">
            <text:p>windows-betriebssyste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string" calcext:value-type="string">
            <text:p>MacOS-Betriebssysteme</text:p>
          </table:table-cell>
          <table:table-cell office:value-type="string" calcext:value-type="string">
            <text:p>macos-betriebssyste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Online-Kommunikation</text:p>
          </table:table-cell>
          <table:table-cell office:value-type="string" calcext:value-type="string">
            <text:p>online-kommunik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string" calcext:value-type="string">
            <text:p>Soziale Medien</text:p>
          </table:table-cell>
          <table:table-cell office:value-type="string" calcext:value-type="string">
            <text:p>soziale med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Einfaches HTML-Coding</text:p>
          </table:table-cell>
          <table:table-cell office:value-type="string" calcext:value-type="string">
            <text:p>einfaches html-co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string" calcext:value-type="string">
            <text:p>Dateneingabe</text:p>
          </table:table-cell>
          <table:table-cell office:value-type="string" calcext:value-type="string">
            <text:p>dateneingab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string" calcext:value-type="string">
            <text:p>Remotezusammenarbeit</text:p>
          </table:table-cell>
          <table:table-cell office:value-type="string" calcext:value-type="string">
            <text:p>remotezusammenarb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string" calcext:value-type="string">
            <text:p>Cybersicherheitsbewusstsein</text:p>
          </table:table-cell>
          <table:table-cell office:value-type="string" calcext:value-type="string">
            <text:p>cybersicherheitsbewusstse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string" calcext:value-type="string">
            <text:p>Cloud-Speicherung</text:p>
          </table:table-cell>
          <table:table-cell office:value-type="string" calcext:value-type="string">
            <text:p>cloud-speich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string" calcext:value-type="string">
            <text:p>Einfache Grafikgestaltung</text:p>
          </table:table-cell>
          <table:table-cell office:value-type="string" calcext:value-type="string">
            <text:p>einfache grafikgestal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string" calcext:value-type="string">
            <text:p>Videoanrufe</text:p>
          </table:table-cell>
          <table:table-cell office:value-type="string" calcext:value-type="string">
            <text:p>videoanruf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string" calcext:value-type="string">
            <text:p>Digitale Notizen</text:p>
          </table:table-cell>
          <table:table-cell office:value-type="string" calcext:value-type="string">
            <text:p>digitale notiz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string" calcext:value-type="string">
            <text:p>Einfache Datenbanknutzung</text:p>
          </table:table-cell>
          <table:table-cell office:value-type="string" calcext:value-type="string">
            <text:p>einfache datenbanknutz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string" calcext:value-type="string">
            <text:p>Online-Recherche</text:p>
          </table:table-cell>
          <table:table-cell office:value-type="string" calcext:value-type="string">
            <text:p>online-recher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string" calcext:value-type="string">
            <text:p>Einfache Tabellenkalkulationsformeln</text:p>
          </table:table-cell>
          <table:table-cell office:value-type="string" calcext:value-type="string">
            <text:p>einfache tabellenkalkulationsformel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string" calcext:value-type="string">
            <text:p>E-Mail-Etikette</text:p>
          </table:table-cell>
          <table:table-cell office:value-type="string" calcext:value-type="string">
            <text:p>e-mail-etiket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string" calcext:value-type="string">
            <text:p>Textbearbeitung</text:p>
          </table:table-cell>
          <table:table-cell office:value-type="string" calcext:value-type="string">
            <text:p>textbearbei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string" calcext:value-type="string">
            <text:p>Sicherung und Wiederherstellung</text:p>
          </table:table-cell>
          <table:table-cell office:value-type="string" calcext:value-type="string">
            <text:p>sicherung und wiederher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string" calcext:value-type="string">
            <text:p>Tastenkombinationen</text:p>
          </table:table-cell>
          <table:table-cell office:value-type="string" calcext:value-type="string">
            <text:p>tastenkombinatio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string" calcext:value-type="string">
            <text:p>Einfache Datenanalyse</text:p>
          </table:table-cell>
          <table:table-cell office:value-type="string" calcext:value-type="string">
            <text:p>einfache datenanaly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string" calcext:value-type="string">
            <text:p>Aufgabenverwaltungssoftware</text:p>
          </table:table-cell>
          <table:table-cell office:value-type="string" calcext:value-type="string">
            <text:p>aufgabenverwaltungssoftw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string" calcext:value-type="string">
            <text:p>Online-Shopping</text:p>
          </table:table-cell>
          <table:table-cell office:value-type="string" calcext:value-type="string">
            <text:p>online-shopp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string" calcext:value-type="string">
            <text:p>Webinare und Online-Kurse</text:p>
          </table:table-cell>
          <table:table-cell office:value-type="string" calcext:value-type="string">
            <text:p>webinare und online-k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string" calcext:value-type="string">
            <text:p>Einfache Bildbearbeitung</text:p>
          </table:table-cell>
          <table:table-cell office:value-type="string" calcext:value-type="string">
            <text:p>einfache bildbearbei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string" calcext:value-type="string">
            <text:p>Gerätesynchronisierung</text:p>
          </table:table-cell>
          <table:table-cell office:value-type="string" calcext:value-type="string">
            <text:p>gerätesynchronisi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string" calcext:value-type="string">
            <text:p>Passwortverwaltung</text:p>
          </table:table-cell>
          <table:table-cell office:value-type="string" calcext:value-type="string">
            <text:p>passwortverwal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string" calcext:value-type="string">
            <text:p>Video-Streaming</text:p>
          </table:table-cell>
          <table:table-cell office:value-type="string" calcext:value-type="string">
            <text:p>video-stream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string" calcext:value-type="string">
            <text:p>Einfache Audiobearbeitung</text:p>
          </table:table-cell>
          <table:table-cell office:value-type="string" calcext:value-type="string">
            <text:p>einfache audiobearbei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string" calcext:value-type="string">
            <text:p>Navigation in virtueller Realität</text:p>
          </table:table-cell>
          <table:table-cell office:value-type="string" calcext:value-type="string">
            <text:p>navigation in virtueller realitä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string" calcext:value-type="string">
            <text:p>Fernzugriff auf den Desktop</text:p>
          </table:table-cell>
          <table:table-cell office:value-type="string" calcext:value-type="string">
            <text:p>fernzugriff auf den deskto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string" calcext:value-type="string">
            <text:p>Online-Gaming</text:p>
          </table:table-cell>
          <table:table-cell office:value-type="string" calcext:value-type="string">
            <text:p>online-gam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string" calcext:value-type="string">
            <text:p>Einfache Videobearbeitung</text:p>
          </table:table-cell>
          <table:table-cell office:value-type="string" calcext:value-type="string">
            <text:p>einfache videobearbei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string" calcext:value-type="string">
            <text:p>Erstellen digitaler Präsentationen</text:p>
          </table:table-cell>
          <table:table-cell office:value-type="string" calcext:value-type="string">
            <text:p>erstellen digitaler präsentatio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string" calcext:value-type="string">
            <text:p>Digitale Kalender</text:p>
          </table:table-cell>
          <table:table-cell office:value-type="string" calcext:value-type="string">
            <text:p>digitale kalend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string" calcext:value-type="string">
            <text:p>Einfache Animation</text:p>
          </table:table-cell>
          <table:table-cell office:value-type="string" calcext:value-type="string">
            <text:p>einfache anim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string" calcext:value-type="string">
            <text:p>Online-Umfragetools</text:p>
          </table:table-cell>
          <table:table-cell office:value-type="string" calcext:value-type="string">
            <text:p>online-umfragetoo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string" calcext:value-type="string">
            <text:p>PHP-Webentwicklung</text:p>
          </table:table-cell>
          <table:table-cell office:value-type="string" calcext:value-type="string">
            <text:p>php-webentwick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string" calcext:value-type="string">
            <text:p>Einfache Projektverwaltung</text:p>
          </table:table-cell>
          <table:table-cell office:value-type="string" calcext:value-type="string">
            <text:p>einfache projektverwal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office:value-type="string" calcext:value-type="string">
            <text:p>Virtuelle Meetings</text:p>
          </table:table-cell>
          <table:table-cell office:value-type="string" calcext:value-type="string">
            <text:p>virtuelle meeting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string" calcext:value-type="string">
            <text:p>Onlinees Fototeilen</text:p>
          </table:table-cell>
          <table:table-cell office:value-type="string" calcext:value-type="string">
            <text:p>onlinees fototei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string" calcext:value-type="string">
            <text:p>Adobe Photoshop</text:p>
          </table:table-cell>
          <table:table-cell office:value-type="string" calcext:value-type="string">
            <text:p>adobe photosho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string" calcext:value-type="string">
            <text:p>Funktionen von Microsoft Excel</text:p>
          </table:table-cell>
          <table:table-cell office:value-type="string" calcext:value-type="string">
            <text:p>funktionen von microsoft exc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string" calcext:value-type="string">
            <text:p>Google Analytics</text:p>
          </table:table-cell>
          <table:table-cell office:value-type="string" calcext:value-type="string">
            <text:p>google analyti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string" calcext:value-type="string">
            <text:p>AutoCAD</text:p>
          </table:table-cell>
          <table:table-cell office:value-type="string" calcext:value-type="string">
            <text:p>autoca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string" calcext:value-type="string">
            <text:p>Animation in Microsoft PowerPoint</text:p>
          </table:table-cell>
          <table:table-cell office:value-type="string" calcext:value-type="string">
            <text:p>animation in microsoft powerpoi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string" calcext:value-type="string">
            <text:p>Zusammenarbeit in Google Docs</text:p>
          </table:table-cell>
          <table:table-cell office:value-type="string" calcext:value-type="string">
            <text:p>zusammenarbeit in google do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string" calcext:value-type="string">
            <text:p>Adobe Illustrator</text:p>
          </table:table-cell>
          <table:table-cell office:value-type="string" calcext:value-type="string">
            <text:p>adobe illustrat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string" calcext:value-type="string">
            <text:p>Formatierung in Microsoft Word</text:p>
          </table:table-cell>
          <table:table-cell office:value-type="string" calcext:value-type="string">
            <text:p>formatierung in microsoft wor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string" calcext:value-type="string">
            <text:p>Content-Management-Systeme (CMS)</text:p>
          </table:table-cell>
          <table:table-cell office:value-type="string" calcext:value-type="string">
            <text:p>content-management-systeme (cm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string" calcext:value-type="string">
            <text:p>Videobearbeitungssoftware (z. B. Adobe Premiere)</text:p>
          </table:table-cell>
          <table:table-cell office:value-type="string" calcext:value-type="string">
            <text:p>videobearbeitungssoftware (z. b. adobe premier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string" calcext:value-type="string">
            <text:p>Kalender in Microsoft Outlook</text:p>
          </table:table-cell>
          <table:table-cell office:value-type="string" calcext:value-type="string">
            <text:p>kalender in microsoft outloo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Grafikdesign-Software (z. B. CorelDRAW)</text:p>
          </table:table-cell>
          <table:table-cell office:value-type="string" calcext:value-type="string">
            <text:p>grafikdesign-software (z. b. coreldraw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string" calcext:value-type="string">
            <text:p>Werkzeuge zur Datenvisualisierung (z. B. Tableau)</text:p>
          </table:table-cell>
          <table:table-cell office:value-type="string" calcext:value-type="string">
            <text:p>werkzeuge zur datenvisualisierung (z. b. tableau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Programmierung (z. B. Python)</text:p>
          </table:table-cell>
          <table:table-cell office:value-type="string" calcext:value-type="string">
            <text:p>programmierung (z. b. python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Webentwicklungs-Frameworks (z. B. Bootstrap)</text:p>
          </table:table-cell>
          <table:table-cell office:value-type="string" calcext:value-type="string">
            <text:p>webentwicklungs-frameworks (z. b. bootstrap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Videokonferenz-Tools (z. B. Zoom)</text:p>
          </table:table-cell>
          <table:table-cell office:value-type="string" calcext:value-type="string">
            <text:p>videokonferenz-tools (z. b. zoom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Kundenbeziehungsmanagement (CRM) Software (z. B. Salesforce)</text:p>
          </table:table-cell>
          <table:table-cell office:value-type="string" calcext:value-type="string">
            <text:p>kundenbeziehungsmanagement (crm) software (z. b. salesforc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string" calcext:value-type="string">
            <text:p>Desktop-Publishing-Software (z. B. Adobe InDesign)</text:p>
          </table:table-cell>
          <table:table-cell office:value-type="string" calcext:value-type="string">
            <text:p>desktop-publishing-software (z. b. adobe indesign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string" calcext:value-type="string">
            <text:p>3D-Modellierungssoftware (z. B. Blender)</text:p>
          </table:table-cell>
          <table:table-cell office:value-type="string" calcext:value-type="string">
            <text:p>3d-modellierungssoftware (z. b. blende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Datenbankmanagement-Software (z. B. MySQL)</text:p>
          </table:table-cell>
          <table:table-cell office:value-type="string" calcext:value-type="string">
            <text:p>datenbankmanagement-software (z. b. mysql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string" calcext:value-type="string">
            <text:p>Versionskontrolle für Code (z. B. Git)</text:p>
          </table:table-cell>
          <table:table-cell office:value-type="string" calcext:value-type="string">
            <text:p>versionskontrolle für code (z. b. gi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string" calcext:value-type="string">
            <text:p>Virtual Reality Software (z. B. Unity)</text:p>
          </table:table-cell>
          <table:table-cell office:value-type="string" calcext:value-type="string">
            <text:p>virtual reality software (z. b. unit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string" calcext:value-type="string">
            <text:p>Dokumentenzusammenarbeit (z. B. Google Docs)</text:p>
          </table:table-cell>
          <table:table-cell office:value-type="string" calcext:value-type="string">
            <text:p>dokumentenzusammenarbeit (z. b. google doc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string" calcext:value-type="string">
            <text:p>E-Commerce-Plattformen (z. B. Shopify)</text:p>
          </table:table-cell>
          <table:table-cell office:value-type="string" calcext:value-type="string">
            <text:p>e-commerce-plattformen (z. b. shopif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string" calcext:value-type="string">
            <text:p>Datenanalyse-Software (z. B. R)</text:p>
          </table:table-cell>
          <table:table-cell office:value-type="string" calcext:value-type="string">
            <text:p>datenanalyse-software (z. b. 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string" calcext:value-type="string">
            <text:p>Präsentationsdesign-Software (z. B. Canva)</text:p>
          </table:table-cell>
          <table:table-cell office:value-type="string" calcext:value-type="string">
            <text:p>präsentationsdesign-software (z. b. canv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string" calcext:value-type="string">
            <text:p>CAD-Software (z. B. SolidWorks)</text:p>
          </table:table-cell>
          <table:table-cell office:value-type="string" calcext:value-type="string">
            <text:p>cad-software (z. b. solidwork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string" calcext:value-type="string">
            <text:p>Video-Streaming-Plattformen (z. B. Twitch)</text:p>
          </table:table-cell>
          <table:table-cell office:value-type="string" calcext:value-type="string">
            <text:p>video-streaming-plattformen (z. b. twitch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string" calcext:value-type="string">
            <text:p>Projektmanagement-Tools (z. B. Asana)</text:p>
          </table:table-cell>
          <table:table-cell office:value-type="string" calcext:value-type="string">
            <text:p>projektmanagement-tools (z. b. asan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string" calcext:value-type="string">
            <text:p>Textbearbeitungssoftware (z. B. Sublime Text)</text:p>
          </table:table-cell>
          <table:table-cell office:value-type="string" calcext:value-type="string">
            <text:p>textbearbeitungssoftware (z. b. sublime tex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string" calcext:value-type="string">
            <text:p>Audiobearbeitungssoftware (z. B. Audacity)</text:p>
          </table:table-cell>
          <table:table-cell office:value-type="string" calcext:value-type="string">
            <text:p>audiobearbeitungssoftware (z. b. audacit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string" calcext:value-type="string">
            <text:p>Remote-Desktop-Software (z. B. TeamViewer)</text:p>
          </table:table-cell>
          <table:table-cell office:value-type="string" calcext:value-type="string">
            <text:p>remote-desktop-software (z. b. teamviewe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Online-Umfrageplattformen (z. B. SurveyMonkey)</text:p>
          </table:table-cell>
          <table:table-cell office:value-type="string" calcext:value-type="string">
            <text:p>online-umfrageplattformen (z. b. surveymonke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string" calcext:value-type="string">
            <text:p>Webdesign-Software (z. B. Adobe Dreamweaver)</text:p>
          </table:table-cell>
          <table:table-cell office:value-type="string" calcext:value-type="string">
            <text:p>webdesign-software (z. b. adobe dreamweave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string" calcext:value-type="string">
            <text:p>Programmierumgebungen (z. B. Visual Studio Code)</text:p>
          </table:table-cell>
          <table:table-cell office:value-type="string" calcext:value-type="string">
            <text:p>programmierumgebungen (z. b. visual studio cod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string" calcext:value-type="string">
            <text:p>Datenbank-Berichtstools (z. B. Crystal Reports)</text:p>
          </table:table-cell>
          <table:table-cell office:value-type="string" calcext:value-type="string">
            <text:p>datenbank-berichtstools (z. b. crystal report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Videorekordingssoftware (z. B. OBS Studio)</text:p>
          </table:table-cell>
          <table:table-cell office:value-type="string" calcext:value-type="string">
            <text:p>videorekordingssoftware (z. b. obs studio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string" calcext:value-type="string">
            <text:p>Animationssoftware (z. B. Toon Boom Harmony)</text:p>
          </table:table-cell>
          <table:table-cell office:value-type="string" calcext:value-type="string">
            <text:p>animationssoftware (z. b. toon boom harmon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string" calcext:value-type="string">
            <text:p>Kollaborative Design-Tools (z. B. Figma)</text:p>
          </table:table-cell>
          <table:table-cell office:value-type="string" calcext:value-type="string">
            <text:p>kollaborative design-tools (z. b. figm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string" calcext:value-type="string">
            <text:p>Kundenunterstützungsplattformen (z. B. Zendesk)</text:p>
          </table:table-cell>
          <table:table-cell office:value-type="string" calcext:value-type="string">
            <text:p>kundenunterstützungsplattformen (z. b. zendesk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string" calcext:value-type="string">
            <text:p>Code-Editoren (z. B. Atom)</text:p>
          </table:table-cell>
          <table:table-cell office:value-type="string" calcext:value-type="string">
            <text:p>code-editoren (z. b. atom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string" calcext:value-type="string">
            <text:p>Audiorekordingssoftware (z. B. GarageBand)</text:p>
          </table:table-cell>
          <table:table-cell office:value-type="string" calcext:value-type="string">
            <text:p>audiorekordingssoftware (z. b. garageband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Software für virtuelle Maschinen (z. B. VMware)</text:p>
          </table:table-cell>
          <table:table-cell office:value-type="string" calcext:value-type="string">
            <text:p>software für virtuelle maschinen (z. b. vmwar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Online-Lernplattformen (z. B. Coursera)</text:p>
          </table:table-cell>
          <table:table-cell office:value-type="string" calcext:value-type="string">
            <text:p>online-lernplattformen (z. b. courser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Webhosting-Plattformen (z. B. Bluehost)</text:p>
          </table:table-cell>
          <table:table-cell office:value-type="string" calcext:value-type="string">
            <text:p>webhosting-plattformen (z. b. bluehos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CAD/CAM-Software (z. B. Fusion 360)</text:p>
          </table:table-cell>
          <table:table-cell office:value-type="string" calcext:value-type="string">
            <text:p>cad/cam-software (z. b. fusion 360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Software für visuelle Effekte (z. B. After Effects)</text:p>
          </table:table-cell>
          <table:table-cell office:value-type="string" calcext:value-type="string">
            <text:p>software für visuelle effekte (z. b. after effect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string" calcext:value-type="string">
            <text:p>Software zur Bildschirmaufnahme (z. B. Snagit)</text:p>
          </table:table-cell>
          <table:table-cell office:value-type="string" calcext:value-type="string">
            <text:p>software zur bildschirmaufnahme (z. b. snagi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string" calcext:value-type="string">
            <text:p>Aufzeichnung von Präsentationen (z. B. Loom)</text:p>
          </table:table-cell>
          <table:table-cell office:value-type="string" calcext:value-type="string">
            <text:p>aufzeichnung von präsentationen (z. b. loom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string" calcext:value-type="string">
            <text:p>Effektive Kommunikation</text:p>
          </table:table-cell>
          <table:table-cell office:value-type="string" calcext:value-type="string">
            <text:p>effektive kommunik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string" calcext:value-type="string">
            <text:p>Aktives Zuhören</text:p>
          </table:table-cell>
          <table:table-cell office:value-type="string" calcext:value-type="string">
            <text:p>aktives zuhö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string" calcext:value-type="string">
            <text:p>Konfliktlösung</text:p>
          </table:table-cell>
          <table:table-cell office:value-type="string" calcext:value-type="string">
            <text:p>konfliktlös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string" calcext:value-type="string">
            <text:p>Teamarbeit</text:p>
          </table:table-cell>
          <table:table-cell office:value-type="string" calcext:value-type="string">
            <text:p>teamarb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string" calcext:value-type="string">
            <text:p>Problemlösung</text:p>
          </table:table-cell>
          <table:table-cell office:value-type="string" calcext:value-type="string">
            <text:p>problemlös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string" calcext:value-type="string">
            <text:p>Empathie</text:p>
          </table:table-cell>
          <table:table-cell office:value-type="string" calcext:value-type="string">
            <text:p>empath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string" calcext:value-type="string">
            <text:p>Verhandlung</text:p>
          </table:table-cell>
          <table:table-cell office:value-type="string" calcext:value-type="string">
            <text:p>verhand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deleg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string" calcext:value-type="string">
            <text:p>Zeitmanagement</text:p>
          </table:table-cell>
          <table:table-cell office:value-type="string" calcext:value-type="string">
            <text:p>zeit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string" calcext:value-type="string">
            <text:p>Anpassungsfähigkeit</text:p>
          </table:table-cell>
          <table:table-cell office:value-type="string" calcext:value-type="string">
            <text:p>anpassungsfähigk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string" calcext:value-type="string">
            <text:p>Offenheit</text:p>
          </table:table-cell>
          <table:table-cell office:value-type="string" calcext:value-type="string">
            <text:p>offenh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string" calcext:value-type="string">
            <text:p>Geben von Feedback</text:p>
          </table:table-cell>
          <table:table-cell office:value-type="string" calcext:value-type="string">
            <text:p>geben von feedba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string" calcext:value-type="string">
            <text:p>Empfangen von Feedback</text:p>
          </table:table-cell>
          <table:table-cell office:value-type="string" calcext:value-type="string">
            <text:p>empfangen von feedba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string" calcext:value-type="string">
            <text:p>Kollaborative Entscheidungsfindung</text:p>
          </table:table-cell>
          <table:table-cell office:value-type="string" calcext:value-type="string">
            <text:p>kollaborative entscheidungsfin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string" calcext:value-type="string">
            <text:p>Konfliktmanagement</text:p>
          </table:table-cell>
          <table:table-cell office:value-type="string" calcext:value-type="string">
            <text:p>konflikt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string" calcext:value-type="string">
            <text:p>Kulturelle Sensibilität</text:p>
          </table:table-cell>
          <table:table-cell office:value-type="string" calcext:value-type="string">
            <text:p>kulturelle sensibilitä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string" calcext:value-type="string">
            <text:p>Moderation</text:p>
          </table:table-cell>
          <table:table-cell office:value-type="string" calcext:value-type="string">
            <text:p>mode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string" calcext:value-type="string">
            <text:p>Vertrauensbildung</text:p>
          </table:table-cell>
          <table:table-cell office:value-type="string" calcext:value-type="string">
            <text:p>vertrauensbil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string" calcext:value-type="string">
            <text:p>Konsensbildung</text:p>
          </table:table-cell>
          <table:table-cell office:value-type="string" calcext:value-type="string">
            <text:p>konsensbil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office:value-type="string" calcext:value-type="string">
            <text:p>Fachübergreifende Zusammenarbeit</text:p>
          </table:table-cell>
          <table:table-cell office:value-type="string" calcext:value-type="string">
            <text:p>fachübergreifende zusammenarb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string" calcext:value-type="string">
            <text:p>Remote-Zusammenarbeit</text:p>
          </table:table-cell>
          <table:table-cell office:value-type="string" calcext:value-type="string">
            <text:p>remote-zusammenarb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string" calcext:value-type="string">
            <text:p>Vermeidung von Konflikten</text:p>
          </table:table-cell>
          <table:table-cell office:value-type="string" calcext:value-type="string">
            <text:p>vermeidung von konflik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string" calcext:value-type="string">
            <text:p>Konsistente Entscheidungen</text:p>
          </table:table-cell>
          <table:table-cell office:value-type="string" calcext:value-type="string">
            <text:p>konsistente entscheid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string" calcext:value-type="string">
            <text:p>Formulierung von Problemen</text:p>
          </table:table-cell>
          <table:table-cell office:value-type="string" calcext:value-type="string">
            <text:p>formulierung von proble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string" calcext:value-type="string">
            <text:p>Kollaborative Innovation</text:p>
          </table:table-cell>
          <table:table-cell office:value-type="string" calcext:value-type="string">
            <text:p>kollaborative innov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string" calcext:value-type="string">
            <text:p>Teilen von Ressourcen</text:p>
          </table:table-cell>
          <table:table-cell office:value-type="string" calcext:value-type="string">
            <text:p>teilen von ressourc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string" calcext:value-type="string">
            <text:p>Moderation von Remote-Meetings</text:p>
          </table:table-cell>
          <table:table-cell office:value-type="string" calcext:value-type="string">
            <text:p>moderation von remote-meeting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string" calcext:value-type="string">
            <text:p>Kommunikationsplanung</text:p>
          </table:table-cell>
          <table:table-cell office:value-type="string" calcext:value-type="string">
            <text:p>kommunikationsplan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string" calcext:value-type="string">
            <text:p>Aktive Beteiligung</text:p>
          </table:table-cell>
          <table:table-cell office:value-type="string" calcext:value-type="string">
            <text:p>aktive beteil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string" calcext:value-type="string">
            <text:p>Aufgabenzuweisung</text:p>
          </table:table-cell>
          <table:table-cell office:value-type="string" calcext:value-type="string">
            <text:p>aufgabenzuweis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79" calcext:value-type="float">
            <text:p>5679</text:p>
          </table:table-cell>
          <table:table-cell office:value-type="string" calcext:value-type="string">
            <text:p>Kollaborative Problemdiagnose</text:p>
          </table:table-cell>
          <table:table-cell office:value-type="string" calcext:value-type="string">
            <text:p>kollaborative problemdiagno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string" calcext:value-type="string">
            <text:p>Kollaboratives Lernen</text:p>
          </table:table-cell>
          <table:table-cell office:value-type="string" calcext:value-type="string">
            <text:p>kollaboratives ler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string" calcext:value-type="string">
            <text:p>Transformation von Konflikten</text:p>
          </table:table-cell>
          <table:table-cell office:value-type="string" calcext:value-type="string">
            <text:p>transformation von konflik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string" calcext:value-type="string">
            <text:p>Kollaborative Priorisierung von Entscheidungen</text:p>
          </table:table-cell>
          <table:table-cell office:value-type="string" calcext:value-type="string">
            <text:p>kollaborative priorisierung von entscheid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office:value-type="string" calcext:value-type="string">
            <text:p>Interpersonelle Flexibilität</text:p>
          </table:table-cell>
          <table:table-cell office:value-type="string" calcext:value-type="string">
            <text:p>interpersonelle flexibilitä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string" calcext:value-type="string">
            <text:p>Geteilte Vision</text:p>
          </table:table-cell>
          <table:table-cell office:value-type="string" calcext:value-type="string">
            <text:p>geteilte vis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string" calcext:value-type="string">
            <text:p>Gegenseitige Verantwortlichkeit</text:p>
          </table:table-cell>
          <table:table-cell office:value-type="string" calcext:value-type="string">
            <text:p>gegenseitige verantwortlichk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string" calcext:value-type="string">
            <text:p>Team Building für virtuelle Teams</text:p>
          </table:table-cell>
          <table:table-cell office:value-type="string" calcext:value-type="string">
            <text:p>team building für virtuelle tea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string" calcext:value-type="string">
            <text:p>Kollaborative Reflexion</text:p>
          </table:table-cell>
          <table:table-cell office:value-type="string" calcext:value-type="string">
            <text:p>kollaborative reflex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string" calcext:value-type="string">
            <text:p>Inklusive Zusammenarbeit</text:p>
          </table:table-cell>
          <table:table-cell office:value-type="string" calcext:value-type="string">
            <text:p>inklusive zusammenarb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string" calcext:value-type="string">
            <text:p>Transformation von Konflikten</text:p>
          </table:table-cell>
          <table:table-cell office:value-type="string" calcext:value-type="string">
            <text:p>transformation von konflik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string" calcext:value-type="string">
            <text:p>Lösungsorientierte Zusammenarbeit</text:p>
          </table:table-cell>
          <table:table-cell office:value-type="string" calcext:value-type="string">
            <text:p>lösungsorientierte zusammenarb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string" calcext:value-type="string">
            <text:p>Kollaboratives Brainstorming</text:p>
          </table:table-cell>
          <table:table-cell office:value-type="string" calcext:value-type="string">
            <text:p>kollaboratives brainstorm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string" calcext:value-type="string">
            <text:p>Kollaborative Bewertung</text:p>
          </table:table-cell>
          <table:table-cell office:value-type="string" calcext:value-type="string">
            <text:p>kollaborative bewer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string" calcext:value-type="string">
            <text:p>Interdisziplinäre Zusammenarbeit</text:p>
          </table:table-cell>
          <table:table-cell office:value-type="string" calcext:value-type="string">
            <text:p>interdisziplinäre zusammenarb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string" calcext:value-type="string">
            <text:p>Transformation von Konflikten</text:p>
          </table:table-cell>
          <table:table-cell office:value-type="string" calcext:value-type="string">
            <text:p>transformation von konflik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string" calcext:value-type="string">
            <text:p>Gemeinsame Verantwortung</text:p>
          </table:table-cell>
          <table:table-cell office:value-type="string" calcext:value-type="string">
            <text:p>gemeinsame verantwor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string" calcext:value-type="string">
            <text:p>Empathie</text:p>
          </table:table-cell>
          <table:table-cell office:value-type="string" calcext:value-type="string">
            <text:p>empath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string" calcext:value-type="string">
            <text:p>Geduld</text:p>
          </table:table-cell>
          <table:table-cell office:value-type="string" calcext:value-type="string">
            <text:p>gedul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string" calcext:value-type="string">
            <text:p>Mitgefühl</text:p>
          </table:table-cell>
          <table:table-cell office:value-type="string" calcext:value-type="string">
            <text:p>mitgefüh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string" calcext:value-type="string">
            <text:p>Aktives Zuhören</text:p>
          </table:table-cell>
          <table:table-cell office:value-type="string" calcext:value-type="string">
            <text:p>aktives zuhö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string" calcext:value-type="string">
            <text:p>Kommunikation im medizinischen Bereich</text:p>
          </table:table-cell>
          <table:table-cell office:value-type="string" calcext:value-type="string">
            <text:p>kommunikation im medizinischen berei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string" calcext:value-type="string">
            <text:p>Verabreichung von Medikamenten</text:p>
          </table:table-cell>
          <table:table-cell office:value-type="string" calcext:value-type="string">
            <text:p>verabreichung von medikamen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string" calcext:value-type="string">
            <text:p>Unterstützung bei der persönlichen Pflege</text:p>
          </table:table-cell>
          <table:table-cell office:value-type="string" calcext:value-type="string">
            <text:p>unterstützung bei der persönlichen pfle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string" calcext:value-type="string">
            <text:p>Mahlzeitenzubereitung</text:p>
          </table:table-cell>
          <table:table-cell office:value-type="string" calcext:value-type="string">
            <text:p>mahlzeitenzuberei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string" calcext:value-type="string">
            <text:p>Unterstützung bei der Hygiene</text:p>
          </table:table-cell>
          <table:table-cell office:value-type="string" calcext:value-type="string">
            <text:p>unterstützung bei der hygie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string" calcext:value-type="string">
            <text:p>Krisenmanagement</text:p>
          </table:table-cell>
          <table:table-cell office:value-type="string" calcext:value-type="string">
            <text:p>krisen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string" calcext:value-type="string">
            <text:p>Erste Hilfe</text:p>
          </table:table-cell>
          <table:table-cell office:value-type="string" calcext:value-type="string">
            <text:p>erste hilf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string" calcext:value-type="string">
            <text:p>Emotionale Unterstützung</text:p>
          </table:table-cell>
          <table:table-cell office:value-type="string" calcext:value-type="string">
            <text:p>emotionale unterstütz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string" calcext:value-type="string">
            <text:p>Kinderbetreuung</text:p>
          </table:table-cell>
          <table:table-cell office:value-type="string" calcext:value-type="string">
            <text:p>kinderbetreu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string" calcext:value-type="string">
            <text:p>Seniorenbetreuung</text:p>
          </table:table-cell>
          <table:table-cell office:value-type="string" calcext:value-type="string">
            <text:p>seniorenbetreu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string" calcext:value-type="string">
            <text:p>Medizinische Überwachung</text:p>
          </table:table-cell>
          <table:table-cell office:value-type="string" calcext:value-type="string">
            <text:p>medizinische überwach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string" calcext:value-type="string">
            <text:p>Unterstützung bei der Physiotherapie</text:p>
          </table:table-cell>
          <table:table-cell office:value-type="string" calcext:value-type="string">
            <text:p>unterstützung bei der physiotherap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string" calcext:value-type="string">
            <text:p>Auszeitpflege</text:p>
          </table:table-cell>
          <table:table-cell office:value-type="string" calcext:value-type="string">
            <text:p>auszeitpfle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string" calcext:value-type="string">
            <text:p>Unterstützung bei Autismus</text:p>
          </table:table-cell>
          <table:table-cell office:value-type="string" calcext:value-type="string">
            <text:p>unterstützung bei autismu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string" calcext:value-type="string">
            <text:p>Demenzbetreuung</text:p>
          </table:table-cell>
          <table:table-cell office:value-type="string" calcext:value-type="string">
            <text:p>demenzbetreu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string" calcext:value-type="string">
            <text:p>Palliativpflege</text:p>
          </table:table-cell>
          <table:table-cell office:value-type="string" calcext:value-type="string">
            <text:p>palliativpfle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string" calcext:value-type="string">
            <text:p>Patientenvertretung</text:p>
          </table:table-cell>
          <table:table-cell office:value-type="string" calcext:value-type="string">
            <text:p>patientenvertre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string" calcext:value-type="string">
            <text:p>Säuglingsbetreuung</text:p>
          </table:table-cell>
          <table:table-cell office:value-type="string" calcext:value-type="string">
            <text:p>säuglingsbetreu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string" calcext:value-type="string">
            <text:p>Bettpflege</text:p>
          </table:table-cell>
          <table:table-cell office:value-type="string" calcext:value-type="string">
            <text:p>bettpfle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string" calcext:value-type="string">
            <text:p>Hospizunterstützung</text:p>
          </table:table-cell>
          <table:table-cell office:value-type="string" calcext:value-type="string">
            <text:p>hospizunterstütz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string" calcext:value-type="string">
            <text:p>Häusliche Krankenpflege</text:p>
          </table:table-cell>
          <table:table-cell office:value-type="string" calcext:value-type="string">
            <text:p>häusliche krankenpfle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string" calcext:value-type="string">
            <text:p>Betreuung von Personen mit besonderen Bedürfnissen</text:p>
          </table:table-cell>
          <table:table-cell office:value-type="string" calcext:value-type="string">
            <text:p>betreuung von personen mit besonderen bedürfni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string" calcext:value-type="string">
            <text:p>Trauerberatung</text:p>
          </table:table-cell>
          <table:table-cell office:value-type="string" calcext:value-type="string">
            <text:p>trauer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string" calcext:value-type="string">
            <text:p>Betreuung von Alzheimer-Patienten</text:p>
          </table:table-cell>
          <table:table-cell office:value-type="string" calcext:value-type="string">
            <text:p>betreuung von alzheimer-patien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string" calcext:value-type="string">
            <text:p>Kindersicherheit</text:p>
          </table:table-cell>
          <table:table-cell office:value-type="string" calcext:value-type="string">
            <text:p>kindersicherh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string" calcext:value-type="string">
            <text:p>Unterstützung beim Baden</text:p>
          </table:table-cell>
          <table:table-cell office:value-type="string" calcext:value-type="string">
            <text:p>unterstützung beim ba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26" calcext:value-type="float">
            <text:p>5726</text:p>
          </table:table-cell>
          <table:table-cell office:value-type="string" calcext:value-type="string">
            <text:p>Medizinische Dokumentation</text:p>
          </table:table-cell>
          <table:table-cell office:value-type="string" calcext:value-type="string">
            <text:p>medizinische dokumen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string" calcext:value-type="string">
            <text:p>Verabreichung von Ernährung über einen Schlauch</text:p>
          </table:table-cell>
          <table:table-cell office:value-type="string" calcext:value-type="string">
            <text:p>verabreichung von ernährung über einen schlau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string" calcext:value-type="string">
            <text:p>Infektionskontrolle</text:p>
          </table:table-cell>
          <table:table-cell office:value-type="string" calcext:value-type="string">
            <text:p>infektionskontro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string" calcext:value-type="string">
            <text:p>Kognitive Stimulation</text:p>
          </table:table-cell>
          <table:table-cell office:value-type="string" calcext:value-type="string">
            <text:p>kognitive stimu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string" calcext:value-type="string">
            <text:p>Adaptive Ausrüstung</text:p>
          </table:table-cell>
          <table:table-cell office:value-type="string" calcext:value-type="string">
            <text:p>adaptive ausrüs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string" calcext:value-type="string">
            <text:p>Bettpflege für Bettruhepatienten</text:p>
          </table:table-cell>
          <table:table-cell office:value-type="string" calcext:value-type="string">
            <text:p>bettpflege für bettruhepatien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string" calcext:value-type="string">
            <text:p>Unterstützung bei der Nahrungsaufnahme</text:p>
          </table:table-cell>
          <table:table-cell office:value-type="string" calcext:value-type="string">
            <text:p>unterstützung bei der nahrungsaufnah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string" calcext:value-type="string">
            <text:p>Beweglichkeit im Rollstuhl</text:p>
          </table:table-cell>
          <table:table-cell office:value-type="string" calcext:value-type="string">
            <text:p>beweglichkeit im rollstuh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string" calcext:value-type="string">
            <text:p>Mitfühlende Kommunikation</text:p>
          </table:table-cell>
          <table:table-cell office:value-type="string" calcext:value-type="string">
            <text:p>mitfühlende kommunik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string" calcext:value-type="string">
            <text:p>Soziale Interaktion</text:p>
          </table:table-cell>
          <table:table-cell office:value-type="string" calcext:value-type="string">
            <text:p>soziale interak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string" calcext:value-type="string">
            <text:p>Schmerzmanagement</text:p>
          </table:table-cell>
          <table:table-cell office:value-type="string" calcext:value-type="string">
            <text:p>schmerz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string" calcext:value-type="string">
            <text:p>Versorgung eines Schlauchs für die Ernährung</text:p>
          </table:table-cell>
          <table:table-cell office:value-type="string" calcext:value-type="string">
            <text:p>versorgung eines schlauchs für die ernäh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string" calcext:value-type="string">
            <text:p>Kulturelle Sensibilität</text:p>
          </table:table-cell>
          <table:table-cell office:value-type="string" calcext:value-type="string">
            <text:p>kulturelle sensibilitä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string" calcext:value-type="string">
            <text:p>Komfortpflege</text:p>
          </table:table-cell>
          <table:table-cell office:value-type="string" calcext:value-type="string">
            <text:p>komfortpfle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string" calcext:value-type="string">
            <text:p>Inkontinenzpflege</text:p>
          </table:table-cell>
          <table:table-cell office:value-type="string" calcext:value-type="string">
            <text:p>inkontinenzpfle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string" calcext:value-type="string">
            <text:p>Unterstützende Kommunikation</text:p>
          </table:table-cell>
          <table:table-cell office:value-type="string" calcext:value-type="string">
            <text:p>unterstützende kommunik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string" calcext:value-type="string">
            <text:p>Bewusstseinskampagne</text:p>
          </table:table-cell>
          <table:table-cell office:value-type="string" calcext:value-type="string">
            <text:p>bewusstseinskampa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string" calcext:value-type="string">
            <text:p>Gemeinschaftsorganisation</text:p>
          </table:table-cell>
          <table:table-cell office:value-type="string" calcext:value-type="string">
            <text:p>gemeinschaftsorganis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string" calcext:value-type="string">
            <text:p>Advokatur</text:p>
          </table:table-cell>
          <table:table-cell office:value-type="string" calcext:value-type="string">
            <text:p>advokat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string" calcext:value-type="string">
            <text:p>Protestplanung</text:p>
          </table:table-cell>
          <table:table-cell office:value-type="string" calcext:value-type="string">
            <text:p>protestplan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string" calcext:value-type="string">
            <text:p>Petitionserstellung</text:p>
          </table:table-cell>
          <table:table-cell office:value-type="string" calcext:value-type="string">
            <text:p>petitionser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string" calcext:value-type="string">
            <text:p>Öffentliches Sprechen</text:p>
          </table:table-cell>
          <table:table-cell office:value-type="string" calcext:value-type="string">
            <text:p>öffentliches sprech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string" calcext:value-type="string">
            <text:p>Medienkontakte</text:p>
          </table:table-cell>
          <table:table-cell office:value-type="string" calcext:value-type="string">
            <text:p>medienkontak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string" calcext:value-type="string">
            <text:p>Koalitionsbildung</text:p>
          </table:table-cell>
          <table:table-cell office:value-type="string" calcext:value-type="string">
            <text:p>koalitionsbil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string" calcext:value-type="string">
            <text:p>Lobbyarbeit</text:p>
          </table:table-cell>
          <table:table-cell office:value-type="string" calcext:value-type="string">
            <text:p>lobbyarb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string" calcext:value-type="string">
            <text:p>Digitale Aktivismus</text:p>
          </table:table-cell>
          <table:table-cell office:value-type="string" calcext:value-type="string">
            <text:p>digitale aktivismu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string" calcext:value-type="string">
            <text:p>Veranstaltungsplanung</text:p>
          </table:table-cell>
          <table:table-cell office:value-type="string" calcext:value-type="string">
            <text:p>veranstaltungsplan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string" calcext:value-type="string">
            <text:p>Geschichtenerzählen</text:p>
          </table:table-cell>
          <table:table-cell office:value-type="string" calcext:value-type="string">
            <text:p>geschichtenerzäh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string" calcext:value-type="string">
            <text:p>Graswurzelkampagne</text:p>
          </table:table-cell>
          <table:table-cell office:value-type="string" calcext:value-type="string">
            <text:p>graswurzelkampa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string" calcext:value-type="string">
            <text:p>Politikanalyse</text:p>
          </table:table-cell>
          <table:table-cell office:value-type="string" calcext:value-type="string">
            <text:p>politikanaly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string" calcext:value-type="string">
            <text:p>Verwaltung von sozialen Medien</text:p>
          </table:table-cell>
          <table:table-cell office:value-type="string" calcext:value-type="string">
            <text:p>verwaltung von sozialen med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string" calcext:value-type="string">
            <text:p>Fundraising</text:p>
          </table:table-cell>
          <table:table-cell office:value-type="string" calcext:value-type="string">
            <text:p>fundrai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string" calcext:value-type="string">
            <text:p>Künstlerischer Aktivismus</text:p>
          </table:table-cell>
          <table:table-cell office:value-type="string" calcext:value-type="string">
            <text:p>künstlerischer aktivismu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string" calcext:value-type="string">
            <text:p>Training in gewaltfreiem Widerstand</text:p>
          </table:table-cell>
          <table:table-cell office:value-type="string" calcext:value-type="string">
            <text:p>training in gewaltfreiem widersta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string" calcext:value-type="string">
            <text:p>Öffentliche Bildung</text:p>
          </table:table-cell>
          <table:table-cell office:value-type="string" calcext:value-type="string">
            <text:p>öffentliche bil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string" calcext:value-type="string">
            <text:p>Krisenreaktion</text:p>
          </table:table-cell>
          <table:table-cell office:value-type="string" calcext:value-type="string">
            <text:p>krisenreak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string" calcext:value-type="string">
            <text:p>Digitales Storytelling</text:p>
          </table:table-cell>
          <table:table-cell office:value-type="string" calcext:value-type="string">
            <text:p>digitales storytel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string" calcext:value-type="string">
            <text:p>Gemeinschaftsengagement</text:p>
          </table:table-cell>
          <table:table-cell office:value-type="string" calcext:value-type="string">
            <text:p>gemeinschaftseng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string" calcext:value-type="string">
            <text:p>Politische Advocacy</text:p>
          </table:table-cell>
          <table:table-cell office:value-type="string" calcext:value-type="string">
            <text:p>politische advocac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string" calcext:value-type="string">
            <text:p>Intersectional Activism</text:p>
          </table:table-cell>
          <table:table-cell office:value-type="string" calcext:value-type="string">
            <text:p>intersectional activis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string" calcext:value-type="string">
            <text:p>Kampagnenstrategie</text:p>
          </table:table-cell>
          <table:table-cell office:value-type="string" calcext:value-type="string">
            <text:p>kampagnenstrate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string" calcext:value-type="string">
            <text:p>Koordinierung von Freiwilligen</text:p>
          </table:table-cell>
          <table:table-cell office:value-type="string" calcext:value-type="string">
            <text:p>koordinierung von freiwilli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string" calcext:value-type="string">
            <text:p>Unternehmensaktivismus</text:p>
          </table:table-cell>
          <table:table-cell office:value-type="string" calcext:value-type="string">
            <text:p>unternehmensaktivismu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string" calcext:value-type="string">
            <text:p>Briefeschreiben</text:p>
          </table:table-cell>
          <table:table-cell office:value-type="string" calcext:value-type="string">
            <text:p>briefeschreib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string" calcext:value-type="string">
            <text:p>Awareness Art</text:p>
          </table:table-cell>
          <table:table-cell office:value-type="string" calcext:value-type="string">
            <text:p>awareness a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string" calcext:value-type="string">
            <text:p>Solidaritätsbildung</text:p>
          </table:table-cell>
          <table:table-cell office:value-type="string" calcext:value-type="string">
            <text:p>solidaritätsbil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string" calcext:value-type="string">
            <text:p>Kampagnenbewertung</text:p>
          </table:table-cell>
          <table:table-cell office:value-type="string" calcext:value-type="string">
            <text:p>kampagnenbewer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string" calcext:value-type="string">
            <text:p>Online-Aktivismus</text:p>
          </table:table-cell>
          <table:table-cell office:value-type="string" calcext:value-type="string">
            <text:p>online-aktivismu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string" calcext:value-type="string">
            <text:p>Forschung zur öffentlichen Politik</text:p>
          </table:table-cell>
          <table:table-cell office:value-type="string" calcext:value-type="string">
            <text:p>forschung zur öffentlichen politi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string" calcext:value-type="string">
            <text:p>Wirtschaftsaktivismus</text:p>
          </table:table-cell>
          <table:table-cell office:value-type="string" calcext:value-type="string">
            <text:p>wirtschaftsaktivismu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string" calcext:value-type="string">
            <text:p>Ressourcenmobilisierung</text:p>
          </table:table-cell>
          <table:table-cell office:value-type="string" calcext:value-type="string">
            <text:p>ressourcenmobilisi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string" calcext:value-type="string">
            <text:p>Strategische Kommunikation</text:p>
          </table:table-cell>
          <table:table-cell office:value-type="string" calcext:value-type="string">
            <text:p>strategische kommunik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string" calcext:value-type="string">
            <text:p>Allyship</text:p>
          </table:table-cell>
          <table:table-cell office:value-type="string" calcext:value-type="string">
            <text:p>allyshi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string" calcext:value-type="string">
            <text:p>Internationale Advocacy</text:p>
          </table:table-cell>
          <table:table-cell office:value-type="string" calcext:value-type="string">
            <text:p>internationale advocac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string" calcext:value-type="string">
            <text:p>Online-Petition</text:p>
          </table:table-cell>
          <table:table-cell office:value-type="string" calcext:value-type="string">
            <text:p>online-peti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string" calcext:value-type="string">
            <text:p>Öffentliche Demonstration</text:p>
          </table:table-cell>
          <table:table-cell office:value-type="string" calcext:value-type="string">
            <text:p>öffentliche demonst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string" calcext:value-type="string">
            <text:p>Legislative Advocacy</text:p>
          </table:table-cell>
          <table:table-cell office:value-type="string" calcext:value-type="string">
            <text:p>legislative advocac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string" calcext:value-type="string">
            <text:p>Training für soziale Gerechtigkeit</text:p>
          </table:table-cell>
          <table:table-cell office:value-type="string" calcext:value-type="string">
            <text:p>training für soziale gerechtigk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string" calcext:value-type="string">
            <text:p>Kampagne zu einem Thema</text:p>
          </table:table-cell>
          <table:table-cell office:value-type="string" calcext:value-type="string">
            <text:p>kampagne zu einem them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string" calcext:value-type="string">
            <text:p>Workshops zur öffentlichen Sensibilisierung</text:p>
          </table:table-cell>
          <table:table-cell office:value-type="string" calcext:value-type="string">
            <text:p>workshops zur öffentlichen sensibilisi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86" calcext:value-type="float">
            <text:p>5786</text:p>
          </table:table-cell>
          <table:table-cell office:value-type="string" calcext:value-type="string">
            <text:p>Umweltaktivismus</text:p>
          </table:table-cell>
          <table:table-cell office:value-type="string" calcext:value-type="string">
            <text:p>umweltaktivismu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string" calcext:value-type="string">
            <text:p>Stärkung der Gemeinschaft</text:p>
          </table:table-cell>
          <table:table-cell office:value-type="string" calcext:value-type="string">
            <text:p>stärkung der gemeinschaf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string" calcext:value-type="string">
            <text:p>Messerfertigkeiten</text:p>
          </table:table-cell>
          <table:table-cell office:value-type="string" calcext:value-type="string">
            <text:p>messerfertigk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string" calcext:value-type="string">
            <text:p>Kochtechniken</text:p>
          </table:table-cell>
          <table:table-cell office:value-type="string" calcext:value-type="string">
            <text:p>kochtechni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string" calcext:value-type="string">
            <text:p>Aromen-Kombination</text:p>
          </table:table-cell>
          <table:table-cell office:value-type="string" calcext:value-type="string">
            <text:p>aromen-kombin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string" calcext:value-type="string">
            <text:p>Würzen</text:p>
          </table:table-cell>
          <table:table-cell office:value-type="string" calcext:value-type="string">
            <text:p>würz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string" calcext:value-type="string">
            <text:p>Essensplanung</text:p>
          </table:table-cell>
          <table:table-cell office:value-type="string" calcext:value-type="string">
            <text:p>essensplan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string" calcext:value-type="string">
            <text:p>Lebensmittelsicherheit</text:p>
          </table:table-cell>
          <table:table-cell office:value-type="string" calcext:value-type="string">
            <text:p>lebensmittelsicherh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string" calcext:value-type="string">
            <text:p>Backen</text:p>
          </table:table-cell>
          <table:table-cell office:value-type="string" calcext:value-type="string">
            <text:p>bac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string" calcext:value-type="string">
            <text:p>Grillen</text:p>
          </table:table-cell>
          <table:table-cell office:value-type="string" calcext:value-type="string">
            <text:p>gril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string" calcext:value-type="string">
            <text:p>Sous-Vide-Kochen</text:p>
          </table:table-cell>
          <table:table-cell office:value-type="string" calcext:value-type="string">
            <text:p>sous-vide-koch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string" calcext:value-type="string">
            <text:p>Nudelherstellung</text:p>
          </table:table-cell>
          <table:table-cell office:value-type="string" calcext:value-type="string">
            <text:p>nudelher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string" calcext:value-type="string">
            <text:p>Saucenherstellung</text:p>
          </table:table-cell>
          <table:table-cell office:value-type="string" calcext:value-type="string">
            <text:p>saucenher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string" calcext:value-type="string">
            <text:p>Fermentation</text:p>
          </table:table-cell>
          <table:table-cell office:value-type="string" calcext:value-type="string">
            <text:p>fermen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string" calcext:value-type="string">
            <text:p>Anrichten und Präsentation</text:p>
          </table:table-cell>
          <table:table-cell office:value-type="string" calcext:value-type="string">
            <text:p>anrichten und präsen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string" calcext:value-type="string">
            <text:p>Salat-Kreation</text:p>
          </table:table-cell>
          <table:table-cell office:value-type="string" calcext:value-type="string">
            <text:p>salat-kre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string" calcext:value-type="string">
            <text:p>Teigkneten</text:p>
          </table:table-cell>
          <table:table-cell office:value-type="string" calcext:value-type="string">
            <text:p>teigkne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string" calcext:value-type="string">
            <text:p>Garnieren</text:p>
          </table:table-cell>
          <table:table-cell office:value-type="string" calcext:value-type="string">
            <text:p>garn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string" calcext:value-type="string">
            <text:p>Lebensmittelkombination</text:p>
          </table:table-cell>
          <table:table-cell office:value-type="string" calcext:value-type="string">
            <text:p>lebensmittelkombin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string" calcext:value-type="string">
            <text:p>Marinieren</text:p>
          </table:table-cell>
          <table:table-cell office:value-type="string" calcext:value-type="string">
            <text:p>marin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string" calcext:value-type="string">
            <text:p>Kulinarische Kreativität</text:p>
          </table:table-cell>
          <table:table-cell office:value-type="string" calcext:value-type="string">
            <text:p>kulinarische kreativitä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string" calcext:value-type="string">
            <text:p>Dessert-Herstellung</text:p>
          </table:table-cell>
          <table:table-cell office:value-type="string" calcext:value-type="string">
            <text:p>dessert-her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string" calcext:value-type="string">
            <text:p>Einmachen und Konservieren</text:p>
          </table:table-cell>
          <table:table-cell office:value-type="string" calcext:value-type="string">
            <text:p>einmachen und konserv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string" calcext:value-type="string">
            <text:p>Ein-Topf-Kochen</text:p>
          </table:table-cell>
          <table:table-cell office:value-type="string" calcext:value-type="string">
            <text:p>ein-topf-koch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string" calcext:value-type="string">
            <text:p>Reiskochen</text:p>
          </table:table-cell>
          <table:table-cell office:value-type="string" calcext:value-type="string">
            <text:p>reiskoch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string" calcext:value-type="string">
            <text:p>Broilieren</text:p>
          </table:table-cell>
          <table:table-cell office:value-type="string" calcext:value-type="string">
            <text:p>broil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string" calcext:value-type="string">
            <text:p>Schneidetechniken</text:p>
          </table:table-cell>
          <table:table-cell office:value-type="string" calcext:value-type="string">
            <text:p>schneidetechni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string" calcext:value-type="string">
            <text:p>Mise en Place</text:p>
          </table:table-cell>
          <table:table-cell office:value-type="string" calcext:value-type="string">
            <text:p>mise en pla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string" calcext:value-type="string">
            <text:p>Herstellung von Brühe und Fond</text:p>
          </table:table-cell>
          <table:table-cell office:value-type="string" calcext:value-type="string">
            <text:p>herstellung von brühe und fo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string" calcext:value-type="string">
            <text:p>Rühren und Braten</text:p>
          </table:table-cell>
          <table:table-cell office:value-type="string" calcext:value-type="string">
            <text:p>rühren und bra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string" calcext:value-type="string">
            <text:p>Gebäckherstellung</text:p>
          </table:table-cell>
          <table:table-cell office:value-type="string" calcext:value-type="string">
            <text:p>gebäckher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string" calcext:value-type="string">
            <text:p>Fleischbewertung</text:p>
          </table:table-cell>
          <table:table-cell office:value-type="string" calcext:value-type="string">
            <text:p>fleischbewer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Teigausrollen</text:p>
          </table:table-cell>
          <table:table-cell office:value-type="string" calcext:value-type="string">
            <text:p>teigausrol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string" calcext:value-type="string">
            <text:p>Lebensmittelpräsentation</text:p>
          </table:table-cell>
          <table:table-cell office:value-type="string" calcext:value-type="string">
            <text:p>lebensmittelpräsen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string" calcext:value-type="string">
            <text:p>Karamellisierung</text:p>
          </table:table-cell>
          <table:table-cell office:value-type="string" calcext:value-type="string">
            <text:p>karamellisi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string" calcext:value-type="string">
            <text:p>Schmoren</text:p>
          </table:table-cell>
          <table:table-cell office:value-type="string" calcext:value-type="string">
            <text:p>schmo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string" calcext:value-type="string">
            <text:p>Gewürzmischung</text:p>
          </table:table-cell>
          <table:table-cell office:value-type="string" calcext:value-type="string">
            <text:p>gewürzmisch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string" calcext:value-type="string">
            <text:p>Piping-Techniken</text:p>
          </table:table-cell>
          <table:table-cell office:value-type="string" calcext:value-type="string">
            <text:p>piping-techni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string" calcext:value-type="string">
            <text:p>Lebensmittelverzierung</text:p>
          </table:table-cell>
          <table:table-cell office:value-type="string" calcext:value-type="string">
            <text:p>lebensmittelverzi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string" calcext:value-type="string">
            <text:p>Cocktailmixen</text:p>
          </table:table-cell>
          <table:table-cell office:value-type="string" calcext:value-type="string">
            <text:p>cocktailmix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string" calcext:value-type="string">
            <text:p>Konservierung</text:p>
          </table:table-cell>
          <table:table-cell office:value-type="string" calcext:value-type="string">
            <text:p>konservi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string" calcext:value-type="string">
            <text:p>Rösten</text:p>
          </table:table-cell>
          <table:table-cell office:value-type="string" calcext:value-type="string">
            <text:p>rö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string" calcext:value-type="string">
            <text:p>Ei-Kochtechniken</text:p>
          </table:table-cell>
          <table:table-cell office:value-type="string" calcext:value-type="string">
            <text:p>ei-kochtechni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infus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string" calcext:value-type="string">
            <text:p>Kunsthandwerksbrot-Backen</text:p>
          </table:table-cell>
          <table:table-cell office:value-type="string" calcext:value-type="string">
            <text:p>kunsthandwerksbrot-bac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string" calcext:value-type="string">
            <text:p>Anbraten</text:p>
          </table:table-cell>
          <table:table-cell office:value-type="string" calcext:value-type="string">
            <text:p>anbra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string" calcext:value-type="string">
            <text:p>Braten</text:p>
          </table:table-cell>
          <table:table-cell office:value-type="string" calcext:value-type="string">
            <text:p>bra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string" calcext:value-type="string">
            <text:p>Sauerteig-Starter</text:p>
          </table:table-cell>
          <table:table-cell office:value-type="string" calcext:value-type="string">
            <text:p>sauerteig-star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string" calcext:value-type="string">
            <text:p>Simmern</text:p>
          </table:table-cell>
          <table:table-cell office:value-type="string" calcext:value-type="string">
            <text:p>simm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string" calcext:value-type="string">
            <text:p>Lebensmittel-Anrichtung</text:p>
          </table:table-cell>
          <table:table-cell office:value-type="string" calcext:value-type="string">
            <text:p>lebensmittel-anrich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Hausgemachte Pasta</text:p>
          </table:table-cell>
          <table:table-cell office:value-type="string" calcext:value-type="string">
            <text:p>hausgemachte pas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string" calcext:value-type="string">
            <text:p>Herstellung von Dressings und Marinaden</text:p>
          </table:table-cell>
          <table:table-cell office:value-type="string" calcext:value-type="string">
            <text:p>herstellung von dressings und marina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Zutatensubstitution</text:p>
          </table:table-cell>
          <table:table-cell office:value-type="string" calcext:value-type="string">
            <text:p>zutatensubstitu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string" calcext:value-type="string">
            <text:p>Kuchendekoration</text:p>
          </table:table-cell>
          <table:table-cell office:value-type="string" calcext:value-type="string">
            <text:p>kuchendek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string" calcext:value-type="string">
            <text:p>Gelatine-Techniken</text:p>
          </table:table-cell>
          <table:table-cell office:value-type="string" calcext:value-type="string">
            <text:p>gelatine-techni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string" calcext:value-type="string">
            <text:p>Hausgemachte Gewürze</text:p>
          </table:table-cell>
          <table:table-cell office:value-type="string" calcext:value-type="string">
            <text:p>hausgemachte gewürz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string" calcext:value-type="string">
            <text:p>Einlegen</text:p>
          </table:table-cell>
          <table:table-cell office:value-type="string" calcext:value-type="string">
            <text:p>einle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string" calcext:value-type="string">
            <text:p>Lebensmittelstyling</text:p>
          </table:table-cell>
          <table:table-cell office:value-type="string" calcext:value-type="string">
            <text:p>lebensmittelsty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string" calcext:value-type="string">
            <text:p>Blanchieren und Schockieren</text:p>
          </table:table-cell>
          <table:table-cell office:value-type="string" calcext:value-type="string">
            <text:p>blanchieren und schock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string" calcext:value-type="string">
            <text:p>Kochen mit frischen Kräutern</text:p>
          </table:table-cell>
          <table:table-cell office:value-type="string" calcext:value-type="string">
            <text:p>kochen mit frischen kräut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string" calcext:value-type="string">
            <text:p>Teigruhen lassen</text:p>
          </table:table-cell>
          <table:table-cell office:value-type="string" calcext:value-type="string">
            <text:p>teigruhen la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string" calcext:value-type="string">
            <text:p>Zuckerherstellung</text:p>
          </table:table-cell>
          <table:table-cell office:value-type="string" calcext:value-type="string">
            <text:p>zuckerher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string" calcext:value-type="string">
            <text:p>Fondant-Arbeit</text:p>
          </table:table-cell>
          <table:table-cell office:value-type="string" calcext:value-type="string">
            <text:p>fondant-arb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string" calcext:value-type="string">
            <text:p>Fisch filetieren</text:p>
          </table:table-cell>
          <table:table-cell office:value-type="string" calcext:value-type="string">
            <text:p>fisch filet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string" calcext:value-type="string">
            <text:p>Nussbutterherstellung</text:p>
          </table:table-cell>
          <table:table-cell office:value-type="string" calcext:value-type="string">
            <text:p>nussbutterher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string" calcext:value-type="string">
            <text:p>Pâté und Terrine Zubereitung</text:p>
          </table:table-cell>
          <table:table-cell office:value-type="string" calcext:value-type="string">
            <text:p>pâté und terrine zuberei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string" calcext:value-type="string">
            <text:p>Pie Crust Herstellung</text:p>
          </table:table-cell>
          <table:table-cell office:value-type="string" calcext:value-type="string">
            <text:p>pie crust her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string" calcext:value-type="string">
            <text:p>Lebensmittelkonservierung</text:p>
          </table:table-cell>
          <table:table-cell office:value-type="string" calcext:value-type="string">
            <text:p>lebensmittelkonservi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string" calcext:value-type="string">
            <text:p>Kulinarische Etikette</text:p>
          </table:table-cell>
          <table:table-cell office:value-type="string" calcext:value-type="string">
            <text:p>kulinarische etiket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string" calcext:value-type="string">
            <text:p>Zuckerarbeit</text:p>
          </table:table-cell>
          <table:table-cell office:value-type="string" calcext:value-type="string">
            <text:p>zuckerarb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string" calcext:value-type="string">
            <text:p>Schokoladentemperierung</text:p>
          </table:table-cell>
          <table:table-cell office:value-type="string" calcext:value-type="string">
            <text:p>schokoladentemperi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string" calcext:value-type="string">
            <text:p>Gurkenfermentation</text:p>
          </table:table-cell>
          <table:table-cell office:value-type="string" calcext:value-type="string">
            <text:p>gurkenfermen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string" calcext:value-type="string">
            <text:p>Vegan Cooking</text:p>
          </table:table-cell>
          <table:table-cell office:value-type="string" calcext:value-type="string">
            <text:p>vegan coo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string" calcext:value-type="string">
            <text:p>Dumpling-Faltung</text:p>
          </table:table-cell>
          <table:table-cell office:value-type="string" calcext:value-type="string">
            <text:p>dumpling-fal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string" calcext:value-type="string">
            <text:p>Crepes Herstellung</text:p>
          </table:table-cell>
          <table:table-cell office:value-type="string" calcext:value-type="string">
            <text:p>crepes her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string" calcext:value-type="string">
            <text:p>Räuchertechniken</text:p>
          </table:table-cell>
          <table:table-cell office:value-type="string" calcext:value-type="string">
            <text:p>räuchertechni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string" calcext:value-type="string">
            <text:p>Sushi Rollen</text:p>
          </table:table-cell>
          <table:table-cell office:value-type="string" calcext:value-type="string">
            <text:p>sushi rol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string" calcext:value-type="string">
            <text:p>Lebensmittelkombination</text:p>
          </table:table-cell>
          <table:table-cell office:value-type="string" calcext:value-type="string">
            <text:p>lebensmittelkombin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string" calcext:value-type="string">
            <text:p>Lebensmittelfotografie</text:p>
          </table:table-cell>
          <table:table-cell office:value-type="string" calcext:value-type="string">
            <text:p>lebensmittelfotograf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string" calcext:value-type="string">
            <text:p>Glutenfreies Backen</text:p>
          </table:table-cell>
          <table:table-cell office:value-type="string" calcext:value-type="string">
            <text:p>glutenfreies bac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string" calcext:value-type="string">
            <text:p>Nudelsaucen</text:p>
          </table:table-cell>
          <table:table-cell office:value-type="string" calcext:value-type="string">
            <text:p>nudelsauc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string" calcext:value-type="string">
            <text:p>Emulsifikation von Dressings</text:p>
          </table:table-cell>
          <table:table-cell office:value-type="string" calcext:value-type="string">
            <text:p>emulsifikation von dressing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string" calcext:value-type="string">
            <text:p>Flambieren</text:p>
          </table:table-cell>
          <table:table-cell office:value-type="string" calcext:value-type="string">
            <text:p>flamb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string" calcext:value-type="string">
            <text:p>Käsepaarung</text:p>
          </table:table-cell>
          <table:table-cell office:value-type="string" calcext:value-type="string">
            <text:p>käsepaa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string" calcext:value-type="string">
            <text:p>Risotto Herstellung</text:p>
          </table:table-cell>
          <table:table-cell office:value-type="string" calcext:value-type="string">
            <text:p>risotto her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string" calcext:value-type="string">
            <text:p>Stew Creation</text:p>
          </table:table-cell>
          <table:table-cell office:value-type="string" calcext:value-type="string">
            <text:p>stew cre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string" calcext:value-type="string">
            <text:p>Herstellung von Schlagsahne</text:p>
          </table:table-cell>
          <table:table-cell office:value-type="string" calcext:value-type="string">
            <text:p>herstellung von schlagsah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string" calcext:value-type="string">
            <text:p>Hausgemachtes Eis</text:p>
          </table:table-cell>
          <table:table-cell office:value-type="string" calcext:value-type="string">
            <text:p>hausgemachtes e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string" calcext:value-type="string">
            <text:p>Soßenherstellung</text:p>
          </table:table-cell>
          <table:table-cell office:value-type="string" calcext:value-type="string">
            <text:p>soßenher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string" calcext:value-type="string">
            <text:p>Dim Sum Falten</text:p>
          </table:table-cell>
          <table:table-cell office:value-type="string" calcext:value-type="string">
            <text:p>dim sum fal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string" calcext:value-type="string">
            <text:p>Pizza werfen</text:p>
          </table:table-cell>
          <table:table-cell office:value-type="string" calcext:value-type="string">
            <text:p>pizza werf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string" calcext:value-type="string">
            <text:p>Chutney-Herstellung</text:p>
          </table:table-cell>
          <table:table-cell office:value-type="string" calcext:value-type="string">
            <text:p>chutney-her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string" calcext:value-type="string">
            <text:p>Crêpes Wenden</text:p>
          </table:table-cell>
          <table:table-cell office:value-type="string" calcext:value-type="string">
            <text:p>crêpes wen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string" calcext:value-type="string">
            <text:p>Zusammenstellung von Aufläufen</text:p>
          </table:table-cell>
          <table:table-cell office:value-type="string" calcext:value-type="string">
            <text:p>zusammenstellung von aufläuf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string" calcext:value-type="string">
            <text:p>Handwerkskäseherstellung</text:p>
          </table:table-cell>
          <table:table-cell office:value-type="string" calcext:value-type="string">
            <text:p>handwerkskäseher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string" calcext:value-type="string">
            <text:p>Pancake Wenden</text:p>
          </table:table-cell>
          <table:table-cell office:value-type="string" calcext:value-type="string">
            <text:p>pancake wen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string" calcext:value-type="string">
            <text:p>Schneidetechniken</text:p>
          </table:table-cell>
          <table:table-cell office:value-type="string" calcext:value-type="string">
            <text:p>schneidetechni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string" calcext:value-type="string">
            <text:p>Poaching</text:p>
          </table:table-cell>
          <table:table-cell office:value-type="string" calcext:value-type="string">
            <text:p>p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string" calcext:value-type="string">
            <text:p>Gelato-Herstellung</text:p>
          </table:table-cell>
          <table:table-cell office:value-type="string" calcext:value-type="string">
            <text:p>gelato-her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string" calcext:value-type="string">
            <text:p>Meeresfrüchte anbraten</text:p>
          </table:table-cell>
          <table:table-cell office:value-type="string" calcext:value-type="string">
            <text:p>meeresfrüchte anbra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string" calcext:value-type="string">
            <text:p>Staubsaugen</text:p>
          </table:table-cell>
          <table:table-cell office:value-type="string" calcext:value-type="string">
            <text:p>staubsau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string" calcext:value-type="string">
            <text:p>Abstauben</text:p>
          </table:table-cell>
          <table:table-cell office:value-type="string" calcext:value-type="string">
            <text:p>abstaub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string" calcext:value-type="string">
            <text:p>Badezimmerreinigung</text:p>
          </table:table-cell>
          <table:table-cell office:value-type="string" calcext:value-type="string">
            <text:p>badezimmer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string" calcext:value-type="string">
            <text:p>Feudeln</text:p>
          </table:table-cell>
          <table:table-cell office:value-type="string" calcext:value-type="string">
            <text:p>feudel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string" calcext:value-type="string">
            <text:p>Fensterreinigung</text:p>
          </table:table-cell>
          <table:table-cell office:value-type="string" calcext:value-type="string">
            <text:p>fenster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string" calcext:value-type="string">
            <text:p>Küchenreinigung</text:p>
          </table:table-cell>
          <table:table-cell office:value-type="string" calcext:value-type="string">
            <text:p>küchen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string" calcext:value-type="string">
            <text:p>Wäschereireinigung</text:p>
          </table:table-cell>
          <table:table-cell office:value-type="string" calcext:value-type="string">
            <text:p>wäscherei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string" calcext:value-type="string">
            <text:p>Backofenreinigung</text:p>
          </table:table-cell>
          <table:table-cell office:value-type="string" calcext:value-type="string">
            <text:p>backofen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string" calcext:value-type="string">
            <text:p>Kühlschrankreinigung</text:p>
          </table:table-cell>
          <table:table-cell office:value-type="string" calcext:value-type="string">
            <text:p>kühlschrank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string" calcext:value-type="string">
            <text:p>Geschirrspülen</text:p>
          </table:table-cell>
          <table:table-cell office:value-type="string" calcext:value-type="string">
            <text:p>geschirrspü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string" calcext:value-type="string">
            <text:p>Polsterreinigung</text:p>
          </table:table-cell>
          <table:table-cell office:value-type="string" calcext:value-type="string">
            <text:p>polster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string" calcext:value-type="string">
            <text:p>Bodenpolitur</text:p>
          </table:table-cell>
          <table:table-cell office:value-type="string" calcext:value-type="string">
            <text:p>bodenpolit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string" calcext:value-type="string">
            <text:p>Müllentsorgung</text:p>
          </table:table-cell>
          <table:table-cell office:value-type="string" calcext:value-type="string">
            <text:p>müllentsor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string" calcext:value-type="string">
            <text:p>Reinigung von Vorhängen und Jalousien</text:p>
          </table:table-cell>
          <table:table-cell office:value-type="string" calcext:value-type="string">
            <text:p>reinigung von vorhängen und jalous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string" calcext:value-type="string">
            <text:p>Sockelleistenreinigung</text:p>
          </table:table-cell>
          <table:table-cell office:value-type="string" calcext:value-type="string">
            <text:p>sockelleisten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Teppichreinigung</text:p>
          </table:table-cell>
          <table:table-cell office:value-type="string" calcext:value-type="string">
            <text:p>teppich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string" calcext:value-type="string">
            <text:p>Tiefenreinigung</text:p>
          </table:table-cell>
          <table:table-cell office:value-type="string" calcext:value-type="string">
            <text:p>tiefen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Fleckentfernung</text:p>
          </table:table-cell>
          <table:table-cell office:value-type="string" calcext:value-type="string">
            <text:p>fleckentfern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string" calcext:value-type="string">
            <text:p>Dachrinnenreinigung</text:p>
          </table:table-cell>
          <table:table-cell office:value-type="string" calcext:value-type="string">
            <text:p>dachrinnen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string" calcext:value-type="string">
            <text:p>Fugenreinigung</text:p>
          </table:table-cell>
          <table:table-cell office:value-type="string" calcext:value-type="string">
            <text:p>fugen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string" calcext:value-type="string">
            <text:p>Matratzenreinigung</text:p>
          </table:table-cell>
          <table:table-cell office:value-type="string" calcext:value-type="string">
            <text:p>matratzen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string" calcext:value-type="string">
            <text:p>Wandwaschung</text:p>
          </table:table-cell>
          <table:table-cell office:value-type="string" calcext:value-type="string">
            <text:p>wandwasch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string" calcext:value-type="string">
            <text:p>Entfernung von Tierhaaren</text:p>
          </table:table-cell>
          <table:table-cell office:value-type="string" calcext:value-type="string">
            <text:p>entfernung von tierhaa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string" calcext:value-type="string">
            <text:p>Deckenreinigung</text:p>
          </table:table-cell>
          <table:table-cell office:value-type="string" calcext:value-type="string">
            <text:p>decken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string" calcext:value-type="string">
            <text:p>Reinigung elektronischer Geräte</text:p>
          </table:table-cell>
          <table:table-cell office:value-type="string" calcext:value-type="string">
            <text:p>reinigung elektronischer gerä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string" calcext:value-type="string">
            <text:p>Schuhreinigung</text:p>
          </table:table-cell>
          <table:table-cell office:value-type="string" calcext:value-type="string">
            <text:p>schuh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string" calcext:value-type="string">
            <text:p>Edelstahlreinigung</text:p>
          </table:table-cell>
          <table:table-cell office:value-type="string" calcext:value-type="string">
            <text:p>edelstahl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string" calcext:value-type="string">
            <text:p>Reinigung im Freien</text:p>
          </table:table-cell>
          <table:table-cell office:value-type="string" calcext:value-type="string">
            <text:p>reinigung im fre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string" calcext:value-type="string">
            <text:p>Schimmel- und Schimmelentfernung</text:p>
          </table:table-cell>
          <table:table-cell office:value-type="string" calcext:value-type="string">
            <text:p>schimmel- und schimmelentfern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string" calcext:value-type="string">
            <text:p>Möbelreinigung</text:p>
          </table:table-cell>
          <table:table-cell office:value-type="string" calcext:value-type="string">
            <text:p>möbel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string" calcext:value-type="string">
            <text:p>Teppichreinigung</text:p>
          </table:table-cell>
          <table:table-cell office:value-type="string" calcext:value-type="string">
            <text:p>teppich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string" calcext:value-type="string">
            <text:p>Spielzeugreinigung</text:p>
          </table:table-cell>
          <table:table-cell office:value-type="string" calcext:value-type="string">
            <text:p>spielzeug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string" calcext:value-type="string">
            <text:p>Entrümpelung</text:p>
          </table:table-cell>
          <table:table-cell office:value-type="string" calcext:value-type="string">
            <text:p>entrümpe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string" calcext:value-type="string">
            <text:p>Entfernung von Wandflecken</text:p>
          </table:table-cell>
          <table:table-cell office:value-type="string" calcext:value-type="string">
            <text:p>entfernung von wandflec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string" calcext:value-type="string">
            <text:p>Badezimmerreinigung</text:p>
          </table:table-cell>
          <table:table-cell office:value-type="string" calcext:value-type="string">
            <text:p>badezimmer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string" calcext:value-type="string">
            <text:p>Vorratsschrankorganisation</text:p>
          </table:table-cell>
          <table:table-cell office:value-type="string" calcext:value-type="string">
            <text:p>vorratsschrankorganis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string" calcext:value-type="string">
            <text:p>Reinigung von Vorhängen</text:p>
          </table:table-cell>
          <table:table-cell office:value-type="string" calcext:value-type="string">
            <text:p>reinigung von vorhä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string" calcext:value-type="string">
            <text:p>Abstauben von Jalousien</text:p>
          </table:table-cell>
          <table:table-cell office:value-type="string" calcext:value-type="string">
            <text:p>abstauben von jalous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string" calcext:value-type="string">
            <text:p>Schuhregalorganisation</text:p>
          </table:table-cell>
          <table:table-cell office:value-type="string" calcext:value-type="string">
            <text:p>schuhregalorganis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string" calcext:value-type="string">
            <text:p>Lüftungsreinigung</text:p>
          </table:table-cell>
          <table:table-cell office:value-type="string" calcext:value-type="string">
            <text:p>lüftungs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string" calcext:value-type="string">
            <text:p>Reinigung des Fahrzeuginnenraums</text:p>
          </table:table-cell>
          <table:table-cell office:value-type="string" calcext:value-type="string">
            <text:p>reinigung des fahrzeuginnenrau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string" calcext:value-type="string">
            <text:p>Schrankreinigung</text:p>
          </table:table-cell>
          <table:table-cell office:value-type="string" calcext:value-type="string">
            <text:p>schrank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string" calcext:value-type="string">
            <text:p>Reinigung von Gartenmöbeln</text:p>
          </table:table-cell>
          <table:table-cell office:value-type="string" calcext:value-type="string">
            <text:p>reinigung von gartenmöbel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string" calcext:value-type="string">
            <text:p>Reinigung von Computertastaturen</text:p>
          </table:table-cell>
          <table:table-cell office:value-type="string" calcext:value-type="string">
            <text:p>reinigung von computertasta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string" calcext:value-type="string">
            <text:p>Pflege von Pflanzen</text:p>
          </table:table-cell>
          <table:table-cell office:value-type="string" calcext:value-type="string">
            <text:p>pflege von pflanz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string" calcext:value-type="string">
            <text:p>Windelwechsel</text:p>
          </table:table-cell>
          <table:table-cell office:value-type="string" calcext:value-type="string">
            <text:p>windelwechs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string" calcext:value-type="string">
            <text:p>Aufsicht beim Spielen</text:p>
          </table:table-cell>
          <table:table-cell office:value-type="string" calcext:value-type="string">
            <text:p>aufsicht beim spie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string" calcext:value-type="string">
            <text:p>Schlafenszeit-Routine</text:p>
          </table:table-cell>
          <table:table-cell office:value-type="string" calcext:value-type="string">
            <text:p>schlafenszeit-rout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string" calcext:value-type="string">
            <text:p>Essensplanung für Kinder</text:p>
          </table:table-cell>
          <table:table-cell office:value-type="string" calcext:value-type="string">
            <text:p>essensplanung für kind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string" calcext:value-type="string">
            <text:p>Kommunikation mit Kindern</text:p>
          </table:table-cell>
          <table:table-cell office:value-type="string" calcext:value-type="string">
            <text:p>kommunikation mit kind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string" calcext:value-type="string">
            <text:p>Hygieneunterricht</text:p>
          </table:table-cell>
          <table:table-cell office:value-type="string" calcext:value-type="string">
            <text:p>hygieneunterri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string" calcext:value-type="string">
            <text:p>Toiletten-Training</text:p>
          </table:table-cell>
          <table:table-cell office:value-type="string" calcext:value-type="string">
            <text:p>toiletten-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string" calcext:value-type="string">
            <text:p>Konfliktlösung für Kinder</text:p>
          </table:table-cell>
          <table:table-cell office:value-type="string" calcext:value-type="string">
            <text:p>konfliktlösung für kind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string" calcext:value-type="string">
            <text:p>Hausaufgabenhilfe</text:p>
          </table:table-cell>
          <table:table-cell office:value-type="string" calcext:value-type="string">
            <text:p>hausaufgabenhilf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string" calcext:value-type="string">
            <text:p>Kreative Aktivitäten</text:p>
          </table:table-cell>
          <table:table-cell office:value-type="string" calcext:value-type="string">
            <text:p>kreative aktivitä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string" calcext:value-type="string">
            <text:p>Aufsicht im Freien</text:p>
          </table:table-cell>
          <table:table-cell office:value-type="string" calcext:value-type="string">
            <text:p>aufsicht im fre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string" calcext:value-type="string">
            <text:p>Positive Erziehung</text:p>
          </table:table-cell>
          <table:table-cell office:value-type="string" calcext:value-type="string">
            <text:p>positive erzieh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string" calcext:value-type="string">
            <text:p>Zeitplanung und Routine</text:p>
          </table:table-cell>
          <table:table-cell office:value-type="string" calcext:value-type="string">
            <text:p>zeitplanung und rout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string" calcext:value-type="string">
            <text:p>Bildungsengagement</text:p>
          </table:table-cell>
          <table:table-cell office:value-type="string" calcext:value-type="string">
            <text:p>bildungseng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string" calcext:value-type="string">
            <text:p>Betreuung kranker Kinder</text:p>
          </table:table-cell>
          <table:table-cell office:value-type="string" calcext:value-type="string">
            <text:p>betreuung kranker kind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string" calcext:value-type="string">
            <text:p>Soziale Fähigkeiten</text:p>
          </table:table-cell>
          <table:table-cell office:value-type="string" calcext:value-type="string">
            <text:p>soziale fähigk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string" calcext:value-type="string">
            <text:p>Kulturelle Sensibilität</text:p>
          </table:table-cell>
          <table:table-cell office:value-type="string" calcext:value-type="string">
            <text:p>kulturelle sensibilitä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office:value-type="string" calcext:value-type="string">
            <text:p>Imitationen</text:p>
          </table:table-cell>
          <table:table-cell office:value-type="string" calcext:value-type="string">
            <text:p>imitatio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string" calcext:value-type="string">
            <text:p>Stand-up-Comedy</text:p>
          </table:table-cell>
          <table:table-cell office:value-type="string" calcext:value-type="string">
            <text:p>stand-up-comed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string" calcext:value-type="string">
            <text:p>Lustige Tanzbewegungen</text:p>
          </table:table-cell>
          <table:table-cell office:value-type="string" calcext:value-type="string">
            <text:p>lustige tanzbeweg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string" calcext:value-type="string">
            <text:p>Planung von Streichen</text:p>
          </table:table-cell>
          <table:table-cell office:value-type="string" calcext:value-type="string">
            <text:p>planung von streich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string" calcext:value-type="string">
            <text:p>Jonglieren</text:p>
          </table:table-cell>
          <table:table-cell office:value-type="string" calcext:value-type="string">
            <text:p>jongl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string" calcext:value-type="string">
            <text:p>Physische Comedy</text:p>
          </table:table-cell>
          <table:table-cell office:value-type="string" calcext:value-type="string">
            <text:p>physische comed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string" calcext:value-type="string">
            <text:p>Lustige Geschichtenerzählung</text:p>
          </table:table-cell>
          <table:table-cell office:value-type="string" calcext:value-type="string">
            <text:p>lustige geschichtenerzäh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string" calcext:value-type="string">
            <text:p>Skurrile Kunst</text:p>
          </table:table-cell>
          <table:table-cell office:value-type="string" calcext:value-type="string">
            <text:p>skurrile kun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string" calcext:value-type="string">
            <text:p>Lustige Kostüme</text:p>
          </table:table-cell>
          <table:table-cell office:value-type="string" calcext:value-type="string">
            <text:p>lustige kostü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string" calcext:value-type="string">
            <text:p>Mimikry</text:p>
          </table:table-cell>
          <table:table-cell office:value-type="string" calcext:value-type="string">
            <text:p>mimik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string" calcext:value-type="string">
            <text:p>Komische Improvisation</text:p>
          </table:table-cell>
          <table:table-cell office:value-type="string" calcext:value-type="string">
            <text:p>komische improvis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string" calcext:value-type="string">
            <text:p>Lustige Gesichtsausdrücke</text:p>
          </table:table-cell>
          <table:table-cell office:value-type="string" calcext:value-type="string">
            <text:p>lustige gesichtsausdrück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string" calcext:value-type="string">
            <text:p>Parodien-Songwriting</text:p>
          </table:table-cell>
          <table:table-cell office:value-type="string" calcext:value-type="string">
            <text:p>parodien-songwri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string" calcext:value-type="string">
            <text:p>Komische Pantomime</text:p>
          </table:table-cell>
          <table:table-cell office:value-type="string" calcext:value-type="string">
            <text:p>komische pantomi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string" calcext:value-type="string">
            <text:p>Sarkastischer Witz</text:p>
          </table:table-cell>
          <table:table-cell office:value-type="string" calcext:value-type="string">
            <text:p>sarkastischer witz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string" calcext:value-type="string">
            <text:p>Skurrile Erfindungen</text:p>
          </table:table-cell>
          <table:table-cell office:value-type="string" calcext:value-type="string">
            <text:p>skurrile erfind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string" calcext:value-type="string">
            <text:p>Komische Voiceovers</text:p>
          </table:table-cell>
          <table:table-cell office:value-type="string" calcext:value-type="string">
            <text:p>komische voiceov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string" calcext:value-type="string">
            <text:p>Spaß beim Kochen</text:p>
          </table:table-cell>
          <table:table-cell office:value-type="string" calcext:value-type="string">
            <text:p>spaß beim koch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string" calcext:value-type="string">
            <text:p>Charakter-Rollen</text:p>
          </table:table-cell>
          <table:table-cell office:value-type="string" calcext:value-type="string">
            <text:p>charakter-rol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string" calcext:value-type="string">
            <text:p>Übertriebene Reaktionen</text:p>
          </table:table-cell>
          <table:table-cell office:value-type="string" calcext:value-type="string">
            <text:p>übertriebene reaktio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string" calcext:value-type="string">
            <text:p>Komische Zauberkunststücke</text:p>
          </table:table-cell>
          <table:table-cell office:value-type="string" calcext:value-type="string">
            <text:p>komische zauberkunststück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string" calcext:value-type="string">
            <text:p>Zungenbrecher</text:p>
          </table:table-cell>
          <table:table-cell office:value-type="string" calcext:value-type="string">
            <text:p>zungenbrech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string" calcext:value-type="string">
            <text:p>Falsche Nachrichtenberichterstattung</text:p>
          </table:table-cell>
          <table:table-cell office:value-type="string" calcext:value-type="string">
            <text:p>falsche nachrichtenberichterstat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string" calcext:value-type="string">
            <text:p>Absurde Herausforderungen</text:p>
          </table:table-cell>
          <table:table-cell office:value-type="string" calcext:value-type="string">
            <text:p>absurde herausforder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string" calcext:value-type="string">
            <text:p>Schnelles Lesen</text:p>
          </table:table-cell>
          <table:table-cell office:value-type="string" calcext:value-type="string">
            <text:p>schnelles le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office:value-type="string" calcext:value-type="string">
            <text:p>Schnelles Skizzieren</text:p>
          </table:table-cell>
          <table:table-cell office:value-type="string" calcext:value-type="string">
            <text:p>schnelles skizz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string" calcext:value-type="string">
            <text:p>Blitzschrift</text:p>
          </table:table-cell>
          <table:table-cell office:value-type="string" calcext:value-type="string">
            <text:p>blitzschrif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string" calcext:value-type="string">
            <text:p>Express-Training</text:p>
          </table:table-cell>
          <table:table-cell office:value-type="string" calcext:value-type="string">
            <text:p>express-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string" calcext:value-type="string">
            <text:p>Kochen mit Instant Pot</text:p>
          </table:table-cell>
          <table:table-cell office:value-type="string" calcext:value-type="string">
            <text:p>kochen mit instant po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string" calcext:value-type="string">
            <text:p>Schnelles Tippen</text:p>
          </table:table-cell>
          <table:table-cell office:value-type="string" calcext:value-type="string">
            <text:p>schnelles tip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string" calcext:value-type="string">
            <text:p>Mikro-Meditation</text:p>
          </table:table-cell>
          <table:table-cell office:value-type="string" calcext:value-type="string">
            <text:p>mikro-medi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string" calcext:value-type="string">
            <text:p>Schnelles Puzzle-Lösen</text:p>
          </table:table-cell>
          <table:table-cell office:value-type="string" calcext:value-type="string">
            <text:p>schnelles puzzle-lö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string" calcext:value-type="string">
            <text:p>Blitzschnelle Entscheidungsfindung</text:p>
          </table:table-cell>
          <table:table-cell office:value-type="string" calcext:value-type="string">
            <text:p>blitzschnelle entscheidungsfin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office:value-type="string" calcext:value-type="string">
            <text:p>Schnelles Sudoku-Lösen</text:p>
          </table:table-cell>
          <table:table-cell office:value-type="string" calcext:value-type="string">
            <text:p>schnelles sudoku-lö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string" calcext:value-type="string">
            <text:p>Schnappschussfotografie</text:p>
          </table:table-cell>
          <table:table-cell office:value-type="string" calcext:value-type="string">
            <text:p>schnappschussfotograf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string" calcext:value-type="string">
            <text:p>Sofortige Problemlösung</text:p>
          </table:table-cell>
          <table:table-cell office:value-type="string" calcext:value-type="string">
            <text:p>sofortige problemlös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string" calcext:value-type="string">
            <text:p>Expressives Zeichnen</text:p>
          </table:table-cell>
          <table:table-cell office:value-type="string" calcext:value-type="string">
            <text:p>expressives zeich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string" calcext:value-type="string">
            <text:p>Schnelles Auswendiglernen</text:p>
          </table:table-cell>
          <table:table-cell office:value-type="string" calcext:value-type="string">
            <text:p>schnelles auswendigler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string" calcext:value-type="string">
            <text:p>Effizientes Packen</text:p>
          </table:table-cell>
          <table:table-cell office:value-type="string" calcext:value-type="string">
            <text:p>effizientes pac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string" calcext:value-type="string">
            <text:p>Sofortige Nachrichtenübermittlung</text:p>
          </table:table-cell>
          <table:table-cell office:value-type="string" calcext:value-type="string">
            <text:p>sofortige nachrichtenübermitt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string" calcext:value-type="string">
            <text:p>Schnelle Dehnübungen</text:p>
          </table:table-cell>
          <table:table-cell office:value-type="string" calcext:value-type="string">
            <text:p>schnelle dehnüb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string" calcext:value-type="string">
            <text:p>Expressives Tanzen</text:p>
          </table:table-cell>
          <table:table-cell office:value-type="string" calcext:value-type="string">
            <text:p>expressives tanz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string" calcext:value-type="string">
            <text:p>Schnelle Hautpflege-Routine</text:p>
          </table:table-cell>
          <table:table-cell office:value-type="string" calcext:value-type="string">
            <text:p>schnelle hautpflege-rout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string" calcext:value-type="string">
            <text:p>Schnelles Zeichnen herausfordern</text:p>
          </table:table-cell>
          <table:table-cell office:value-type="string" calcext:value-type="string">
            <text:p>schnelles zeichnen herausford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string" calcext:value-type="string">
            <text:p>Kunst mit sofortiger Nachrichtenübermittlung</text:p>
          </table:table-cell>
          <table:table-cell office:value-type="string" calcext:value-type="string">
            <text:p>kunst mit sofortiger nachrichtenübermitt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string" calcext:value-type="string">
            <text:p>Schnelles DIY-Projekt</text:p>
          </table:table-cell>
          <table:table-cell office:value-type="string" calcext:value-type="string">
            <text:p>schnelles diy-projek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string" calcext:value-type="string">
            <text:p>Schnelle Reinigung</text:p>
          </table:table-cell>
          <table:table-cell office:value-type="string" calcext:value-type="string">
            <text:p>schnelle 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string" calcext:value-type="string">
            <text:p>Sofortige Zielsetzung</text:p>
          </table:table-cell>
          <table:table-cell office:value-type="string" calcext:value-type="string">
            <text:p>sofortige zielsetz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string" calcext:value-type="string">
            <text:p>Expressives Schreiben</text:p>
          </table:table-cell>
          <table:table-cell office:value-type="string" calcext:value-type="string">
            <text:p>expressives schreib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string" calcext:value-type="string">
            <text:p>Schnelles lautes Lesen</text:p>
          </table:table-cell>
          <table:table-cell office:value-type="string" calcext:value-type="string">
            <text:p>schnelles lautes le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office:value-type="string" calcext:value-type="string">
            <text:p>Schnelle Zeichnung von Porträts</text:p>
          </table:table-cell>
          <table:table-cell office:value-type="string" calcext:value-type="string">
            <text:p>schnelle zeichnung von porträ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string" calcext:value-type="string">
            <text:p>Sofortiges Handwerk</text:p>
          </table:table-cell>
          <table:table-cell office:value-type="string" calcext:value-type="string">
            <text:p>sofortiges handwe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Schnelles Jonglieren</text:p>
          </table:table-cell>
          <table:table-cell office:value-type="string" calcext:value-type="string">
            <text:p>schnelles jongl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Schnelle Überprüfung von Dokumenten</text:p>
          </table:table-cell>
          <table:table-cell office:value-type="string" calcext:value-type="string">
            <text:p>schnelle überprüfung von dokumen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string" calcext:value-type="string">
            <text:p>Sofortige Umsetzung von Rezepten</text:p>
          </table:table-cell>
          <table:table-cell office:value-type="string" calcext:value-type="string">
            <text:p>sofortige umsetzung von rezep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string" calcext:value-type="string">
            <text:p>Expressive Musik</text:p>
          </table:table-cell>
          <table:table-cell office:value-type="string" calcext:value-type="string">
            <text:p>expressive musi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string" calcext:value-type="string">
            <text:p>Schnelle Problembewertung</text:p>
          </table:table-cell>
          <table:table-cell office:value-type="string" calcext:value-type="string">
            <text:p>schnelle problembewer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string" calcext:value-type="string">
            <text:p>Schnelle Puzzle-Montage</text:p>
          </table:table-cell>
          <table:table-cell office:value-type="string" calcext:value-type="string">
            <text:p>schnelle puzzle-mont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string" calcext:value-type="string">
            <text:p>Sofortiges Frisieren</text:p>
          </table:table-cell>
          <table:table-cell office:value-type="string" calcext:value-type="string">
            <text:p>sofortiges fris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string" calcext:value-type="string">
            <text:p>Schnelle Gartenarbeit</text:p>
          </table:table-cell>
          <table:table-cell office:value-type="string" calcext:value-type="string">
            <text:p>schnelle gartenarb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string" calcext:value-type="string">
            <text:p>Expressives Schauspiel</text:p>
          </table:table-cell>
          <table:table-cell office:value-type="string" calcext:value-type="string">
            <text:p>expressives schauspi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string" calcext:value-type="string">
            <text:p>Sofortige Aufräumaktion</text:p>
          </table:table-cell>
          <table:table-cell office:value-type="string" calcext:value-type="string">
            <text:p>sofortige aufräumak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Schnelle Zeichnung von Tieren</text:p>
          </table:table-cell>
          <table:table-cell office:value-type="string" calcext:value-type="string">
            <text:p>schnelle zeichnung von t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string" calcext:value-type="string">
            <text:p>Schnelle Puzzle-Lösung</text:p>
          </table:table-cell>
          <table:table-cell office:value-type="string" calcext:value-type="string">
            <text:p>schnelle puzzle-lös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string" calcext:value-type="string">
            <text:p>Schnelles Origami</text:p>
          </table:table-cell>
          <table:table-cell office:value-type="string" calcext:value-type="string">
            <text:p>schnelles origam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string" calcext:value-type="string">
            <text:p>Expressive Improvisation</text:p>
          </table:table-cell>
          <table:table-cell office:value-type="string" calcext:value-type="string">
            <text:p>expressive improvis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string" calcext:value-type="string">
            <text:p>Schnelle Kochtechnik</text:p>
          </table:table-cell>
          <table:table-cell office:value-type="string" calcext:value-type="string">
            <text:p>schnelle kochtechni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string" calcext:value-type="string">
            <text:p>Sofortige Songerstellung</text:p>
          </table:table-cell>
          <table:table-cell office:value-type="string" calcext:value-type="string">
            <text:p>sofortige songerstell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string" calcext:value-type="string">
            <text:p>Schnelle Kritzelei</text:p>
          </table:table-cell>
          <table:table-cell office:value-type="string" calcext:value-type="string">
            <text:p>schnelle kritzele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string" calcext:value-type="string">
            <text:p>Sofortiges Geschichtenerzählen</text:p>
          </table:table-cell>
          <table:table-cell office:value-type="string" calcext:value-type="string">
            <text:p>sofortiges geschichtenerzäh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string" calcext:value-type="string">
            <text:p>Schneller Kartentrick</text:p>
          </table:table-cell>
          <table:table-cell office:value-type="string" calcext:value-type="string">
            <text:p>schneller kartentri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string" calcext:value-type="string">
            <text:p>Ausdrucksstarke Poesie</text:p>
          </table:table-cell>
          <table:table-cell office:value-type="string" calcext:value-type="string">
            <text:p>ausdrucksstarke poes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string" calcext:value-type="string">
            <text:p>Schnelle Fitnessherausforderung</text:p>
          </table:table-cell>
          <table:table-cell office:value-type="string" calcext:value-type="string">
            <text:p>schnelle fitnessherausford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string" calcext:value-type="string">
            <text:p>Sprinten</text:p>
          </table:table-cell>
          <table:table-cell office:value-type="string" calcext:value-type="string">
            <text:p>sprin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string" calcext:value-type="string">
            <text:p>Schneckenrennen</text:p>
          </table:table-cell>
          <table:table-cell office:value-type="string" calcext:value-type="string">
            <text:p>schneckenren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string" calcext:value-type="string">
            <text:p>Langsame Bootsfahrt</text:p>
          </table:table-cell>
          <table:table-cell office:value-type="string" calcext:value-type="string">
            <text:p>langsame bootsfah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string" calcext:value-type="string">
            <text:p>Langsame Ballettvorführung</text:p>
          </table:table-cell>
          <table:table-cell office:value-type="string" calcext:value-type="string">
            <text:p>langsame ballettvorfüh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Langsame Verkostung von Lebensmitteln</text:p>
          </table:table-cell>
          <table:table-cell office:value-type="string" calcext:value-type="string">
            <text:p>langsame verkostung von lebensmittel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string" calcext:value-type="string">
            <text:p>Langsame Porträtzeichnung</text:p>
          </table:table-cell>
          <table:table-cell office:value-type="string" calcext:value-type="string">
            <text:p>langsame porträtzeichn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string" calcext:value-type="string">
            <text:p>Schnelle Rätsellösung</text:p>
          </table:table-cell>
          <table:table-cell office:value-type="string" calcext:value-type="string">
            <text:p>schnelle rätsellös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string" calcext:value-type="string">
            <text:p>Entspannte Puzzlemontage</text:p>
          </table:table-cell>
          <table:table-cell office:value-type="string" calcext:value-type="string">
            <text:p>entspannte puzzlemont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string" calcext:value-type="string">
            <text:p>Schneller Yoga-Fluss</text:p>
          </table:table-cell>
          <table:table-cell office:value-type="string" calcext:value-type="string">
            <text:p>schneller yoga-flu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string" calcext:value-type="string">
            <text:p>Langsame Yogapraxis</text:p>
          </table:table-cell>
          <table:table-cell office:value-type="string" calcext:value-type="string">
            <text:p>langsame yogaprax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string" calcext:value-type="string">
            <text:p>Schnelles Gespräch</text:p>
          </table:table-cell>
          <table:table-cell office:value-type="string" calcext:value-type="string">
            <text:p>schnelles gesprä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Langsame philosophische Diskussion</text:p>
          </table:table-cell>
          <table:table-cell office:value-type="string" calcext:value-type="string">
            <text:p>langsame philosophische diskuss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Schnelle Meditation</text:p>
          </table:table-cell>
          <table:table-cell office:value-type="string" calcext:value-type="string">
            <text:p>schnelle medi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string" calcext:value-type="string">
            <text:p>Langsame Achtsamkeitspraxis</text:p>
          </table:table-cell>
          <table:table-cell office:value-type="string" calcext:value-type="string">
            <text:p>langsame achtsamkeitsprax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string" calcext:value-type="string">
            <text:p>Langsame Dehnsitzung</text:p>
          </table:table-cell>
          <table:table-cell office:value-type="string" calcext:value-type="string">
            <text:p>langsame dehnsitz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string" calcext:value-type="string">
            <text:p>Schnelles Kochen</text:p>
          </table:table-cell>
          <table:table-cell office:value-type="string" calcext:value-type="string">
            <text:p>schnelles koch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Langsames Kochen</text:p>
          </table:table-cell>
          <table:table-cell office:value-type="string" calcext:value-type="string">
            <text:p>langsames koch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string" calcext:value-type="string">
            <text:p>Budgetplanung</text:p>
          </table:table-cell>
          <table:table-cell office:value-type="string" calcext:value-type="string">
            <text:p>budgetplan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string" calcext:value-type="string">
            <text:p>Schuldenmanagement</text:p>
          </table:table-cell>
          <table:table-cell office:value-type="string" calcext:value-type="string">
            <text:p>schulden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string" calcext:value-type="string">
            <text:p>Sparstrategien</text:p>
          </table:table-cell>
          <table:table-cell office:value-type="string" calcext:value-type="string">
            <text:p>sparstrateg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string" calcext:value-type="string">
            <text:p>Finanzbildung Workshops</text:p>
          </table:table-cell>
          <table:table-cell office:value-type="string" calcext:value-type="string">
            <text:p>finanzbildu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string" calcext:value-type="string">
            <text:p>Rentenberatung</text:p>
          </table:table-cell>
          <table:table-cell office:value-type="string" calcext:value-type="string">
            <text:p>renten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string" calcext:value-type="string">
            <text:p>Strategie für Wohltätigkeitsgeschenke</text:p>
          </table:table-cell>
          <table:table-cell office:value-type="string" calcext:value-type="string">
            <text:p>strategie für wohltätigkeitsgeschenk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string" calcext:value-type="string">
            <text:p>Unternehmensfinanzberatung</text:p>
          </table:table-cell>
          <table:table-cell office:value-type="string" calcext:value-type="string">
            <text:p>unternehmensfinanzbera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string" calcext:value-type="string">
            <text:p>Investieren in sozial verantwortliche Unternehmen</text:p>
          </table:table-cell>
          <table:table-cell office:value-type="string" calcext:value-type="string">
            <text:p>investieren in sozial verantwortliche unterneh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string" calcext:value-type="string">
            <text:p>Finanzbildung Seminare</text:p>
          </table:table-cell>
          <table:table-cell office:value-type="string" calcext:value-type="string">
            <text:p>finanzbildung semin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Wohltätigkeitsstiftungen</text:p>
          </table:table-cell>
          <table:table-cell office:value-type="string" calcext:value-type="string">
            <text:p>wohltätigkeitsstift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string" calcext:value-type="string">
            <text:p>Finanzplanung bei Scheidung</text:p>
          </table:table-cell>
          <table:table-cell office:value-type="string" calcext:value-type="string">
            <text:p>finanzplanung bei scheid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string" calcext:value-type="string">
            <text:p>Nachhaltige Finanzplanung</text:p>
          </table:table-cell>
          <table:table-cell office:value-type="string" calcext:value-type="string">
            <text:p>nachhaltige finanzplan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string" calcext:value-type="string">
            <text:p>Energieaudit</text:p>
          </table:table-cell>
          <table:table-cell office:value-type="string" calcext:value-type="string">
            <text:p>energieaud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string" calcext:value-type="string">
            <text:p>Kompostierung</text:p>
          </table:table-cell>
          <table:table-cell office:value-type="string" calcext:value-type="string">
            <text:p>komposti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string" calcext:value-type="string">
            <text:p>Workshops zur Müllreduzierung</text:p>
          </table:table-cell>
          <table:table-cell office:value-type="string" calcext:value-type="string">
            <text:p>workshops zur müllreduzier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string" calcext:value-type="string">
            <text:p>Gemeinschaftsreinigung</text:p>
          </table:table-cell>
          <table:table-cell office:value-type="string" calcext:value-type="string">
            <text:p>gemeinschaftsreinig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string" calcext:value-type="string">
            <text:p>Urbanes Gärtnern</text:p>
          </table:table-cell>
          <table:table-cell office:value-type="string" calcext:value-type="string">
            <text:p>urbanes gärtn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string" calcext:value-type="string">
            <text:p>Installation von Solarmodulen</text:p>
          </table:table-cell>
          <table:table-cell office:value-type="string" calcext:value-type="string">
            <text:p>installation von solarmodu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string" calcext:value-type="string">
            <text:p>Befürwortung von öffentlichen Verkehrsmitteln</text:p>
          </table:table-cell>
          <table:table-cell office:value-type="string" calcext:value-type="string">
            <text:p>befürwortung von öffentlichen verkehrsmittel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string" calcext:value-type="string">
            <text:p>Lebensstil-Coaching für Zero Waste</text:p>
          </table:table-cell>
          <table:table-cell office:value-type="string" calcext:value-type="string">
            <text:p>lebensstil-coaching für zero was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string" calcext:value-type="string">
            <text:p>Autoteilungsprogramme</text:p>
          </table:table-cell>
          <table:table-cell office:value-type="string" calcext:value-type="string">
            <text:p>autoteilungsprogram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string" calcext:value-type="string">
            <text:p>Initiativen für plastikfreie Lösungen</text:p>
          </table:table-cell>
          <table:table-cell office:value-type="string" calcext:value-type="string">
            <text:p>initiativen für plastikfreie lösu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string" calcext:value-type="string">
            <text:p>Entwicklung umweltfreundlicher Produkte</text:p>
          </table:table-cell>
          <table:table-cell office:value-type="string" calcext:value-type="string">
            <text:p>entwicklung umweltfreundlicher produk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string" calcext:value-type="string">
            <text:p>Nachhaltige Verpackungsgestaltung</text:p>
          </table:table-cell>
          <table:table-cell office:value-type="string" calcext:value-type="string">
            <text:p>nachhaltige verpackungsgestal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string" calcext:value-type="string">
            <text:p>Befürwortung erneuerbarer Energien</text:p>
          </table:table-cell>
          <table:table-cell office:value-type="string" calcext:value-type="string">
            <text:p>befürwortung erneuerbarer energ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string" calcext:value-type="string">
            <text:p>E-Waste-Recycling</text:p>
          </table:table-cell>
          <table:table-cell office:value-type="string" calcext:value-type="string">
            <text:p>e-waste-recyc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string" calcext:value-type="string">
            <text:p>Projekte zur Wiederherstellung der Natur</text:p>
          </table:table-cell>
          <table:table-cell office:value-type="string" calcext:value-type="string">
            <text:p>projekte zur wiederherstellung der nat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string" calcext:value-type="string">
            <text:p>Befürwortung nachhaltiger Mode</text:p>
          </table:table-cell>
          <table:table-cell office:value-type="string" calcext:value-type="string">
            <text:p>befürwortung nachhaltiger mo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string" calcext:value-type="string">
            <text:p>Gemeinschaftsgärten</text:p>
          </table:table-cell>
          <table:table-cell office:value-type="string" calcext:value-type="string">
            <text:p>gemeinschaftsgär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string" calcext:value-type="string">
            <text:p>Workshops zu erneuerbaren Energien</text:p>
          </table:table-cell>
          <table:table-cell office:value-type="string" calcext:value-type="string">
            <text:p>workshops zu erneuerbaren energ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string" calcext:value-type="string">
            <text:p>Projekte zur Reinigung der Ozeane</text:p>
          </table:table-cell>
          <table:table-cell office:value-type="string" calcext:value-type="string">
            <text:p>projekte zur reinigung der ozea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69" calcext:value-type="float">
            <text:p>6069</text:p>
          </table:table-cell>
          <table:table-cell office:value-type="string" calcext:value-type="string">
            <text:p>Innovationen im Bereich grüner Technologie</text:p>
          </table:table-cell>
          <table:table-cell office:value-type="string" calcext:value-type="string">
            <text:p>innovationen im bereich grüner technolo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string" calcext:value-type="string">
            <text:p>Lebensmittelrettungsprogramme</text:p>
          </table:table-cell>
          <table:table-cell office:value-type="string" calcext:value-type="string">
            <text:p>lebensmittelrettungsprogram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string" calcext:value-type="string">
            <text:p>Nachhaltige Landschaftsgestaltung</text:p>
          </table:table-cell>
          <table:table-cell office:value-type="string" calcext:value-type="string">
            <text:p>nachhaltige landschaftsgestalt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Investitionen in erneuerbare Energien</text:p>
          </table:table-cell>
          <table:table-cell office:value-type="string" calcext:value-type="string">
            <text:p>investitionen in erneuerbare energ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string" calcext:value-type="string">
            <text:p>Umweltschutz</text:p>
          </table:table-cell>
          <table:table-cell office:value-type="string" calcext:value-type="string">
            <text:p>umweltschutz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string" calcext:value-type="string">
            <text:p>Umwelt-Workshops für Kinder</text:p>
          </table:table-cell>
          <table:table-cell office:value-type="string" calcext:value-type="string">
            <text:p>umwelt-workshops für kind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string" calcext:value-type="string">
            <text:p>Kohlenstoff-Fußabdruck-Rechner</text:p>
          </table:table-cell>
          <table:table-cell office:value-type="string" calcext:value-type="string">
            <text:p>kohlenstoff-fußabdruck-rech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string" calcext:value-type="string">
            <text:p>Regenwassernutzung</text:p>
          </table:table-cell>
          <table:table-cell office:value-type="string" calcext:value-type="string">
            <text:p>regenwassernutz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string" calcext:value-type="string">
            <text:p>Förderung nachhaltigen Tourismus</text:p>
          </table:table-cell>
          <table:table-cell office:value-type="string" calcext:value-type="string">
            <text:p>förderung nachhaltigen tourismu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string" calcext:value-type="string">
            <text:p>Befürwortung von Politik für erneuerbare Energien</text:p>
          </table:table-cell>
          <table:table-cell office:value-type="string" calcext:value-type="string">
            <text:p>befürwortung von politik für erneuerbare energ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string" calcext:value-type="string">
            <text:p>Installation grüner Dächer</text:p>
          </table:table-cell>
          <table:table-cell office:value-type="string" calcext:value-type="string">
            <text:p>installation grüner däch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string" calcext:value-type="string">
            <text:p>Kunstprojekte zum Klimawandel</text:p>
          </table:table-cell>
          <table:table-cell office:value-type="string" calcext:value-type="string">
            <text:p>kunstprojekte zum klimawand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string" calcext:value-type="string">
            <text:p>Nachhaltiges Catering</text:p>
          </table:table-cell>
          <table:table-cell office:value-type="string" calcext:value-type="string">
            <text:p>nachhaltiges cat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string" calcext:value-type="string">
            <text:p>Initiativen für grünen Transport</text:p>
          </table:table-cell>
          <table:table-cell office:value-type="string" calcext:value-type="string">
            <text:p>initiativen für grünen transpo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string" calcext:value-type="string">
            <text:p>Umweltfreundliche Eventplanung</text:p>
          </table:table-cell>
          <table:table-cell office:value-type="string" calcext:value-type="string">
            <text:p>umweltfreundliche eventplanu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string" calcext:value-type="string">
            <text:p>Bildung über erneuerbare Energien</text:p>
          </table:table-cell>
          <table:table-cell office:value-type="string" calcext:value-type="string">
            <text:p>bildung über erneuerbare energ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string" calcext:value-type="string">
            <text:p>Nachhaltiges Wassermanagement</text:p>
          </table:table-cell>
          <table:table-cell office:value-type="string" calcext:value-type="string">
            <text:p>nachhaltiges wasser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string" calcext:value-type="string">
            <text:p>Beratung für grüne Unternehmen</text:p>
          </table:table-cell>
          <table:table-cell office:value-type="string" calcext:value-type="string">
            <text:p>beratung für grüne unterneh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string" calcext:value-type="string">
            <text:p>Gemeinschaftsprojekte für erneuerbare Energien</text:p>
          </table:table-cell>
          <table:table-cell office:value-type="string" calcext:value-type="string">
            <text:p>gemeinschaftsprojekte für erneuerbare energ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string" calcext:value-type="string">
            <text:p>Upcycling-Workshops</text:p>
          </table:table-cell>
          <table:table-cell office:value-type="string" calcext:value-type="string">
            <text:p>upcycling-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string" calcext:value-type="string">
            <text:p>Nachhaltige Baumaterialien</text:p>
          </table:table-cell>
          <table:table-cell office:value-type="string" calcext:value-type="string">
            <text:p>nachhaltige baumaterial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string" calcext:value-type="string">
            <text:p>Bildungsprogramme für Nachhaltigkeit</text:p>
          </table:table-cell>
          <table:table-cell office:value-type="string" calcext:value-type="string">
            <text:p>bildungsprogramme für nachhaltigk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string" calcext:value-type="string">
            <text:p>Ethisches Investieren</text:p>
          </table:table-cell>
          <table:table-cell office:value-type="string" calcext:value-type="string">
            <text:p>ethisches invest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string" calcext:value-type="string">
            <text:p>Bewertungen nachhaltiger Produkte</text:p>
          </table:table-cell>
          <table:table-cell office:value-type="string" calcext:value-type="string">
            <text:p>bewertungen nachhaltiger produk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string" calcext:value-type="string">
            <text:p>Entwicklung der Arbeitskräfte für erneuerbare Energien</text:p>
          </table:table-cell>
          <table:table-cell office:value-type="string" calcext:value-type="string">
            <text:p>entwicklung der arbeitskräfte für erneuerbare energ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string" calcext:value-type="string">
            <text:p>Kampagnen für nachhaltigen Transport</text:p>
          </table:table-cell>
          <table:table-cell office:value-type="string" calcext:value-type="string">
            <text:p>kampagnen für nachhaltigen transpo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string" calcext:value-type="string">
            <text:p>Seminare zur grünen Technologie</text:p>
          </table:table-cell>
          <table:table-cell office:value-type="string" calcext:value-type="string">
            <text:p>seminare zur grünen technolo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string" calcext:value-type="string">
            <text:p>Lösungen für Verpackungen ohne Abfall</text:p>
          </table:table-cell>
          <table:table-cell office:value-type="string" calcext:value-type="string">
            <text:p>lösungen für verpackungen ohne abfa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string" calcext:value-type="string">
            <text:p>Befürwortung nachhaltigen Konsums</text:p>
          </table:table-cell>
          <table:table-cell office:value-type="string" calcext:value-type="string">
            <text:p>befürwortung nachhaltigen konsu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string" calcext:value-type="string">
            <text:p>Für Gruppen</text:p>
          </table:table-cell>
          <table:table-cell office:value-type="string" calcext:value-type="string">
            <text:p>für grup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string" calcext:value-type="string">
            <text:p>Für Säuglinge</text:p>
          </table:table-cell>
          <table:table-cell office:value-type="string" calcext:value-type="string">
            <text:p>für säuglin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string" calcext:value-type="string">
            <text:p>Für Kleinkinder</text:p>
          </table:table-cell>
          <table:table-cell office:value-type="string" calcext:value-type="string">
            <text:p>für kleinkind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string" calcext:value-type="string">
            <text:p>Für Kinder</text:p>
          </table:table-cell>
          <table:table-cell office:value-type="string" calcext:value-type="string">
            <text:p>für kind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string" calcext:value-type="string">
            <text:p>Für Jugendliche</text:p>
          </table:table-cell>
          <table:table-cell office:value-type="string" calcext:value-type="string">
            <text:p>für jugendli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string" calcext:value-type="string">
            <text:p>Für Erwachsene</text:p>
          </table:table-cell>
          <table:table-cell office:value-type="string" calcext:value-type="string">
            <text:p>für erwachse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string" calcext:value-type="string">
            <text:p>Für Ältere</text:p>
          </table:table-cell>
          <table:table-cell office:value-type="string" calcext:value-type="string">
            <text:p>für älte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string" calcext:value-type="string">
            <text:p>Für Studenten</text:p>
          </table:table-cell>
          <table:table-cell office:value-type="string" calcext:value-type="string">
            <text:p>für studen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string" calcext:value-type="string">
            <text:p>Für Eltern</text:p>
          </table:table-cell>
          <table:table-cell office:value-type="string" calcext:value-type="string">
            <text:p>für elter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string" calcext:value-type="string">
            <text:p>Für Fachleute</text:p>
          </table:table-cell>
          <table:table-cell office:value-type="string" calcext:value-type="string">
            <text:p>für fachleu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string" calcext:value-type="string">
            <text:p>Für Hobbyisten</text:p>
          </table:table-cell>
          <table:table-cell office:value-type="string" calcext:value-type="string">
            <text:p>für hobbyi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string" calcext:value-type="string">
            <text:p>Für Veganer</text:p>
          </table:table-cell>
          <table:table-cell office:value-type="string" calcext:value-type="string">
            <text:p>für vega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Für Vegetarier</text:p>
          </table:table-cell>
          <table:table-cell office:value-type="string" calcext:value-type="string">
            <text:p>für vegetar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Für Akademiker</text:p>
          </table:table-cell>
          <table:table-cell office:value-type="string" calcext:value-type="string">
            <text:p>für akademik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string" calcext:value-type="string">
            <text:p>Für Frauen</text:p>
          </table:table-cell>
          <table:table-cell office:value-type="string" calcext:value-type="string">
            <text:p>für frau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Für Männer</text:p>
          </table:table-cell>
          <table:table-cell office:value-type="string" calcext:value-type="string">
            <text:p>für män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string" calcext:value-type="string">
            <text:p>Für Nicht-Binäre</text:p>
          </table:table-cell>
          <table:table-cell office:value-type="string" calcext:value-type="string">
            <text:p>für nicht-binä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string" calcext:value-type="string">
            <text:p>Für Flüchtlinge</text:p>
          </table:table-cell>
          <table:table-cell office:value-type="string" calcext:value-type="string">
            <text:p>für flüchtlin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Für Expats</text:p>
          </table:table-cell>
          <table:table-cell office:value-type="string" calcext:value-type="string">
            <text:p>für expa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9:26.85" calcext:value-type="date">
            <text:p>2023-09-07 22:09: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¤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4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¤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22:01:41.509570567</meta:creation-date>
    <dc:date>2023-09-07T22:31:53.926675552</dc:date>
    <meta:editing-duration>PT8M29S</meta:editing-duration>
    <meta:editing-cycles>5</meta:editing-cycles>
    <meta:generator>LibreOffice/7.3.7.2$Linux_X86_64 LibreOffice_project/30$Build-2</meta:generator>
    <meta:document-statistic meta:table-count="1" meta:cell-count="7650" meta:object-count="0"/>
  </office:meta>
</office:document-meta>
</file>